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3.198in"/>
    </style:style>
    <style:style style:name="co7" style:family="table-column">
      <style:table-column-properties fo:break-before="auto" style:column-width="3.8953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2.0083in"/>
    </style:style>
    <style:style style:name="co13" style:family="table-column">
      <style:table-column-properties fo:break-before="auto" style:column-width="6.3398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0.6783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3.1228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a_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ference_class</text:p>
          </table:table-cell>
          <table:table-cell office:value-type="string" calcext:value-type="string">
            <text:p>function_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uration_time_sec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beta_T_in_confidence_interval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run_row_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al_epsilon</text:p>
          </table:table-cell>
          <table:table-cell office:value-type="string" calcext:value-type="string">
            <text:p>prob_censoring</text:p>
          </table:table-cell>
          <table:table-cell office:value-type="string" calcext:value-type="string">
            <text:p>sd_noise</text:p>
          </table:table-cell>
          <table:table-cell office:value-type="string" calcext:value-type="string">
            <text:p>num_cores</text:p>
          </table:table-cell>
          <table:table-cell office:value-type="string" calcext:value-type="string">
            <text:p>dataset_n_rows</text:p>
          </table:table-cell>
          <table:table-cell office:value-type="string" calcext:value-type="string">
            <text:p>dataset_n_col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6" calcext:value-type="float">
            <text:p>-0.2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06328882385221" calcext:value-type="float">
            <text:p>-0.2063288823852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37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3554293267209" calcext:value-type="float">
            <text:p>0.263554293267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7" calcext:value-type="float">
            <text:p>-0.57</text:p>
          </table:table-cell>
          <table:table-cell office:value-type="float" office:value="0.157" calcext:value-type="float">
            <text:p>0.1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69652652728317 0.1569948879578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39 EDT</text:p>
          </table:table-cell>
          <table:table-cell office:value-type="float" office:value="2.186" calcext:value-type="float">
            <text:p>2.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40 EDT</text:p>
          </table:table-cell>
          <table:table-cell office:value-type="float" office:value="1.173" calcext:value-type="float">
            <text:p>1.173</text:p>
          </table:table-cell>
          <table:table-cell office:value-type="float" office:value="-0.608" calcext:value-type="float">
            <text:p>-0.608</text:p>
          </table:table-cell>
          <table:table-cell office:value-type="float" office:value="0.14" calcext:value-type="float">
            <text:p>0.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07779514579349 0.1396478837248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2" calcext:value-type="float">
            <text:p>0.2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2051282051282" calcext:value-type="float">
            <text:p>0.2820512820512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41 EDT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41 EDT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41 EDT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41 ED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9967029702444 0.4999670297024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41 EDT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41 EDT</text:p>
          </table:table-cell>
          <table:table-cell office:value-type="float" office:value="0.286" calcext:value-type="float">
            <text:p>0.286</text:p>
          </table:table-cell>
          <table:table-cell office:value-type="float" office:value="-0.166" calcext:value-type="float">
            <text:p>-0.1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6060077566522" calcext:value-type="float">
            <text:p>-0.1660600775665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41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2966915528891" calcext:value-type="float">
            <text:p>0.2629669155288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41 EDT</text:p>
          </table:table-cell>
          <table:table-cell office:value-type="float" office:value="0" calcext:value-type="float">
            <text:p>0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125" calcext:value-type="float">
            <text:p>0.1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681404216808 0.1246938870350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5:29 EDT</text:p>
          </table:table-cell>
          <table:table-cell office:value-type="float" office:value="107.372" calcext:value-type="float">
            <text:p>107.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6:15 EDT</text:p>
          </table:table-cell>
          <table:table-cell office:value-type="float" office:value="46.329" calcext:value-type="float">
            <text:p>46.329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088" calcext:value-type="float">
            <text:p>0.0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1133097340371 0.08795834884460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6:15 EDT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7863247863248" calcext:value-type="float">
            <text:p>0.2478632478632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6:15 EDT</text:p>
          </table:table-cell>
          <table:table-cell office:value-type="float" office:value="0.34" calcext:value-type="float">
            <text:p>0.3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6:20 EDT</text:p>
          </table:table-cell>
          <table:table-cell office:value-type="float" office:value="4.348" calcext:value-type="float">
            <text:p>4.348</text:p>
          </table:table-cell>
          <table:table-cell office:value-type="float" office:value="-0.045" calcext:value-type="float">
            <text:p>-0.04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452527604118695" calcext:value-type="float">
            <text:p>-0.045252760411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6:20 EDT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7888503637752" calcext:value-type="float">
            <text:p>0.927888503637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6:20 EDT</text:p>
          </table:table-cell>
          <table:table-cell office:value-type="float" office:value="0" calcext:value-type="float">
            <text:p>0</text:p>
          </table:table-cell>
          <table:table-cell office:value-type="float" office:value="-1.025" calcext:value-type="float">
            <text:p>-1.025</text:p>
          </table:table-cell>
          <table:table-cell office:value-type="float" office:value="0.935" calcext:value-type="float">
            <text:p>0.9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2527558811741 0.9347700672936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35:02 EDT</text:p>
          </table:table-cell>
          <table:table-cell office:value-type="float" office:value="1722.363" calcext:value-type="float">
            <text:p>1722.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48:28 EDT</text:p>
          </table:table-cell>
          <table:table-cell office:value-type="float" office:value="806.209" calcext:value-type="float">
            <text:p>806.209</text:p>
          </table:table-cell>
          <table:table-cell office:value-type="float" office:value="-0.426" calcext:value-type="float">
            <text:p>-0.426</text:p>
          </table:table-cell>
          <table:table-cell office:value-type="float" office:value="0.705" calcext:value-type="float">
            <text:p>0.7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6076466900982 0.7045485604372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48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" calcext:value-type="float">
            <text:p>0.8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039886039886" calcext:value-type="float">
            <text:p>0.860398860398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48:29 EDT</text:p>
          </table:table-cell>
          <table:table-cell office:value-type="float" office:value="0.604" calcext:value-type="float">
            <text:p>0.60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48:29 EDT</text:p>
          </table:table-cell>
          <table:table-cell office:value-type="float" office:value="0.02" calcext:value-type="float">
            <text:p>0.02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0368110725463" calcext:value-type="float">
            <text:p>-0.2103681107254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48:29 EDT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6296762096017" calcext:value-type="float">
            <text:p>0.236296762096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48:2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8519813273396 0.137783591822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48:43 EDT</text:p>
          </table:table-cell>
          <table:table-cell office:value-type="float" office:value="13.783" calcext:value-type="float">
            <text:p>13.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48:48 EDT</text:p>
          </table:table-cell>
          <table:table-cell office:value-type="float" office:value="5.45" calcext:value-type="float">
            <text:p>5.45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099" calcext:value-type="float">
            <text:p>0.0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5423894743098 0.0993282448328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48:48 EDT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5128205128205" calcext:value-type="float">
            <text:p>0.205128205128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48:49 EDT</text:p>
          </table:table-cell>
          <table:table-cell office:value-type="float" office:value="0.59" calcext:value-type="float">
            <text:p>0.59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49:31 EDT</text:p>
          </table:table-cell>
          <table:table-cell office:value-type="float" office:value="41.94" calcext:value-type="float">
            <text:p>41.94</text:p>
          </table:table-cell>
          <table:table-cell office:value-type="float" office:value="-0.409" calcext:value-type="float">
            <text:p>-0.40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408661838020196" calcext:value-type="float">
            <text:p>-0.408661838020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49:3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8922074462105" calcext:value-type="float">
            <text:p>0.978922074462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49:3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30.725" calcext:value-type="float">
            <text:p>-30.725</text:p>
          </table:table-cell>
          <table:table-cell office:value-type="float" office:value="29.907" calcext:value-type="float">
            <text:p>29.9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0.7247978956797 29.9074742196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16:44 EDT</text:p>
          </table:table-cell>
          <table:table-cell office:value-type="float" office:value="5233.034" calcext:value-type="float">
            <text:p>5233.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3:43:40 EDT</text:p>
          </table:table-cell>
          <table:table-cell office:value-type="float" office:value="5216.214" calcext:value-type="float">
            <text:p>5216.214</text:p>
          </table:table-cell>
          <table:table-cell office:value-type="float" office:value="-1.382" calcext:value-type="float">
            <text:p>-1.382</text:p>
          </table:table-cell>
          <table:table-cell office:value-type="float" office:value="0.086" calcext:value-type="float">
            <text:p>0.08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38156340843962 0.08615831504178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3:43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8034188034188" calcext:value-type="float">
            <text:p>0.1880341880341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43:41 EDT</text:p>
          </table:table-cell>
          <table:table-cell office:value-type="float" office:value="0.581" calcext:value-type="float">
            <text:p>0.581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43:41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0368110725463" calcext:value-type="float">
            <text:p>-0.2103681107254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43:41 EDT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6296762096017" calcext:value-type="float">
            <text:p>0.236296762096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43:4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8519813273396 0.137783591822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43:41 EDT</text:p>
          </table:table-cell>
          <table:table-cell office:value-type="float" office:value="0.289" calcext:value-type="float">
            <text:p>0.289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44:13 EDT</text:p>
          </table:table-cell>
          <table:table-cell office:value-type="float" office:value="31.739" calcext:value-type="float">
            <text:p>31.739</text:p>
          </table:table-cell>
          <table:table-cell office:value-type="float" office:value="-0.409" calcext:value-type="float">
            <text:p>-0.40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408661838020196" calcext:value-type="float">
            <text:p>-0.408661838020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44:13 EDT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8922074462105" calcext:value-type="float">
            <text:p>0.978922074462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44:13 EDT</text:p>
          </table:table-cell>
          <table:table-cell office:value-type="float" office:value="0" calcext:value-type="float">
            <text:p>0</text:p>
          </table:table-cell>
          <table:table-cell office:value-type="float" office:value="-30.725" calcext:value-type="float">
            <text:p>-30.725</text:p>
          </table:table-cell>
          <table:table-cell office:value-type="float" office:value="29.907" calcext:value-type="float">
            <text:p>29.9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0.7247978956797 29.9074742196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44:13 EDT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44:13 EDT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25" calcext:value-type="float">
            <text:p>-0.32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24797348540198" calcext:value-type="float">
            <text:p>-0.3247973485401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44:13 EDT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1082143978058" calcext:value-type="float">
            <text:p>0.2710821439780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44:13 EDT</text:p>
          </table:table-cell>
          <table:table-cell office:value-type="float" office:value="0" calcext:value-type="float">
            <text:p>0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254" calcext:value-type="float">
            <text:p>0.2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03214751765993 0.2536200546855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3:44:37 EDT</text:p>
          </table:table-cell>
          <table:table-cell office:value-type="float" office:value="23.799" calcext:value-type="float">
            <text:p>23.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3:44:43 EDT</text:p>
          </table:table-cell>
          <table:table-cell office:value-type="float" office:value="6.243" calcext:value-type="float">
            <text:p>6.243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236" calcext:value-type="float">
            <text:p>0.2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44012715283437 0.235960373942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3:44:43 EDT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3:44:43 EDT</text:p>
          </table:table-cell>
          <table:table-cell office:value-type="float" office:value="0.327" calcext:value-type="float">
            <text:p>0.327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3:44:44 EDT</text:p>
          </table:table-cell>
          <table:table-cell office:value-type="float" office:value="1.006" calcext:value-type="float">
            <text:p>1.006</text:p>
          </table:table-cell>
          <table:table-cell office:value-type="float" office:value="-1.041" calcext:value-type="float">
            <text:p>-1.04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04103103341148" calcext:value-type="float">
            <text:p>-1.04103103341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3:44:44 EDT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3439418575705" calcext:value-type="float">
            <text:p>0.3734394185757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3:44:44 EDT</text:p>
          </table:table-cell>
          <table:table-cell office:value-type="float" office:value="0" calcext:value-type="float">
            <text:p>0</text:p>
          </table:table-cell>
          <table:table-cell office:value-type="float" office:value="-3.333" calcext:value-type="float">
            <text:p>-3.333</text:p>
          </table:table-cell>
          <table:table-cell office:value-type="float" office:value="1.251" calcext:value-type="float">
            <text:p>1.2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33346960784419 1.251407541021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04:43 EDT</text:p>
          </table:table-cell>
          <table:table-cell office:value-type="float" office:value="1198.944" calcext:value-type="float">
            <text:p>1198.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08:01 EDT</text:p>
          </table:table-cell>
          <table:table-cell office:value-type="float" office:value="197.236" calcext:value-type="float">
            <text:p>197.236</text:p>
          </table:table-cell>
          <table:table-cell office:value-type="float" office:value="-3.527" calcext:value-type="float">
            <text:p>-3.527</text:p>
          </table:table-cell>
          <table:table-cell office:value-type="float" office:value="0.232" calcext:value-type="float">
            <text:p>0.23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52657672927101 0.232420832012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08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2279202279202" calcext:value-type="float">
            <text:p>0.202279202279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08:01 EDT</text:p>
          </table:table-cell>
          <table:table-cell office:value-type="float" office:value="0.492" calcext:value-type="float">
            <text:p>0.492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08:01 EDT</text:p>
          </table:table-cell>
          <table:table-cell office:value-type="float" office:value="0.315" calcext:value-type="float">
            <text:p>0.315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0368271209962" calcext:value-type="float">
            <text:p>-0.210368271209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08:01 EDT</text:p>
          </table:table-cell>
          <table:table-cell office:value-type="float" office:value="0.024" calcext:value-type="float">
            <text:p>0.024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6296290516737" calcext:value-type="float">
            <text:p>0.2362962905167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08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8519889018473 0.137783346598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08:08 EDT</text:p>
          </table:table-cell>
          <table:table-cell office:value-type="float" office:value="6.831" calcext:value-type="float">
            <text:p>6.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08:11 EDT</text:p>
          </table:table-cell>
          <table:table-cell office:value-type="float" office:value="3.262" calcext:value-type="float">
            <text:p>3.262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215" calcext:value-type="float">
            <text:p>0.2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2033253537752 0.2149236653601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08:11 EDT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08:12 EDT</text:p>
          </table:table-cell>
          <table:table-cell office:value-type="float" office:value="0.3" calcext:value-type="float">
            <text:p>0.3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08:12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0368271209962" calcext:value-type="float">
            <text:p>-0.210368271209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08:12 EDT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6296290516737" calcext:value-type="float">
            <text:p>0.2362962905167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08:12 EDT</text:p>
          </table:table-cell>
          <table:table-cell office:value-type="float" office:value="0" calcext:value-type="float">
            <text:p>0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138" calcext:value-type="float">
            <text:p>0.1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8519889018473 0.137783346598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08:18 EDT</text:p>
          </table:table-cell>
          <table:table-cell office:value-type="float" office:value="5.907" calcext:value-type="float">
            <text:p>5.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08:21 EDT</text:p>
          </table:table-cell>
          <table:table-cell office:value-type="float" office:value="2.854" calcext:value-type="float">
            <text:p>2.854</text:p>
          </table:table-cell>
          <table:table-cell office:value-type="float" office:value="-0.588" calcext:value-type="float">
            <text:p>-0.588</text:p>
          </table:table-cell>
          <table:table-cell office:value-type="float" office:value="0.145" calcext:value-type="float">
            <text:p>0.1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88457285617191 0.1451895247714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08:21 EDT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0655270655271" calcext:value-type="float">
            <text:p>0.2706552706552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08:21 EDT</text:p>
          </table:table-cell>
          <table:table-cell office:value-type="float" office:value="0.366" calcext:value-type="float">
            <text:p>0.366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08:21 EDT</text:p>
          </table:table-cell>
          <table:table-cell office:value-type="float" office:value="0.02" calcext:value-type="float">
            <text:p>0.02</text:p>
          </table:table-cell>
          <table:table-cell office:value-type="float" office:value="-0.325" calcext:value-type="float">
            <text:p>-0.32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24797297537138" calcext:value-type="float">
            <text:p>-0.324797297537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08:21 EDT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1082389183512" calcext:value-type="float">
            <text:p>0.2710823891835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08:21 EDT</text:p>
          </table:table-cell>
          <table:table-cell office:value-type="float" office:value="0" calcext:value-type="float">
            <text:p>0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254" calcext:value-type="float">
            <text:p>0.2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03214905894908 0.2536203108206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08:29 EDT</text:p>
          </table:table-cell>
          <table:table-cell office:value-type="float" office:value="8.431" calcext:value-type="float">
            <text:p>8.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08:33 EDT</text:p>
          </table:table-cell>
          <table:table-cell office:value-type="float" office:value="4.095" calcext:value-type="float">
            <text:p>4.095</text:p>
          </table:table-cell>
          <table:table-cell office:value-type="float" office:value="-0.831" calcext:value-type="float">
            <text:p>-0.831</text:p>
          </table:table-cell>
          <table:table-cell office:value-type="float" office:value="0.269" calcext:value-type="float">
            <text:p>0.2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30724601474081 0.2690727957898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08:33 EDT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3561253561254" calcext:value-type="float">
            <text:p>0.2535612535612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08:34 EDT</text:p>
          </table:table-cell>
          <table:table-cell office:value-type="float" office:value="0.449" calcext:value-type="float">
            <text:p>0.449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08:34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-0.325" calcext:value-type="float">
            <text:p>-0.32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24797297537138" calcext:value-type="float">
            <text:p>-0.324797297537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08:34 EDT</text:p>
          </table:table-cell>
          <table:table-cell office:value-type="float" office:value="0.029" calcext:value-type="float">
            <text:p>0.029</text:p>
          </table:table-cell>
          <table:table-cell office:value-type="float" office:value="0.271" calcext:value-type="float">
            <text:p>0.27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1082389183512" calcext:value-type="float">
            <text:p>0.2710823891835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08:34 EDT</text:p>
          </table:table-cell>
          <table:table-cell office:value-type="float" office:value="0" calcext:value-type="float">
            <text:p>0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254" calcext:value-type="float">
            <text:p>0.2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03214905894908 0.2536203108206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08:44 EDT</text:p>
          </table:table-cell>
          <table:table-cell office:value-type="float" office:value="10.103" calcext:value-type="float">
            <text:p>10.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08:49 EDT</text:p>
          </table:table-cell>
          <table:table-cell office:value-type="float" office:value="4.404" calcext:value-type="float">
            <text:p>4.404</text:p>
          </table:table-cell>
          <table:table-cell office:value-type="float" office:value="-0.845" calcext:value-type="float">
            <text:p>-0.845</text:p>
          </table:table-cell>
          <table:table-cell office:value-type="float" office:value="0.263" calcext:value-type="float">
            <text:p>0.2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45251404620603 0.2628195686421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08:49 EDT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0655270655271" calcext:value-type="float">
            <text:p>0.2706552706552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08:49 EDT</text:p>
          </table:table-cell>
          <table:table-cell office:value-type="float" office:value="0.316" calcext:value-type="float">
            <text:p>0.316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09:47 EDT</text:p>
          </table:table-cell>
          <table:table-cell office:value-type="float" office:value="58.462" calcext:value-type="float">
            <text:p>58.462</text:p>
          </table:table-cell>
          <table:table-cell office:value-type="float" office:value="-0.101" calcext:value-type="float">
            <text:p>-0.10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00867542485306" calcext:value-type="float">
            <text:p>-0.1008675424853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09:4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8166686876226" calcext:value-type="float">
            <text:p>0.9981666868762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09:4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86.141" calcext:value-type="float">
            <text:p>-86.141</text:p>
          </table:table-cell>
          <table:table-cell office:value-type="float" office:value="85.94" calcext:value-type="float">
            <text:p>85.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86.1412957083023 85.93956062333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5:19:36 EDT</text:p>
          </table:table-cell>
          <table:table-cell office:value-type="float" office:value="4188.956" calcext:value-type="float">
            <text:p>4188.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30:14 EDT</text:p>
          </table:table-cell>
          <table:table-cell office:value-type="float" office:value="4237.713" calcext:value-type="float">
            <text:p>4237.713</text:p>
          </table:table-cell>
          <table:table-cell office:value-type="float" office:value="-0.911" calcext:value-type="float">
            <text:p>-0.911</text:p>
          </table:table-cell>
          <table:table-cell office:value-type="float" office:value="1.079" calcext:value-type="float">
            <text:p>1.0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1076690026808 1.07855965054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30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3" calcext:value-type="float">
            <text:p>0.82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3361823361823" calcext:value-type="float">
            <text:p>0.8233618233618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6:30:14 EDT</text:p>
          </table:table-cell>
          <table:table-cell office:value-type="float" office:value="0.411" calcext:value-type="float">
            <text:p>0.411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7:05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9026062201026" calcext:value-type="float">
            <text:p>0.2690260622010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57:05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9692767028472" calcext:value-type="float">
            <text:p>0.1596927670284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57:05 EDT</text:p>
          </table:table-cell>
          <table:table-cell office:value-type="float" office:value="0" calcext:value-type="float">
            <text:p>0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644" calcext:value-type="float">
            <text:p>0.6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5968098545574 0.644020222947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8:57:14 EDT</text:p>
          </table:table-cell>
          <table:table-cell office:value-type="float" office:value="9.404" calcext:value-type="float">
            <text:p>9.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8:57:19 EDT</text:p>
          </table:table-cell>
          <table:table-cell office:value-type="float" office:value="4.336" calcext:value-type="float">
            <text:p>4.33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725" calcext:value-type="float">
            <text:p>0.7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4953491777765 0.7246934433783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8:57:19 EDT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2393162393162" calcext:value-type="float">
            <text:p>0.1623931623931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57:19 EDT</text:p>
          </table:table-cell>
          <table:table-cell office:value-type="float" office:value="0.522" calcext:value-type="float">
            <text:p>0.522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7:43 EDT</text:p>
          </table:table-cell>
          <table:table-cell office:value-type="float" office:value="23.518" calcext:value-type="float">
            <text:p>23.518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8592814942904" calcext:value-type="float">
            <text:p>0.588592814942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57:43 EDT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963807357237" calcext:value-type="float">
            <text:p>0.919638073572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57:43 EDT</text:p>
          </table:table-cell>
          <table:table-cell office:value-type="float" office:value="0" calcext:value-type="float">
            <text:p>0</text:p>
          </table:table-cell>
          <table:table-cell office:value-type="float" office:value="-10.846" calcext:value-type="float">
            <text:p>-10.846</text:p>
          </table:table-cell>
          <table:table-cell office:value-type="float" office:value="12.023" calcext:value-type="float">
            <text:p>12.0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0.8458895585821 12.02307518846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57:43 EDT</text:p>
          </table:table-cell>
          <table:table-cell office:value-type="float" office:value="0.314" calcext:value-type="float">
            <text:p>0.31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7:43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-0.202" calcext:value-type="float">
            <text:p>-0.20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02215942719532" calcext:value-type="float">
            <text:p>-0.2022159427195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57:43 EDT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9291973372006" calcext:value-type="float">
            <text:p>0.269291973372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57:43 EDT</text:p>
          </table:table-cell>
          <table:table-cell office:value-type="float" office:value="0" calcext:value-type="float">
            <text:p>0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157" calcext:value-type="float">
            <text:p>0.1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6099020402536 0.1565583185862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57:44 EDT</text:p>
          </table:table-cell>
          <table:table-cell office:value-type="float" office:value="0.319" calcext:value-type="float">
            <text:p>0.319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8:50 EDT</text:p>
          </table:table-cell>
          <table:table-cell office:value-type="float" office:value="66.429" calcext:value-type="float">
            <text:p>66.4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0209558532038301" calcext:value-type="float">
            <text:p>-2.10E-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58:50 EDT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8168141313019" calcext:value-type="float">
            <text:p>0.9981681413130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58:50 EDT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179105772753158 0.00178686655689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58:50 EDT</text:p>
          </table:table-cell>
          <table:table-cell office:value-type="float" office:value="0.394" calcext:value-type="float">
            <text:p>0.394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07 18:58:50 EDT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6" calcext:value-type="float">
            <text:p>0.286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621906176375" calcext:value-type="float">
            <text:p>0.286219061763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8:50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1" calcext:value-type="float">
            <text:p>-0.051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0667642216938" calcext:value-type="float">
            <text:p>-0.0506676422169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8:58:50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22" calcext:value-type="float">
            <text:p>-0.12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2058972084334" calcext:value-type="float">
            <text:p>-0.1220589720843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8:58:50 EDT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0058946931347" calcext:value-type="float">
            <text:p>0.6400589469313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8:58:50 EDT</text:p>
          </table:table-cell>
          <table:table-cell office:value-type="float" office:value="0" calcext:value-type="float">
            <text:p>0</text:p>
          </table:table-cell>
          <table:table-cell office:value-type="float" office:value="-0.634" calcext:value-type="float">
            <text:p>-0.634</text:p>
          </table:table-cell>
          <table:table-cell office:value-type="float" office:value="0.39" calcext:value-type="float">
            <text:p>0.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33656080231063 0.3895381360623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8:58:51 EDT</text:p>
          </table:table-cell>
          <table:table-cell office:value-type="float" office:value="0.406" calcext:value-type="float">
            <text:p>0.406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3618233618234" calcext:value-type="float">
            <text:p>0.233618233618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9 23:53:35 EDT</text:p>
          </table:table-cell>
          <table:table-cell office:value-type="float" office:value="2.471" calcext:value-type="float">
            <text:p>2.4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9 23:53:35 EDT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9 23:53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638" calcext:value-type="float">
            <text:p>0.6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38393309294784 0.6383933092947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27 EDT</text:p>
          </table:table-cell>
          <table:table-cell office:value-type="float" office:value="0.566" calcext:value-type="float">
            <text:p>0.566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27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321" calcext:value-type="float">
            <text:p>0.32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0821858222918" calcext:value-type="float">
            <text:p>0.3208218582229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27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7699666135277" calcext:value-type="float">
            <text:p>0.1776996661352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787" calcext:value-type="float">
            <text:p>0.7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5690873274284 0.787334589720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28 EDT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30 EDT</text:p>
          </table:table-cell>
          <table:table-cell office:value-type="float" office:value="1.809" calcext:value-type="float">
            <text:p>1.809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73" calcext:value-type="float">
            <text:p>0.7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6150243040983 0.7304289769168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4:31 EDT</text:p>
          </table:table-cell>
          <table:table-cell office:value-type="float" office:value="1.595" calcext:value-type="float">
            <text:p>1.595</text:p>
          </table:table-cell>
          <table:table-cell office:value-type="float" office:value="0.283" calcext:value-type="float">
            <text:p>0.28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2834496853187" calcext:value-type="float">
            <text:p>0.2828344968531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32 EDT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0 EDT</text:p>
          </table:table-cell>
          <table:table-cell office:value-type="float" office:value="8.403" calcext:value-type="float">
            <text:p>8.403</text:p>
          </table:table-cell>
          <table:table-cell office:value-type="float" office:value="0.149" calcext:value-type="float">
            <text:p>0.149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9336091334849" calcext:value-type="float">
            <text:p>0.1493360913348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0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140085549" calcext:value-type="float">
            <text:p>0.999991400855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27157.844" calcext:value-type="float">
            <text:p>-27157.844</text:p>
          </table:table-cell>
          <table:table-cell office:value-type="float" office:value="27158.143" calcext:value-type="float">
            <text:p>27158.1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7157.8444854092 27158.14315759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40 EDT</text:p>
          </table:table-cell>
          <table:table-cell office:value-type="float" office:value="0.326" calcext:value-type="float">
            <text:p>0.326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1" calcext:value-type="float">
            <text:p>-0.051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06676422169381" calcext:value-type="float">
            <text:p>-0.0506676422169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0 EDT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6" calcext:value-type="float">
            <text:p>0.106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5789369550376" calcext:value-type="float">
            <text:p>0.105789369550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11" calcext:value-type="float">
            <text:p>0.0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2066192346719 0.01073090791284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41 EDT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42 EDT</text:p>
          </table:table-cell>
          <table:table-cell office:value-type="float" office:value="1.304" calcext:value-type="float">
            <text:p>1.304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39" calcext:value-type="float">
            <text:p>0.0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84549718588 0.03851765593347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4:43 EDT</text:p>
          </table:table-cell>
          <table:table-cell office:value-type="float" office:value="1.531" calcext:value-type="float">
            <text:p>1.531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2366993891693" calcext:value-type="float">
            <text:p>0.2523669938916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44 EDT</text:p>
          </table:table-cell>
          <table:table-cell office:value-type="float" office:value="0.334" calcext:value-type="float">
            <text:p>0.334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4 EDT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08108108108108" calcext:value-type="float">
            <text:p>-0.108108108108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4 EDT</text:p>
          </table:table-cell>
          <table:table-cell office:value-type="float" office:value="0.016" calcext:value-type="float">
            <text:p>0.016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9283974382002" calcext:value-type="float">
            <text:p>0.5592839743820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4 EDT</text:p>
          </table:table-cell>
          <table:table-cell office:value-type="float" office:value="0" calcext:value-type="float">
            <text:p>0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257" calcext:value-type="float">
            <text:p>0.2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3190345063767 0.256974128847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44 EDT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46 EDT</text:p>
          </table:table-cell>
          <table:table-cell office:value-type="float" office:value="1.468" calcext:value-type="float">
            <text:p>1.468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257" calcext:value-type="float">
            <text:p>0.2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7491237137305 0.2567421375877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4:47 EDT</text:p>
          </table:table-cell>
          <table:table-cell office:value-type="float" office:value="1.213" calcext:value-type="float">
            <text:p>1.21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0946691944227" calcext:value-type="float">
            <text:p>0.5809466919442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47 EDT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91452991453" calcext:value-type="float">
            <text:p>0.52991452991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7 EDT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7 EDT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7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14848877127335e-05 2.14848877127335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48 EDT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91452991453" calcext:value-type="float">
            <text:p>0.52991452991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4:48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7" calcext:value-type="float">
            <text:p>-0.087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66457563566959" calcext:value-type="float">
            <text:p>-0.0866457563566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4:4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6711445332674" calcext:value-type="float">
            <text:p>0.556711445332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4:4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76" calcext:value-type="float">
            <text:p>-0.376</text:p>
          </table:table-cell>
          <table:table-cell office:value-type="float" office:value="0.202" calcext:value-type="float">
            <text:p>0.2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5590785800011 0.2022992730866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4:52 EDT</text:p>
          </table:table-cell>
          <table:table-cell office:value-type="float" office:value="4.185" calcext:value-type="float">
            <text:p>4.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4:55 EDT</text:p>
          </table:table-cell>
          <table:table-cell office:value-type="float" office:value="3.006" calcext:value-type="float">
            <text:p>3.006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227" calcext:value-type="float">
            <text:p>0.2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7793181851197 0.227373949641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4:58 EDT</text:p>
          </table:table-cell>
          <table:table-cell office:value-type="float" office:value="3.054" calcext:value-type="float">
            <text:p>3.054</text:p>
          </table:table-cell>
          <table:table-cell office:value-type="float" office:value="0.596" calcext:value-type="float">
            <text:p>0.59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6386938227032" calcext:value-type="float">
            <text:p>0.5963869382270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4:59 EDT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91452991453" calcext:value-type="float">
            <text:p>0.52991452991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5:00 EDT</text:p>
          </table:table-cell>
          <table:table-cell office:value-type="float" office:value="0.965" calcext:value-type="float">
            <text:p>0.965</text:p>
          </table:table-cell>
          <table:table-cell office:value-type="float" office:value="0.084" calcext:value-type="float">
            <text:p>0.084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43257213707185" calcext:value-type="float">
            <text:p>0.0843257213707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5:0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5" calcext:value-type="float">
            <text:p>0.885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5340586248446" calcext:value-type="float">
            <text:p>0.8853405862484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5:00 EDT</text:p>
          </table:table-cell>
          <table:table-cell office:value-type="float" office:value="0" calcext:value-type="float">
            <text:p>0</text:p>
          </table:table-cell>
          <table:table-cell office:value-type="float" office:value="-1.062" calcext:value-type="float">
            <text:p>-1.062</text:p>
          </table:table-cell>
          <table:table-cell office:value-type="float" office:value="1.23" calcext:value-type="float">
            <text:p>1.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6180839551675 1.230459838258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0:53 EDT</text:p>
          </table:table-cell>
          <table:table-cell office:value-type="float" office:value="353.449" calcext:value-type="float">
            <text:p>353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3:19 EDT</text:p>
          </table:table-cell>
          <table:table-cell office:value-type="float" office:value="145.931" calcext:value-type="float">
            <text:p>145.931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7" calcext:value-type="float">
            <text:p>0.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4582357563963 0.7002943258718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6:14 EDT</text:p>
          </table:table-cell>
          <table:table-cell office:value-type="float" office:value="174.971" calcext:value-type="float">
            <text:p>174.971</text:p>
          </table:table-cell>
          <table:table-cell office:value-type="float" office:value="0.257" calcext:value-type="float">
            <text:p>0.257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688630290902" calcext:value-type="float">
            <text:p>0.256886302909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6:14 EDT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91452991453" calcext:value-type="float">
            <text:p>0.52991452991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6:14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12" calcext:value-type="float">
            <text:p>-0.112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2422096476349" calcext:value-type="float">
            <text:p>-0.1124220964763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6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6" calcext:value-type="float">
            <text:p>0.52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6200842478275" calcext:value-type="float">
            <text:p>0.5262008424782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6:14 EDT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235" calcext:value-type="float">
            <text:p>0.2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0067507984661 0.235223315031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6:17 EDT</text:p>
          </table:table-cell>
          <table:table-cell office:value-type="float" office:value="2.102" calcext:value-type="float">
            <text:p>2.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6:19 EDT</text:p>
          </table:table-cell>
          <table:table-cell office:value-type="float" office:value="2.471" calcext:value-type="float">
            <text:p>2.471</text:p>
          </table:table-cell>
          <table:table-cell office:value-type="float" office:value="-0.474" calcext:value-type="float">
            <text:p>-0.474</text:p>
          </table:table-cell>
          <table:table-cell office:value-type="float" office:value="0.224" calcext:value-type="float">
            <text:p>0.22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3837025396201 0.2238975739035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6:21 EDT</text:p>
          </table:table-cell>
          <table:table-cell office:value-type="float" office:value="2.431" calcext:value-type="float">
            <text:p>2.431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6029121311802" calcext:value-type="float">
            <text:p>0.4960291213118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6:22 EDT</text:p>
          </table:table-cell>
          <table:table-cell office:value-type="float" office:value="0.477" calcext:value-type="float">
            <text:p>0.477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91452991453" calcext:value-type="float">
            <text:p>0.52991452991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6:43 EDT</text:p>
          </table:table-cell>
          <table:table-cell office:value-type="float" office:value="21.238" calcext:value-type="float">
            <text:p>21.238</text:p>
          </table:table-cell>
          <table:table-cell office:value-type="float" office:value="-0.024" calcext:value-type="float">
            <text:p>-0.024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36405390058233" calcext:value-type="float">
            <text:p>-0.0236405390058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6:43 EDT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58397664347" calcext:value-type="float">
            <text:p>0.997583976643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6:43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15.325" calcext:value-type="float">
            <text:p>-15.325</text:p>
          </table:table-cell>
          <table:table-cell office:value-type="float" office:value="15.278" calcext:value-type="float">
            <text:p>15.27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5.3254832905347 15.278202212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52:10 EDT</text:p>
          </table:table-cell>
          <table:table-cell office:value-type="float" office:value="4204.517" calcext:value-type="float">
            <text:p>4204.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1:54:52 EDT</text:p>
          </table:table-cell>
          <table:table-cell office:value-type="float" office:value="3761.681" calcext:value-type="float">
            <text:p>3761.681</text:p>
          </table:table-cell>
          <table:table-cell office:value-type="float" office:value="-0.61" calcext:value-type="float">
            <text:p>-0.61</text:p>
          </table:table-cell>
          <table:table-cell office:value-type="float" office:value="0.725" calcext:value-type="float">
            <text:p>0.7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09698191843095 0.7245467435935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6:29 EDT</text:p>
          </table:table-cell>
          <table:table-cell office:value-type="float" office:value="3697.686" calcext:value-type="float">
            <text:p>3697.686</text:p>
          </table:table-cell>
          <table:table-cell office:value-type="float" office:value="0.973" calcext:value-type="float">
            <text:p>0.973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2609721067575" calcext:value-type="float">
            <text:p>0.9726097210675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6:30 EDT</text:p>
          </table:table-cell>
          <table:table-cell office:value-type="float" office:value="0.473" calcext:value-type="float">
            <text:p>0.473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6:30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63" calcext:value-type="float">
            <text:p>-0.063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1093451067877" calcext:value-type="float">
            <text:p>-0.0631093451067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6:30 EDT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21967065399317" calcext:value-type="float">
            <text:p>0.7219670653993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6:30 EDT</text:p>
          </table:table-cell>
          <table:table-cell office:value-type="float" office:value="0" calcext:value-type="float">
            <text:p>0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285" calcext:value-type="float">
            <text:p>0.2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0723838055325 0.2845051478417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6:30 EDT</text:p>
          </table:table-cell>
          <table:table-cell office:value-type="float" office:value="0.301" calcext:value-type="float">
            <text:p>0.301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6:49 EDT</text:p>
          </table:table-cell>
          <table:table-cell office:value-type="float" office:value="18.838" calcext:value-type="float">
            <text:p>18.838</text:p>
          </table:table-cell>
          <table:table-cell office:value-type="float" office:value="-0.065" calcext:value-type="float">
            <text:p>-0.065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48911590397887" calcext:value-type="float">
            <text:p>-0.0648911590397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6:49 EDT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.991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1274042117465" calcext:value-type="float">
            <text:p>0.9912740421174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6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1.694" calcext:value-type="float">
            <text:p>-11.694</text:p>
          </table:table-cell>
          <table:table-cell office:value-type="float" office:value="11.564" calcext:value-type="float">
            <text:p>11.56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.6941467008098 11.56436438273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6:49 EDT</text:p>
          </table:table-cell>
          <table:table-cell office:value-type="float" office:value="0.324" calcext:value-type="float">
            <text:p>0.324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6:49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35" calcext:value-type="float">
            <text:p>-0.135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4811760526629" calcext:value-type="float">
            <text:p>-0.1348117605266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6:49 EDT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7265725521511" calcext:value-type="float">
            <text:p>0.6472657255215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6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443" calcext:value-type="float">
            <text:p>0.4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12274598417782 0.442651077364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6:53 EDT</text:p>
          </table:table-cell>
          <table:table-cell office:value-type="float" office:value="3.572" calcext:value-type="float">
            <text:p>3.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6:56 EDT</text:p>
          </table:table-cell>
          <table:table-cell office:value-type="float" office:value="2.945" calcext:value-type="float">
            <text:p>2.945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494" calcext:value-type="float">
            <text:p>0.4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43432129204546 0.4939559263004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6:58 EDT</text:p>
          </table:table-cell>
          <table:table-cell office:value-type="float" office:value="2.552" calcext:value-type="float">
            <text:p>2.552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70075171485277" calcext:value-type="float">
            <text:p>0.6700751714852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6:59 EDT</text:p>
          </table:table-cell>
          <table:table-cell office:value-type="float" office:value="0.303" calcext:value-type="float">
            <text:p>0.303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6:59 EDT</text:p>
          </table:table-cell>
          <table:table-cell office:value-type="float" office:value="0.409" calcext:value-type="float">
            <text:p>0.409</text:p>
          </table:table-cell>
          <table:table-cell office:value-type="float" office:value="0.702" calcext:value-type="float">
            <text:p>0.702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2413414677203" calcext:value-type="float">
            <text:p>0.702413414677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6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732195265075" calcext:value-type="float">
            <text:p>0.9997321952650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6:59 EDT</text:p>
          </table:table-cell>
          <table:table-cell office:value-type="float" office:value="0" calcext:value-type="float">
            <text:p>0</text:p>
          </table:table-cell>
          <table:table-cell office:value-type="float" office:value="-4100.986" calcext:value-type="float">
            <text:p>-4100.986</text:p>
          </table:table-cell>
          <table:table-cell office:value-type="float" office:value="4102.391" calcext:value-type="float">
            <text:p>4102.3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100.98622921383 4102.39105604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8:11 EDT</text:p>
          </table:table-cell>
          <table:table-cell office:value-type="float" office:value="71.922" calcext:value-type="float">
            <text:p>71.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8:34 EDT</text:p>
          </table:table-cell>
          <table:table-cell office:value-type="float" office:value="23.138" calcext:value-type="float">
            <text:p>23.138</text:p>
          </table:table-cell>
          <table:table-cell office:value-type="float" office:value="-0.009" calcext:value-type="float">
            <text:p>-0.009</text:p>
          </table:table-cell>
          <table:table-cell office:value-type="float" office:value="2.702" calcext:value-type="float">
            <text:p>2.7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878664224263703 2.701835746365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8:58 EDT</text:p>
          </table:table-cell>
          <table:table-cell office:value-type="float" office:value="23.474" calcext:value-type="float">
            <text:p>23.474</text:p>
          </table:table-cell>
          <table:table-cell office:value-type="float" office:value="0.051" calcext:value-type="float">
            <text:p>0.051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05239582810801" calcext:value-type="float">
            <text:p>0.05052395828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8:58 EDT</text:p>
          </table:table-cell>
          <table:table-cell office:value-type="float" office:value="0.302" calcext:value-type="float">
            <text:p>0.302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8:58 EDT</text:p>
          </table:table-cell>
          <table:table-cell office:value-type="float" office:value="0.275" calcext:value-type="float">
            <text:p>0.275</text:p>
          </table:table-cell>
          <table:table-cell office:value-type="float" office:value="-0.063" calcext:value-type="float">
            <text:p>-0.063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1080293532493" calcext:value-type="float">
            <text:p>-0.0631080293532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8:58 EDT</text:p>
          </table:table-cell>
          <table:table-cell office:value-type="float" office:value="0.015" calcext:value-type="float">
            <text:p>0.015</text:p>
          </table:table-cell>
          <table:table-cell office:value-type="float" office:value="0.722" calcext:value-type="float">
            <text:p>0.722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21972675780414" calcext:value-type="float">
            <text:p>0.7219726757804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8:58 EDT</text:p>
          </table:table-cell>
          <table:table-cell office:value-type="float" office:value="0" calcext:value-type="float">
            <text:p>0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285" calcext:value-type="float">
            <text:p>0.2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0722593088906 0.284506534382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9:02 EDT</text:p>
          </table:table-cell>
          <table:table-cell office:value-type="float" office:value="3.968" calcext:value-type="float">
            <text:p>3.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9:05 EDT</text:p>
          </table:table-cell>
          <table:table-cell office:value-type="float" office:value="2.782" calcext:value-type="float">
            <text:p>2.782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299" calcext:value-type="float">
            <text:p>0.2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2132919955112 0.298813304897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9:08 EDT</text:p>
          </table:table-cell>
          <table:table-cell office:value-type="float" office:value="2.876" calcext:value-type="float">
            <text:p>2.876</text:p>
          </table:table-cell>
          <table:table-cell office:value-type="float" office:value="0.682" calcext:value-type="float">
            <text:p>0.682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2430673247661" calcext:value-type="float">
            <text:p>0.682430673247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9:08 EDT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9:08 EDT</text:p>
          </table:table-cell>
          <table:table-cell office:value-type="float" office:value="0.01" calcext:value-type="float">
            <text:p>0.01</text:p>
          </table:table-cell>
          <table:table-cell office:value-type="float" office:value="-0.063" calcext:value-type="float">
            <text:p>-0.063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1080293532493" calcext:value-type="float">
            <text:p>-0.0631080293532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9:08 EDT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21972675780414" calcext:value-type="float">
            <text:p>0.7219726757804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9:08 EDT</text:p>
          </table:table-cell>
          <table:table-cell office:value-type="float" office:value="0" calcext:value-type="float">
            <text:p>0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285" calcext:value-type="float">
            <text:p>0.2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0722593088906 0.284506534382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9:12 EDT</text:p>
          </table:table-cell>
          <table:table-cell office:value-type="float" office:value="3.442" calcext:value-type="float">
            <text:p>3.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9:14 EDT</text:p>
          </table:table-cell>
          <table:table-cell office:value-type="float" office:value="2.752" calcext:value-type="float">
            <text:p>2.752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256" calcext:value-type="float">
            <text:p>0.2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1830442009308 0.2557910549697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9:17 EDT</text:p>
          </table:table-cell>
          <table:table-cell office:value-type="float" office:value="2.862" calcext:value-type="float">
            <text:p>2.862</text:p>
          </table:table-cell>
          <table:table-cell office:value-type="float" office:value="0.655" calcext:value-type="float">
            <text:p>0.655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4841570446947" calcext:value-type="float">
            <text:p>0.6548415704469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9:18 EDT</text:p>
          </table:table-cell>
          <table:table-cell office:value-type="float" office:value="0.384" calcext:value-type="float">
            <text:p>0.384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9:18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35" calcext:value-type="float">
            <text:p>-0.135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4811746535428" calcext:value-type="float">
            <text:p>-0.1348117465354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9:1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7265774308363" calcext:value-type="float">
            <text:p>0.6472657743083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9:18 EDT</text:p>
          </table:table-cell>
          <table:table-cell office:value-type="float" office:value="0" calcext:value-type="float">
            <text:p>0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443" calcext:value-type="float">
            <text:p>0.4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12274610179268 0.442651117108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9:23 EDT</text:p>
          </table:table-cell>
          <table:table-cell office:value-type="float" office:value="5.272" calcext:value-type="float">
            <text:p>5.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9:26 EDT</text:p>
          </table:table-cell>
          <table:table-cell office:value-type="float" office:value="3.462" calcext:value-type="float">
            <text:p>3.462</text:p>
          </table:table-cell>
          <table:table-cell office:value-type="float" office:value="-0.696" calcext:value-type="float">
            <text:p>-0.696</text:p>
          </table:table-cell>
          <table:table-cell office:value-type="float" office:value="0.516" calcext:value-type="float">
            <text:p>0.51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96179710096039 0.5158841842947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9:30 EDT</text:p>
          </table:table-cell>
          <table:table-cell office:value-type="float" office:value="3.638" calcext:value-type="float">
            <text:p>3.638</text:p>
          </table:table-cell>
          <table:table-cell office:value-type="float" office:value="0.725" calcext:value-type="float">
            <text:p>0.725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24885710555319" calcext:value-type="float">
            <text:p>0.724885710555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9:30 EDT</text:p>
          </table:table-cell>
          <table:table-cell office:value-type="float" office:value="0.29" calcext:value-type="float">
            <text:p>0.29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9:30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35" calcext:value-type="float">
            <text:p>-0.135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34811746535428" calcext:value-type="float">
            <text:p>-0.1348117465354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9:30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7265774308363" calcext:value-type="float">
            <text:p>0.6472657743083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9:30 EDT</text:p>
          </table:table-cell>
          <table:table-cell office:value-type="float" office:value="0" calcext:value-type="float">
            <text:p>0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443" calcext:value-type="float">
            <text:p>0.4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12274610179268 0.442651117108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9:37 EDT</text:p>
          </table:table-cell>
          <table:table-cell office:value-type="float" office:value="6.276" calcext:value-type="float">
            <text:p>6.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9:40 EDT</text:p>
          </table:table-cell>
          <table:table-cell office:value-type="float" office:value="3.605" calcext:value-type="float">
            <text:p>3.605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33" calcext:value-type="float">
            <text:p>0.5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63371760401701 0.5331486070164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9:44 EDT</text:p>
          </table:table-cell>
          <table:table-cell office:value-type="float" office:value="3.809" calcext:value-type="float">
            <text:p>3.809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49799416214312" calcext:value-type="float">
            <text:p>0.7497994162143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9:44 EDT</text:p>
          </table:table-cell>
          <table:table-cell office:value-type="float" office:value="0.355" calcext:value-type="float">
            <text:p>0.355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3:00:05 EDT</text:p>
          </table:table-cell>
          <table:table-cell office:value-type="float" office:value="20.815" calcext:value-type="float">
            <text:p>20.815</text:p>
          </table:table-cell>
          <table:table-cell office:value-type="float" office:value="-1.031" calcext:value-type="float">
            <text:p>-1.031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03071294013897" calcext:value-type="float">
            <text:p>-1.030712940138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3:00:0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1767643528054" calcext:value-type="float">
            <text:p>0.9117676435280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3:00:05 EDT</text:p>
          </table:table-cell>
          <table:table-cell office:value-type="float" office:value="0" calcext:value-type="float">
            <text:p>0</text:p>
          </table:table-cell>
          <table:table-cell office:value-type="float" office:value="-19.262" calcext:value-type="float">
            <text:p>-19.262</text:p>
          </table:table-cell>
          <table:table-cell office:value-type="float" office:value="17.2" calcext:value-type="float">
            <text:p>17.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9.2616910383752 17.20026515809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05:06 EDT</text:p>
          </table:table-cell>
          <table:table-cell office:value-type="float" office:value="3900.398" calcext:value-type="float">
            <text:p>3900.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14:11 EDT</text:p>
          </table:table-cell>
          <table:table-cell office:value-type="float" office:value="4144.928" calcext:value-type="float">
            <text:p>4144.928</text:p>
          </table:table-cell>
          <table:table-cell office:value-type="float" office:value="-2.338" calcext:value-type="float">
            <text:p>-2.338</text:p>
          </table:table-cell>
          <table:table-cell office:value-type="float" office:value="-0.628" calcext:value-type="float">
            <text:p>-0.628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33786934557653 -0.628412000894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3:31 EDT</text:p>
          </table:table-cell>
          <table:table-cell office:value-type="float" office:value="4160.562" calcext:value-type="float">
            <text:p>4160.562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35637253034726" calcext:value-type="float">
            <text:p>0.0023563725303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3:32 EDT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3:32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3171381652557" calcext:value-type="float">
            <text:p>0.0223171381652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3:32 EDT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6935287787289" calcext:value-type="float">
            <text:p>0.9069352877872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3:32 EDT</text:p>
          </table:table-cell>
          <table:table-cell office:value-type="float" office:value="0" calcext:value-type="float">
            <text:p>0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396" calcext:value-type="float">
            <text:p>0.39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1839350660747 0.396473626991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3:33 EDT</text:p>
          </table:table-cell>
          <table:table-cell office:value-type="float" office:value="1.146" calcext:value-type="float">
            <text:p>1.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3:35 EDT</text:p>
          </table:table-cell>
          <table:table-cell office:value-type="float" office:value="2.099" calcext:value-type="float">
            <text:p>2.099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441" calcext:value-type="float">
            <text:p>0.4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1519763090427 0.440540986657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3:37 EDT</text:p>
          </table:table-cell>
          <table:table-cell office:value-type="float" office:value="2.166" calcext:value-type="float">
            <text:p>2.166</text:p>
          </table:table-cell>
          <table:table-cell office:value-type="float" office:value="0.855" calcext:value-type="float">
            <text:p>0.85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5367013969629" calcext:value-type="float">
            <text:p>0.8553670139696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3:38 EDT</text:p>
          </table:table-cell>
          <table:table-cell office:value-type="float" office:value="0.671" calcext:value-type="float">
            <text:p>0.671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17 EDT</text:p>
          </table:table-cell>
          <table:table-cell office:value-type="float" office:value="39.014" calcext:value-type="float">
            <text:p>39.014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39824977394078" calcext:value-type="float">
            <text:p>0.0739824977394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17 EDT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716347414815" calcext:value-type="float">
            <text:p>0.9977163474148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17 EDT</text:p>
          </table:table-cell>
          <table:table-cell office:value-type="float" office:value="0" calcext:value-type="float">
            <text:p>0</text:p>
          </table:table-cell>
          <table:table-cell office:value-type="float" office:value="-50.589" calcext:value-type="float">
            <text:p>-50.589</text:p>
          </table:table-cell>
          <table:table-cell office:value-type="float" office:value="50.736" calcext:value-type="float">
            <text:p>50.7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50.5885055442835 50.73647053976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17 EDT</text:p>
          </table:table-cell>
          <table:table-cell office:value-type="float" office:value="0.288" calcext:value-type="float">
            <text:p>0.288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17 EDT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84" calcext:value-type="float">
            <text:p>-0.084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40682920661129" calcext:value-type="float">
            <text:p>-0.0840682920661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17 EDT</text:p>
          </table:table-cell>
          <table:table-cell office:value-type="float" office:value="0.048" calcext:value-type="float">
            <text:p>0.048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6891684010201" calcext:value-type="float">
            <text:p>0.6468916840102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17 EDT</text:p>
          </table:table-cell>
          <table:table-cell office:value-type="float" office:value="0" calcext:value-type="float">
            <text:p>0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276" calcext:value-type="float">
            <text:p>0.2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3763500096056 0.275626915963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17 EDT</text:p>
          </table:table-cell>
          <table:table-cell office:value-type="float" office:value="0.284" calcext:value-type="float">
            <text:p>0.284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38 EDT</text:p>
          </table:table-cell>
          <table:table-cell office:value-type="float" office:value="20.819" calcext:value-type="float">
            <text:p>20.819</text:p>
          </table:table-cell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0770368115268205" calcext:value-type="float">
            <text:p>-0.0007703681152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38 EDT</text:p>
          </table:table-cell>
          <table:table-cell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4836771300587" calcext:value-type="float">
            <text:p>0.934836771300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38 EDT</text:p>
          </table:table-cell>
          <table:table-cell office:value-type="float" office:value="0" calcext:value-type="float">
            <text:p>0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8" calcext:value-type="float">
            <text:p>0.0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92375321442526 0.01769679591371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39 EDT</text:p>
          </table:table-cell>
          <table:table-cell office:value-type="float" office:value="0.286" calcext:value-type="float">
            <text:p>0.286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10 16:24:39 EDT</text:p>
          </table:table-cell>
          <table:table-cell office:value-type="float" office:value="0.018" calcext:value-type="float">
            <text:p>0.018</text:p>
          </table:table-cell>
          <table:table-cell office:value-type="float" office:value="0.641" calcext:value-type="float">
            <text:p>0.641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1395200823949" calcext:value-type="float">
            <text:p>0.6413952008239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39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1" calcext:value-type="float">
            <text:p>-0.021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10007304601899" calcext:value-type="float">
            <text:p>-0.021000730460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39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71069287304203" calcext:value-type="float">
            <text:p>-0.271069287304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39 EDT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48515706864" calcext:value-type="float">
            <text:p>0.30485157068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3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247" calcext:value-type="float">
            <text:p>0.24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88849097015041 0.2467105224066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39 EDT</text:p>
          </table:table-cell>
          <table:table-cell office:value-type="float" office:value="0.305" calcext:value-type="float">
            <text:p>0.305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42 EDT</text:p>
          </table:table-cell>
          <table:table-cell office:value-type="float" office:value="2.646" calcext:value-type="float">
            <text:p>2.6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42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42 EDT</text:p>
          </table:table-cell>
          <table:table-cell office:value-type="float" office:value="0" calcext:value-type="float">
            <text:p>0</text:p>
          </table:table-cell>
          <table:table-cell office:value-type="float" office:value="-0.804" calcext:value-type="float">
            <text:p>-0.804</text:p>
          </table:table-cell>
          <table:table-cell office:value-type="float" office:value="0.804" calcext:value-type="float">
            <text:p>0.8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03516128631288 0.8035161286312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42 EDT</text:p>
          </table:table-cell>
          <table:table-cell office:value-type="float" office:value="0.296" calcext:value-type="float">
            <text:p>0.296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42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62110166496196" calcext:value-type="float">
            <text:p>0.04621101664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42 EDT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45590791178616" calcext:value-type="float">
            <text:p>0.8455907911786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42 EDT</text:p>
          </table:table-cell>
          <table:table-cell office:value-type="float" office:value="0" calcext:value-type="float">
            <text:p>0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511" calcext:value-type="float">
            <text:p>0.5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863130869799 0.5112851641690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4:43 EDT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4:44 EDT</text:p>
          </table:table-cell>
          <table:table-cell office:value-type="float" office:value="1.507" calcext:value-type="float">
            <text:p>1.507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494" calcext:value-type="float">
            <text:p>0.4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4999685331188 0.4936457475249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4:46 EDT</text:p>
          </table:table-cell>
          <table:table-cell office:value-type="float" office:value="1.662" calcext:value-type="float">
            <text:p>1.662</text:p>
          </table:table-cell>
          <table:table-cell office:value-type="float" office:value="0.927" calcext:value-type="float">
            <text:p>0.927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7192567807746" calcext:value-type="float">
            <text:p>0.9271925678077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46 EDT</text:p>
          </table:table-cell>
          <table:table-cell office:value-type="float" office:value="0.327" calcext:value-type="float">
            <text:p>0.327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56 EDT</text:p>
          </table:table-cell>
          <table:table-cell office:value-type="float" office:value="9.385" calcext:value-type="float">
            <text:p>9.385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71098154152027" calcext:value-type="float">
            <text:p>0.00271098154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56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9850158914" calcext:value-type="float">
            <text:p>0.9999998501589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56 EDT</text:p>
          </table:table-cell>
          <table:table-cell office:value-type="float" office:value="0" calcext:value-type="float">
            <text:p>0</text:p>
          </table:table-cell>
          <table:table-cell office:value-type="float" office:value="-28293.31" calcext:value-type="float">
            <text:p>-28293.31</text:p>
          </table:table-cell>
          <table:table-cell office:value-type="float" office:value="28293.316" calcext:value-type="float">
            <text:p>28293.31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8293.3101284958 28293.31555045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56 EDT</text:p>
          </table:table-cell>
          <table:table-cell office:value-type="float" office:value="0.398" calcext:value-type="float">
            <text:p>0.398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56 EDT</text:p>
          </table:table-cell>
          <table:table-cell office:value-type="float" office:value="0" calcext:value-type="float">
            <text:p>0</text:p>
          </table:table-cell>
          <table:table-cell office:value-type="float" office:value="-0.021" calcext:value-type="float">
            <text:p>-0.021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100073046019" calcext:value-type="float">
            <text:p>-0.021000730460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56 EDT</text:p>
          </table:table-cell>
          <table:table-cell office:value-type="float" office:value="0.02" calcext:value-type="float">
            <text:p>0.02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7454827907349" calcext:value-type="float">
            <text:p>0.5374548279073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5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46" calcext:value-type="float">
            <text:p>0.0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77478070124745 0.0457463460920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4:56 EDT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4:58 EDT</text:p>
          </table:table-cell>
          <table:table-cell office:value-type="float" office:value="1.248" calcext:value-type="float">
            <text:p>1.248</text:p>
          </table:table-cell>
          <table:table-cell office:value-type="float" office:value="-0.1" calcext:value-type="float">
            <text:p>-0.1</text:p>
          </table:table-cell>
          <table:table-cell office:value-type="float" office:value="0.087" calcext:value-type="float">
            <text:p>0.0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0398936394655 0.08651404682820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4:59 EDT</text:p>
          </table:table-cell>
          <table:table-cell office:value-type="float" office:value="1.164" calcext:value-type="float">
            <text:p>1.164</text:p>
          </table:table-cell>
          <table:table-cell office:value-type="float" office:value="0.742" calcext:value-type="float">
            <text:p>0.74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42301022570325" calcext:value-type="float">
            <text:p>0.742301022570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59 EDT</text:p>
          </table:table-cell>
          <table:table-cell office:value-type="float" office:value="0.419" calcext:value-type="float">
            <text:p>0.419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68660968661" calcext:value-type="float">
            <text:p>0.609686609686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59 EDT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40540540540539" calcext:value-type="float">
            <text:p>0.0540540540540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5:00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0419815476708" calcext:value-type="float">
            <text:p>0.7704198154767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5:00 EDT</text:p>
          </table:table-cell>
          <table:table-cell office:value-type="float" office:value="0" calcext:value-type="float">
            <text:p>0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419" calcext:value-type="float">
            <text:p>0.4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1343853628666 0.4194519617367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5:00 EDT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5:01 EDT</text:p>
          </table:table-cell>
          <table:table-cell office:value-type="float" office:value="1.212" calcext:value-type="float">
            <text:p>1.2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411" calcext:value-type="float">
            <text:p>0.4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5264323553465 0.4105826132881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5:02 EDT</text:p>
          </table:table-cell>
          <table:table-cell office:value-type="float" office:value="1.296" calcext:value-type="float">
            <text:p>1.296</text:p>
          </table:table-cell>
          <table:table-cell office:value-type="float" office:value="0.764" calcext:value-type="float">
            <text:p>0.764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4338736880859" calcext:value-type="float">
            <text:p>0.7643387368808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5:03 EDT</text:p>
          </table:table-cell>
          <table:table-cell office:value-type="float" office:value="0.577" calcext:value-type="float">
            <text:p>0.577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5:03 EDT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5:03 EDT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5:03 EDT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16824221168917e-05 2.16824221168917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5:03 ED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5:03 EDT</text:p>
          </table:table-cell>
          <table:table-cell office:value-type="float" office:value="0.01" calcext:value-type="float">
            <text:p>0.01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32423181411316" calcext:value-type="float">
            <text:p>0.043242318141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5:03 EDT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8952470110877" calcext:value-type="float">
            <text:p>0.7689524701108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5:03 EDT</text:p>
          </table:table-cell>
          <table:table-cell office:value-type="float" office:value="0" calcext:value-type="float">
            <text:p>0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332" calcext:value-type="float">
            <text:p>0.33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5284379106612 0.3317690153888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5:06 EDT</text:p>
          </table:table-cell>
          <table:table-cell office:value-type="float" office:value="3.385" calcext:value-type="float">
            <text:p>3.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5:09 EDT</text:p>
          </table:table-cell>
          <table:table-cell office:value-type="float" office:value="2.677" calcext:value-type="float">
            <text:p>2.677</text:p>
          </table:table-cell>
          <table:table-cell office:value-type="float" office:value="-0.26" calcext:value-type="float">
            <text:p>-0.26</text:p>
          </table:table-cell>
          <table:table-cell office:value-type="float" office:value="0.365" calcext:value-type="float">
            <text:p>0.36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9994786821638 0.3652442904589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5:12 EDT</text:p>
          </table:table-cell>
          <table:table-cell office:value-type="float" office:value="2.677" calcext:value-type="float">
            <text:p>2.677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330884857794" calcext:value-type="float">
            <text:p>0.7923308848577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5:12 EDT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5:13 EDT</text:p>
          </table:table-cell>
          <table:table-cell office:value-type="float" office:value="0.877" calcext:value-type="float">
            <text:p>0.87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67223283148698" calcext:value-type="float">
            <text:p>0.056722328314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5:1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2027308047675" calcext:value-type="float">
            <text:p>0.9120273080476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5:1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5" calcext:value-type="float">
            <text:p>-0.95</text:p>
          </table:table-cell>
          <table:table-cell office:value-type="float" office:value="1.063" calcext:value-type="float">
            <text:p>1.0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49540715924258 1.0629853725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30:08 EDT</text:p>
          </table:table-cell>
          <table:table-cell office:value-type="float" office:value="294.993" calcext:value-type="float">
            <text:p>294.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32:13 EDT</text:p>
          </table:table-cell>
          <table:table-cell office:value-type="float" office:value="124.922" calcext:value-type="float">
            <text:p>124.922</text:p>
          </table:table-cell>
          <table:table-cell office:value-type="float" office:value="-0.485" calcext:value-type="float">
            <text:p>-0.485</text:p>
          </table:table-cell>
          <table:table-cell office:value-type="float" office:value="0.506" calcext:value-type="float">
            <text:p>0.50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8511023154775 0.5061925019357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34:17 EDT</text:p>
          </table:table-cell>
          <table:table-cell office:value-type="float" office:value="124.429" calcext:value-type="float">
            <text:p>124.429</text:p>
          </table:table-cell>
          <table:table-cell office:value-type="float" office:value="0.915" calcext:value-type="float">
            <text:p>0.915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5390824622499" calcext:value-type="float">
            <text:p>0.9153908246224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34:18 EDT</text:p>
          </table:table-cell>
          <table:table-cell office:value-type="float" office:value="0.417" calcext:value-type="float">
            <text:p>0.417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34:18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04349435621013" calcext:value-type="float">
            <text:p>0.020434943562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34:1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8272732818921" calcext:value-type="float">
            <text:p>0.9082727328189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34:18 EDT</text:p>
          </table:table-cell>
          <table:table-cell office:value-type="float" office:value="0" calcext:value-type="float">
            <text:p>0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368" calcext:value-type="float">
            <text:p>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183738464997 0.3680536255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34:19 EDT</text:p>
          </table:table-cell>
          <table:table-cell office:value-type="float" office:value="1.203" calcext:value-type="float">
            <text:p>1.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34:21 EDT</text:p>
          </table:table-cell>
          <table:table-cell office:value-type="float" office:value="1.884" calcext:value-type="float">
            <text:p>1.884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309" calcext:value-type="float">
            <text:p>0.30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6911122609516 0.3093104008103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34:23 EDT</text:p>
          </table:table-cell>
          <table:table-cell office:value-type="float" office:value="1.881" calcext:value-type="float">
            <text:p>1.881</text:p>
          </table:table-cell>
          <table:table-cell office:value-type="float" office:value="0.974" calcext:value-type="float">
            <text:p>0.97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4140762345287" calcext:value-type="float">
            <text:p>0.9741407623452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34:23 EDT</text:p>
          </table:table-cell>
          <table:table-cell office:value-type="float" office:value="0.517" calcext:value-type="float">
            <text:p>0.517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34:48 EDT</text:p>
          </table:table-cell>
          <table:table-cell office:value-type="float" office:value="24.884" calcext:value-type="float">
            <text:p>24.884</text:p>
          </table:table-cell>
          <table:table-cell office:value-type="float" office:value="-0.019" calcext:value-type="float">
            <text:p>-0.0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87044096233249" calcext:value-type="float">
            <text:p>-0.018704409623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34:48 EDT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29869821985" calcext:value-type="float">
            <text:p>0.999298698219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34:4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41.727" calcext:value-type="float">
            <text:p>-41.727</text:p>
          </table:table-cell>
          <table:table-cell office:value-type="float" office:value="41.69" calcext:value-type="float">
            <text:p>41.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1.7274530494452 41.6900442301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28:36 EDT</text:p>
          </table:table-cell>
          <table:table-cell office:value-type="float" office:value="3227.794" calcext:value-type="float">
            <text:p>3227.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8:22:48 EDT</text:p>
          </table:table-cell>
          <table:table-cell office:value-type="float" office:value="3251.707" calcext:value-type="float">
            <text:p>3251.707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518" calcext:value-type="float">
            <text:p>0.5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71603719582553 0.517901085359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18:17 EDT</text:p>
          </table:table-cell>
          <table:table-cell office:value-type="float" office:value="3329.741" calcext:value-type="float">
            <text:p>3329.741</text:p>
          </table:table-cell>
          <table:table-cell office:value-type="float" office:value="0.849" calcext:value-type="float">
            <text:p>0.849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49384359267366" calcext:value-type="float">
            <text:p>0.8493843592673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8:18 EDT</text:p>
          </table:table-cell>
          <table:table-cell office:value-type="float" office:value="0.269" calcext:value-type="float">
            <text:p>0.269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8:18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04349435621013" calcext:value-type="float">
            <text:p>0.020434943562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8:18 EDT</text:p>
          </table:table-cell>
          <table:table-cell office:value-type="float" office:value="0" calcext:value-type="float">
            <text:p>0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8272732818921" calcext:value-type="float">
            <text:p>0.9082727328189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8:1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368" calcext:value-type="float">
            <text:p>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183738464997 0.3680536255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8:18 EDT</text:p>
          </table:table-cell>
          <table:table-cell office:value-type="float" office:value="0.315" calcext:value-type="float">
            <text:p>0.315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8:41 EDT</text:p>
          </table:table-cell>
          <table:table-cell office:value-type="float" office:value="22.657" calcext:value-type="float">
            <text:p>22.657</text:p>
          </table:table-cell>
          <table:table-cell office:value-type="float" office:value="-0.019" calcext:value-type="float">
            <text:p>-0.019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87044096233249" calcext:value-type="float">
            <text:p>-0.018704409623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8:41 EDT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29869821985" calcext:value-type="float">
            <text:p>0.999298698219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8:4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41.727" calcext:value-type="float">
            <text:p>-41.727</text:p>
          </table:table-cell>
          <table:table-cell office:value-type="float" office:value="41.69" calcext:value-type="float">
            <text:p>41.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1.7274530494452 41.6900442301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8:41 EDT</text:p>
          </table:table-cell>
          <table:table-cell office:value-type="float" office:value="0.266" calcext:value-type="float">
            <text:p>0.266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8:41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2" calcext:value-type="float">
            <text:p>0.082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21132058513032" calcext:value-type="float">
            <text:p>0.0821132058513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8:4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1" calcext:value-type="float">
            <text:p>0.781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0500820593567" calcext:value-type="float">
            <text:p>0.7805008205935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8:41 EDT</text:p>
          </table:table-cell>
          <table:table-cell office:value-type="float" office:value="0" calcext:value-type="float">
            <text:p>0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66" calcext:value-type="float">
            <text:p>0.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5419298035546 0.6596457097381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18:44 EDT</text:p>
          </table:table-cell>
          <table:table-cell office:value-type="float" office:value="2.985" calcext:value-type="float">
            <text:p>2.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18:46 EDT</text:p>
          </table:table-cell>
          <table:table-cell office:value-type="float" office:value="2.312" calcext:value-type="float">
            <text:p>2.312</text:p>
          </table:table-cell>
          <table:table-cell office:value-type="float" office:value="-0.493" calcext:value-type="float">
            <text:p>-0.493</text:p>
          </table:table-cell>
          <table:table-cell office:value-type="float" office:value="0.701" calcext:value-type="float">
            <text:p>0.7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2656539401236 0.7013432188667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18:49 EDT</text:p>
          </table:table-cell>
          <table:table-cell office:value-type="float" office:value="2.393" calcext:value-type="float">
            <text:p>2.393</text:p>
          </table:table-cell>
          <table:table-cell office:value-type="float" office:value="0.705" calcext:value-type="float">
            <text:p>0.705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4645153207591" calcext:value-type="float">
            <text:p>0.7046451532075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8:49 EDT</text:p>
          </table:table-cell>
          <table:table-cell office:value-type="float" office:value="0.336" calcext:value-type="float">
            <text:p>0.336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8:49 EDT</text:p>
          </table:table-cell>
          <table:table-cell office:value-type="float" office:value="0.065" calcext:value-type="float">
            <text:p>0.065</text:p>
          </table:table-cell>
          <table:table-cell office:value-type="float" office:value="-0.738" calcext:value-type="float">
            <text:p>-0.738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738089928148275" calcext:value-type="float">
            <text:p>-0.7380899281482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8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3" calcext:value-type="float">
            <text:p>0.553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3396987848606" calcext:value-type="float">
            <text:p>0.553396987848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8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3.179" calcext:value-type="float">
            <text:p>-3.179</text:p>
          </table:table-cell>
          <table:table-cell office:value-type="float" office:value="1.703" calcext:value-type="float">
            <text:p>1.7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17892769344922 1.702747837152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19:52 EDT</text:p>
          </table:table-cell>
          <table:table-cell office:value-type="float" office:value="62.826" calcext:value-type="float">
            <text:p>62.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20:17 EDT</text:p>
          </table:table-cell>
          <table:table-cell office:value-type="float" office:value="25.442" calcext:value-type="float">
            <text:p>25.442</text:p>
          </table:table-cell>
          <table:table-cell office:value-type="float" office:value="-3.062" calcext:value-type="float">
            <text:p>-3.062</text:p>
          </table:table-cell>
          <table:table-cell office:value-type="float" office:value="0.365" calcext:value-type="float">
            <text:p>0.36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06207374785088 0.3646143692227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20:43 EDT</text:p>
          </table:table-cell>
          <table:table-cell office:value-type="float" office:value="25.477" calcext:value-type="float">
            <text:p>25.477</text:p>
          </table:table-cell>
          <table:table-cell office:value-type="float" office:value="0.124" calcext:value-type="float">
            <text:p>0.124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4419693595669" calcext:value-type="float">
            <text:p>0.1244196935956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20:43 EDT</text:p>
          </table:table-cell>
          <table:table-cell office:value-type="float" office:value="0.378" calcext:value-type="float">
            <text:p>0.378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20:43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04345400022238" calcext:value-type="float">
            <text:p>0.0204345400022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20:43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8274551683756" calcext:value-type="float">
            <text:p>0.9082745516837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20:43 EDT</text:p>
          </table:table-cell>
          <table:table-cell office:value-type="float" office:value="0" calcext:value-type="float">
            <text:p>0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368" calcext:value-type="float">
            <text:p>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184200602713 0.3680532806071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20:47 EDT</text:p>
          </table:table-cell>
          <table:table-cell office:value-type="float" office:value="3.951" calcext:value-type="float">
            <text:p>3.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20:50 EDT</text:p>
          </table:table-cell>
          <table:table-cell office:value-type="float" office:value="2.535" calcext:value-type="float">
            <text:p>2.535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369" calcext:value-type="float">
            <text:p>0.3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7781480907301 0.3691503577408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20:52 EDT</text:p>
          </table:table-cell>
          <table:table-cell office:value-type="float" office:value="2.267" calcext:value-type="float">
            <text:p>2.267</text:p>
          </table:table-cell>
          <table:table-cell office:value-type="float" office:value="0.985" calcext:value-type="float">
            <text:p>0.985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4539524431712" calcext:value-type="float">
            <text:p>0.9845395244317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20:52 EDT</text:p>
          </table:table-cell>
          <table:table-cell office:value-type="float" office:value="0.299" calcext:value-type="float">
            <text:p>0.299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20:52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04345400022238" calcext:value-type="float">
            <text:p>0.0204345400022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20:52 EDT</text:p>
          </table:table-cell>
          <table:table-cell office:value-type="float" office:value="0" calcext:value-type="float">
            <text:p>0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8274551683756" calcext:value-type="float">
            <text:p>0.9082745516837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20:52 EDT</text:p>
          </table:table-cell>
          <table:table-cell office:value-type="float" office:value="0" calcext:value-type="float">
            <text:p>0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368" calcext:value-type="float">
            <text:p>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184200602713 0.3680532806071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20:56 EDT</text:p>
          </table:table-cell>
          <table:table-cell office:value-type="float" office:value="3.473" calcext:value-type="float">
            <text:p>3.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20:58 EDT</text:p>
          </table:table-cell>
          <table:table-cell office:value-type="float" office:value="2.476" calcext:value-type="float">
            <text:p>2.476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38" calcext:value-type="float">
            <text:p>0.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81402388383 0.3795030876444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21:01 EDT</text:p>
          </table:table-cell>
          <table:table-cell office:value-type="float" office:value="2.748" calcext:value-type="float">
            <text:p>2.748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9126076541501" calcext:value-type="float">
            <text:p>0.8891260765415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21:01 EDT</text:p>
          </table:table-cell>
          <table:table-cell office:value-type="float" office:value="0.41" calcext:value-type="float">
            <text:p>0.41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21:02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21151246490777" calcext:value-type="float">
            <text:p>0.0821151246490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21:02 ED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0495952715771" calcext:value-type="float">
            <text:p>0.780495952715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21:0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66" calcext:value-type="float">
            <text:p>0.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541773003303 0.6596479793311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21:07 EDT</text:p>
          </table:table-cell>
          <table:table-cell office:value-type="float" office:value="5.335" calcext:value-type="float">
            <text:p>5.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21:10 EDT</text:p>
          </table:table-cell>
          <table:table-cell office:value-type="float" office:value="3.425" calcext:value-type="float">
            <text:p>3.425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691" calcext:value-type="float">
            <text:p>0.6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5158198063685 0.6906151295959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21:14 EDT</text:p>
          </table:table-cell>
          <table:table-cell office:value-type="float" office:value="3.44" calcext:value-type="float">
            <text:p>3.44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44044471596351" calcext:value-type="float">
            <text:p>0.7440444715963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21:14 EDT</text:p>
          </table:table-cell>
          <table:table-cell office:value-type="float" office:value="0.528" calcext:value-type="float">
            <text:p>0.528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21:14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2" calcext:value-type="float">
            <text:p>0.08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21151246490777" calcext:value-type="float">
            <text:p>0.0821151246490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21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0495952715771" calcext:value-type="float">
            <text:p>0.780495952715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21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66" calcext:value-type="float">
            <text:p>0.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541773003303 0.6596479793311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21:20 EDT</text:p>
          </table:table-cell>
          <table:table-cell office:value-type="float" office:value="5.943" calcext:value-type="float">
            <text:p>5.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21:24 EDT</text:p>
          </table:table-cell>
          <table:table-cell office:value-type="float" office:value="3.578" calcext:value-type="float">
            <text:p>3.578</text:p>
          </table:table-cell>
          <table:table-cell office:value-type="float" office:value="-0.461" calcext:value-type="float">
            <text:p>-0.461</text:p>
          </table:table-cell>
          <table:table-cell office:value-type="float" office:value="0.683" calcext:value-type="float">
            <text:p>0.6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6121276510911 0.6832586528102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21:28 EDT</text:p>
          </table:table-cell>
          <table:table-cell office:value-type="float" office:value="3.794" calcext:value-type="float">
            <text:p>3.794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8676309282167" calcext:value-type="float">
            <text:p>0.7686763092821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21:28 EDT</text:p>
          </table:table-cell>
          <table:table-cell office:value-type="float" office:value="0.349" calcext:value-type="float">
            <text:p>0.349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22:04 EDT</text:p>
          </table:table-cell>
          <table:table-cell office:value-type="float" office:value="35.535" calcext:value-type="float">
            <text:p>35.535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95384053561334" calcext:value-type="float">
            <text:p>0.6953840535613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22:04 EDT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6393903352468" calcext:value-type="float">
            <text:p>0.9763939033524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22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45.365" calcext:value-type="float">
            <text:p>-45.365</text:p>
          </table:table-cell>
          <table:table-cell office:value-type="float" office:value="46.756" calcext:value-type="float">
            <text:p>46.7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5.3647636337068 46.75553174082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0:19:06 EDT</text:p>
          </table:table-cell>
          <table:table-cell office:value-type="float" office:value="3422.526" calcext:value-type="float">
            <text:p>3422.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1:19:59 EDT</text:p>
          </table:table-cell>
          <table:table-cell office:value-type="float" office:value="3653.404" calcext:value-type="float">
            <text:p>3653.404</text:p>
          </table:table-cell>
          <table:table-cell office:value-type="float" office:value="0.18" calcext:value-type="float">
            <text:p>0.18</text:p>
          </table:table-cell>
          <table:table-cell office:value-type="float" office:value="1.523" calcext:value-type="float">
            <text:p>1.523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79802244051784 1.52331879032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1:21 EDT</text:p>
          </table:table-cell>
          <table:table-cell office:value-type="float" office:value="3682.04" calcext:value-type="float">
            <text:p>3682.04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02532146249589" calcext:value-type="float">
            <text:p>0.0202532146249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1:22 EDT</text:p>
          </table:table-cell>
          <table:table-cell office:value-type="float" office:value="0.357" calcext:value-type="float">
            <text:p>0.357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1:22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2" calcext:value-type="float">
            <text:p>-0.052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20072320581512" calcext:value-type="float">
            <text:p>-0.0520072320581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1:22 EDT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534887114512" calcext:value-type="float">
            <text:p>0.785348871145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1:22 EDT</text:p>
          </table:table-cell>
          <table:table-cell office:value-type="float" office:value="0" calcext:value-type="float">
            <text:p>0</text:p>
          </table:table-cell>
          <table:table-cell office:value-type="float" office:value="-0.426" calcext:value-type="float">
            <text:p>-0.426</text:p>
          </table:table-cell>
          <table:table-cell office:value-type="float" office:value="0.322" calcext:value-type="float">
            <text:p>0.3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6269518252195 0.3222550541358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1:23 EDT</text:p>
          </table:table-cell>
          <table:table-cell office:value-type="float" office:value="1.071" calcext:value-type="float">
            <text:p>1.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1:25 EDT</text:p>
          </table:table-cell>
          <table:table-cell office:value-type="float" office:value="1.712" calcext:value-type="float">
            <text:p>1.712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305" calcext:value-type="float">
            <text:p>0.3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1177662721618 0.3045560473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1:26 EDT</text:p>
          </table:table-cell>
          <table:table-cell office:value-type="float" office:value="1.801" calcext:value-type="float">
            <text:p>1.801</text:p>
          </table:table-cell>
          <table:table-cell office:value-type="float" office:value="0.759" calcext:value-type="float">
            <text:p>0.759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9146702174584" calcext:value-type="float">
            <text:p>0.7591467021745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1:27 EDT</text:p>
          </table:table-cell>
          <table:table-cell office:value-type="float" office:value="0.49" calcext:value-type="float">
            <text:p>0.49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1:34 EDT</text:p>
          </table:table-cell>
          <table:table-cell office:value-type="float" office:value="6.822" calcext:value-type="float">
            <text:p>6.822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51989810029928" calcext:value-type="float">
            <text:p>0.0151989810029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1:3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6229542378386" calcext:value-type="float">
            <text:p>0.986229542378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1:34 EDT</text:p>
          </table:table-cell>
          <table:table-cell office:value-type="float" office:value="0" calcext:value-type="float">
            <text:p>0</text:p>
          </table:table-cell>
          <table:table-cell office:value-type="float" office:value="-1.711" calcext:value-type="float">
            <text:p>-1.711</text:p>
          </table:table-cell>
          <table:table-cell office:value-type="float" office:value="1.741" calcext:value-type="float">
            <text:p>1.7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71076882189933 1.741166783905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1:34 EDT</text:p>
          </table:table-cell>
          <table:table-cell office:value-type="float" office:value="0.434" calcext:value-type="float">
            <text:p>0.434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1:34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1" calcext:value-type="float">
            <text:p>0.051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12273426096481" calcext:value-type="float">
            <text:p>0.0512273426096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1:34 ED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036621581911" calcext:value-type="float">
            <text:p>0.780366215819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1:3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411" calcext:value-type="float">
            <text:p>0.41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8846856522569 0.4113015417418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1:35 EDT</text:p>
          </table:table-cell>
          <table:table-cell office:value-type="float" office:value="0.541" calcext:value-type="float">
            <text:p>0.541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06 EDT</text:p>
          </table:table-cell>
          <table:table-cell office:value-type="float" office:value="30.814" calcext:value-type="float">
            <text:p>30.8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0.0000704158372037966" calcext:value-type="float">
            <text:p>7.04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06 EDT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4839980965958" calcext:value-type="float">
            <text:p>0.9748399809659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06 EDT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430556630849827 0.00444639798290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06 EDT</text:p>
          </table:table-cell>
          <table:table-cell office:value-type="float" office:value="0.25" calcext:value-type="float">
            <text:p>0.25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10 22:22:06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3" calcext:value-type="float">
            <text:p>0.803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3143549126267" calcext:value-type="float">
            <text:p>0.8031435491262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06 EDT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27830533235939" calcext:value-type="float">
            <text:p>0.012783053323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06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0.338" calcext:value-type="float">
            <text:p>0.338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37621523525253" calcext:value-type="float">
            <text:p>0.337621523525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06 EDT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6090440064342" calcext:value-type="float">
            <text:p>0.206090440064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06 EDT</text:p>
          </table:table-cell>
          <table:table-cell office:value-type="float" office:value="0" calcext:value-type="float">
            <text:p>0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861" calcext:value-type="float">
            <text:p>0.8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5734839045618 0.860977886096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06 EDT</text:p>
          </table:table-cell>
          <table:table-cell office:value-type="float" office:value="0.262" calcext:value-type="float">
            <text:p>0.262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09 EDT</text:p>
          </table:table-cell>
          <table:table-cell office:value-type="float" office:value="2.371" calcext:value-type="float">
            <text:p>2.3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09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09 EDT</text:p>
          </table:table-cell>
          <table:table-cell office:value-type="float" office:value="0" calcext:value-type="float">
            <text:p>0</text:p>
          </table:table-cell>
          <table:table-cell office:value-type="float" office:value="-0.837" calcext:value-type="float">
            <text:p>-0.837</text:p>
          </table:table-cell>
          <table:table-cell office:value-type="float" office:value="0.837" calcext:value-type="float">
            <text:p>0.8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37140585308789 0.8371405853087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09 EDT</text:p>
          </table:table-cell>
          <table:table-cell office:value-type="float" office:value="0.23" calcext:value-type="float">
            <text:p>0.23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09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69" calcext:value-type="float">
            <text:p>-0.069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85751881312489" calcext:value-type="float">
            <text:p>-0.0685751881312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2836265286188" calcext:value-type="float">
            <text:p>0.7728362652861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397" calcext:value-type="float">
            <text:p>0.3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4180635126788 0.397030258864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2:10 EDT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2:11 EDT</text:p>
          </table:table-cell>
          <table:table-cell office:value-type="float" office:value="1.419" calcext:value-type="float">
            <text:p>1.419</text:p>
          </table:table-cell>
          <table:table-cell office:value-type="float" office:value="-0.529" calcext:value-type="float">
            <text:p>-0.529</text:p>
          </table:table-cell>
          <table:table-cell office:value-type="float" office:value="0.401" calcext:value-type="float">
            <text:p>0.4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8775990372949 0.4005336815796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2:13 EDT</text:p>
          </table:table-cell>
          <table:table-cell office:value-type="float" office:value="1.525" calcext:value-type="float">
            <text:p>1.525</text:p>
          </table:table-cell>
          <table:table-cell office:value-type="float" office:value="0.828" calcext:value-type="float">
            <text:p>0.828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7768753978749" calcext:value-type="float">
            <text:p>0.8277687539787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13 EDT</text:p>
          </table:table-cell>
          <table:table-cell office:value-type="float" office:value="0.298" calcext:value-type="float">
            <text:p>0.298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20 EDT</text:p>
          </table:table-cell>
          <table:table-cell office:value-type="float" office:value="7.625" calcext:value-type="float">
            <text:p>7.625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98142078481331" calcext:value-type="float">
            <text:p>-0.019814207848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20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8920696326" calcext:value-type="float">
            <text:p>0.9999989206963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20 EDT</text:p>
          </table:table-cell>
          <table:table-cell office:value-type="float" office:value="0" calcext:value-type="float">
            <text:p>0</text:p>
          </table:table-cell>
          <table:table-cell office:value-type="float" office:value="-28709.228" calcext:value-type="float">
            <text:p>-28709.228</text:p>
          </table:table-cell>
          <table:table-cell office:value-type="float" office:value="28709.188" calcext:value-type="float">
            <text:p>28709.1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8709.2277964122 28709.18816799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21 EDT</text:p>
          </table:table-cell>
          <table:table-cell office:value-type="float" office:value="0.278" calcext:value-type="float">
            <text:p>0.278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2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27830533235939" calcext:value-type="float">
            <text:p>0.012783053323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21 EDT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044655538488" calcext:value-type="float">
            <text:p>0.710446555384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21 EDT</text:p>
          </table:table-cell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8" calcext:value-type="float">
            <text:p>0.0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47021749780241 0.0802682816252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2:21 EDT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2:22 EDT</text:p>
          </table:table-cell>
          <table:table-cell office:value-type="float" office:value="1.016" calcext:value-type="float">
            <text:p>1.01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107" calcext:value-type="float">
            <text:p>0.1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83262228407522 0.1072066652755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2:23 EDT</text:p>
          </table:table-cell>
          <table:table-cell office:value-type="float" office:value="1.041" calcext:value-type="float">
            <text:p>1.041</text:p>
          </table:table-cell>
          <table:table-cell office:value-type="float" office:value="0.749" calcext:value-type="float">
            <text:p>0.749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48724643359019" calcext:value-type="float">
            <text:p>0.7487246433590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23 EDT</text:p>
          </table:table-cell>
          <table:table-cell office:value-type="float" office:value="0.362" calcext:value-type="float">
            <text:p>0.362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30 EDT</text:p>
          </table:table-cell>
          <table:table-cell office:value-type="float" office:value="0" calcext:value-type="float">
            <text:p>0</text:p>
          </table:table-cell>
          <table:table-cell office:value-type="float" office:value="-0.083" calcext:value-type="float">
            <text:p>-0.083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33333333333335" calcext:value-type="float">
            <text:p>-0.0833333333333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30 EDT</text:p>
          </table:table-cell>
          <table:table-cell office:value-type="float" office:value="0" calcext:value-type="float">
            <text:p>0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2431146716819" calcext:value-type="float">
            <text:p>0.6524311467168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3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282" calcext:value-type="float">
            <text:p>0.28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8255883762007 0.281589217095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2:30 EDT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2:32 EDT</text:p>
          </table:table-cell>
          <table:table-cell office:value-type="float" office:value="1.066" calcext:value-type="float">
            <text:p>1.066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6" calcext:value-type="float">
            <text:p>0.1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7054226902763 0.1595999086729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2:33 EDT</text:p>
          </table:table-cell>
          <table:table-cell office:value-type="float" office:value="1.153" calcext:value-type="float">
            <text:p>1.153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9665562492506" calcext:value-type="float">
            <text:p>0.3696655624925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33 EDT</text:p>
          </table:table-cell>
          <table:table-cell office:value-type="float" office:value="0.371" calcext:value-type="float">
            <text:p>0.37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33 EDT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3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33 EDT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.91162523430473e-05 3.91162523430473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34 EDT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3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5" calcext:value-type="float">
            <text:p>-0.045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450559701411767" calcext:value-type="float">
            <text:p>-0.0450559701411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34 EDT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3210876007654" calcext:value-type="float">
            <text:p>0.3832108760076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3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56" calcext:value-type="float">
            <text:p>0.0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6327234552883 0.05621529427052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2:34 EDT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2:36 EDT</text:p>
          </table:table-cell>
          <table:table-cell office:value-type="float" office:value="1.734" calcext:value-type="float">
            <text:p>1.734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64" calcext:value-type="float">
            <text:p>0.06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2820121512433 0.0635237847442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2:37 EDT</text:p>
          </table:table-cell>
          <table:table-cell office:value-type="float" office:value="1.469" calcext:value-type="float">
            <text:p>1.469</text:p>
          </table:table-cell>
          <table:table-cell office:value-type="float" office:value="0.316" calcext:value-type="float">
            <text:p>0.316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5863318877353" calcext:value-type="float">
            <text:p>0.315863318877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37 EDT</text:p>
          </table:table-cell>
          <table:table-cell office:value-type="float" office:value="0.327" calcext:value-type="float">
            <text:p>0.32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37 EDT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38 EDT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38 EDT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999889748592 0.5999889748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2:38 EDT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390313390313" calcext:value-type="float">
            <text:p>0.313390313390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2:38 EDT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2:38 EDT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2:38 EDT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999889748592 0.5999889748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3:23 EDT</text:p>
          </table:table-cell>
          <table:table-cell office:value-type="float" office:value="45.266" calcext:value-type="float">
            <text:p>45.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4:27 EDT</text:p>
          </table:table-cell>
          <table:table-cell office:value-type="float" office:value="63.249" calcext:value-type="float">
            <text:p>63.249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5:31 EDT</text:p>
          </table:table-cell>
          <table:table-cell office:value-type="float" office:value="64.152" calcext:value-type="float">
            <text:p>64.152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3" calcext:value-type="float">
            <text:p>0.2735042735042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5:31 EDT</text:p>
          </table:table-cell>
          <table:table-cell office:value-type="float" office:value="0.274" calcext:value-type="float">
            <text:p>0.274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5:31 EDT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5:31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9813776561" calcext:value-type="float">
            <text:p>0.9999998137765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5:31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5:37 EDT</text:p>
          </table:table-cell>
          <table:table-cell office:value-type="float" office:value="6.101" calcext:value-type="float">
            <text:p>6.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5:46 EDT</text:p>
          </table:table-cell>
          <table:table-cell office:value-type="float" office:value="9.048" calcext:value-type="float">
            <text:p>9.0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5:56 EDT</text:p>
          </table:table-cell>
          <table:table-cell office:value-type="float" office:value="10.037" calcext:value-type="float">
            <text:p>10.037</text:p>
          </table:table-cell>
          <table:table-cell office:value-type="float" office:value="0.923" calcext:value-type="float">
            <text:p>0.923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5:57 EDT</text:p>
          </table:table-cell>
          <table:table-cell office:value-type="float" office:value="0.316" calcext:value-type="float">
            <text:p>0.316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5:57 EDT</text:p>
          </table:table-cell>
          <table:table-cell office:value-type="float" office:value="0.44" calcext:value-type="float">
            <text:p>0.44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7584142709845" calcext:value-type="float">
            <text:p>0.0775841427098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5:57 EDT</text:p>
          </table:table-cell>
          <table:table-cell office:value-type="float" office:value="0.028" calcext:value-type="float">
            <text:p>0.028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3098825051552" calcext:value-type="float">
            <text:p>0.3530988250515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5:57 EDT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241" calcext:value-type="float">
            <text:p>0.2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61708481984765 0.2413391336181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5:59 EDT</text:p>
          </table:table-cell>
          <table:table-cell office:value-type="float" office:value="1.208" calcext:value-type="float">
            <text:p>1.208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005371060695" calcext:value-type="float">
            <text:p>0.49005371060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5:59 EDT</text:p>
          </table:table-cell>
          <table:table-cell office:value-type="float" office:value="0.388" calcext:value-type="float">
            <text:p>0.38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00 EDT</text:p>
          </table:table-cell>
          <table:table-cell office:value-type="float" office:value="1.238" calcext:value-type="float">
            <text:p>1.238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005371060695" calcext:value-type="float">
            <text:p>0.49005371060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1 EDT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02 EDT</text:p>
          </table:table-cell>
          <table:table-cell office:value-type="float" office:value="1.348" calcext:value-type="float">
            <text:p>1.348</text:p>
          </table:table-cell>
          <table:table-cell office:value-type="float" office:value="0.107" calcext:value-type="float">
            <text:p>0.107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6581634855359" calcext:value-type="float">
            <text:p>0.106581634855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2 EDT</text:p>
          </table:table-cell>
          <table:table-cell office:value-type="float" office:value="0.322" calcext:value-type="float">
            <text:p>0.32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04 EDT</text:p>
          </table:table-cell>
          <table:table-cell office:value-type="float" office:value="1.292" calcext:value-type="float">
            <text:p>1.292</text:p>
          </table:table-cell>
          <table:table-cell office:value-type="float" office:value="0.107" calcext:value-type="float">
            <text:p>0.107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6581634855359" calcext:value-type="float">
            <text:p>0.106581634855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4 EDT</text:p>
          </table:table-cell>
          <table:table-cell office:value-type="float" office:value="0.338" calcext:value-type="float">
            <text:p>0.3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6:04 EDT</text:p>
          </table:table-cell>
          <table:table-cell office:value-type="float" office:value="0.377" calcext:value-type="float">
            <text:p>0.377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12535612535613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5 EDT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5 EDT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6 EDT</text:p>
          </table:table-cell>
          <table:table-cell office:value-type="float" office:value="0.561" calcext:value-type="float">
            <text:p>0.56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6 EDT</text:p>
          </table:table-cell>
          <table:table-cell office:value-type="float" office:value="0.267" calcext:value-type="float">
            <text:p>0.26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7 EDT</text:p>
          </table:table-cell>
          <table:table-cell office:value-type="float" office:value="0.231" calcext:value-type="float">
            <text:p>0.23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7 EDT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0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67" calcext:value-type="float">
            <text:p>-0.167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6666666666667" calcext:value-type="float">
            <text:p>-0.1666666666666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6:07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029137460742" calcext:value-type="float">
            <text:p>0.540291374607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6:07 EDT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367" calcext:value-type="float">
            <text:p>0.36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0101297372812 0.3667679640394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07 EDT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07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7" calcext:value-type="float">
            <text:p>-0.067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67979459767006" calcext:value-type="float">
            <text:p>-0.066797945976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6:07 EDT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0363486088542" calcext:value-type="float">
            <text:p>0.6503634860885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6:07 EDT</text:p>
          </table:table-cell>
          <table:table-cell office:value-type="float" office:value="0" calcext:value-type="float">
            <text:p>0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222" calcext:value-type="float">
            <text:p>0.2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5643977346307 0.2220480853929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26:10 EDT</text:p>
          </table:table-cell>
          <table:table-cell office:value-type="float" office:value="2.945" calcext:value-type="float">
            <text:p>2.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26:13 EDT</text:p>
          </table:table-cell>
          <table:table-cell office:value-type="float" office:value="2.368" calcext:value-type="float">
            <text:p>2.36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01" calcext:value-type="float">
            <text:p>0.1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4811326223382 0.100794554386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26:15 EDT</text:p>
          </table:table-cell>
          <table:table-cell office:value-type="float" office:value="2.477" calcext:value-type="float">
            <text:p>2.47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80333333909465" calcext:value-type="float">
            <text:p>0.4803333339094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26:15 EDT</text:p>
          </table:table-cell>
          <table:table-cell office:value-type="float" office:value="0.296" calcext:value-type="float">
            <text:p>0.296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26:16 EDT</text:p>
          </table:table-cell>
          <table:table-cell office:value-type="float" office:value="0.845" calcext:value-type="float">
            <text:p>0.845</text:p>
          </table:table-cell>
          <table:table-cell office:value-type="float" office:value="0.094" calcext:value-type="float">
            <text:p>0.094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42222401226973" calcext:value-type="float">
            <text:p>0.0942222401226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26:1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735127193226" calcext:value-type="float">
            <text:p>0.827351271932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26:16 EDT</text:p>
          </table:table-cell>
          <table:table-cell office:value-type="float" office:value="0" calcext:value-type="float">
            <text:p>0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941" calcext:value-type="float">
            <text:p>0.9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525098927414 0.9409543729867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30:38 EDT</text:p>
          </table:table-cell>
          <table:table-cell office:value-type="float" office:value="261.78" calcext:value-type="float">
            <text:p>261.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32:28 EDT</text:p>
          </table:table-cell>
          <table:table-cell office:value-type="float" office:value="110.135" calcext:value-type="float">
            <text:p>110.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489" calcext:value-type="float">
            <text:p>0.48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1357007442973 0.4893722175899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34:19 EDT</text:p>
          </table:table-cell>
          <table:table-cell office:value-type="float" office:value="110.567" calcext:value-type="float">
            <text:p>110.567</text:p>
          </table:table-cell>
          <table:table-cell office:value-type="float" office:value="0.188" calcext:value-type="float">
            <text:p>0.188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8113164218131" calcext:value-type="float">
            <text:p>0.1881131642181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34:19 EDT</text:p>
          </table:table-cell>
          <table:table-cell office:value-type="float" office:value="0.368" calcext:value-type="float">
            <text:p>0.36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34:19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71" calcext:value-type="float">
            <text:p>-0.071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7691796860526" calcext:value-type="float">
            <text:p>-0.0707691796860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34:19 EDT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9887521907277" calcext:value-type="float">
            <text:p>0.6898875219072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34:19 EDT</text:p>
          </table:table-cell>
          <table:table-cell office:value-type="float" office:value="0" calcext:value-type="float">
            <text:p>0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277" calcext:value-type="float">
            <text:p>0.2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394148519317 0.2768557891472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2:34:20 EDT</text:p>
          </table:table-cell>
          <table:table-cell office:value-type="float" office:value="1.143" calcext:value-type="float">
            <text:p>1.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22:34:22 EDT</text:p>
          </table:table-cell>
          <table:table-cell office:value-type="float" office:value="1.731" calcext:value-type="float">
            <text:p>1.731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79" calcext:value-type="float">
            <text:p>0.1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1474427539057 0.1791235699220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22:34:24 EDT</text:p>
          </table:table-cell>
          <table:table-cell office:value-type="float" office:value="1.703" calcext:value-type="float">
            <text:p>1.703</text:p>
          </table:table-cell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0765086024203" calcext:value-type="float">
            <text:p>0.510765086024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22:34:24 EDT</text:p>
          </table:table-cell>
          <table:table-cell office:value-type="float" office:value="0.434" calcext:value-type="float">
            <text:p>0.434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22:34:51 EDT</text:p>
          </table:table-cell>
          <table:table-cell office:value-type="float" office:value="27.274" calcext:value-type="float">
            <text:p>27.274</text:p>
          </table:table-cell>
          <table:table-cell office:value-type="float" office:value="0.071" calcext:value-type="float">
            <text:p>0.071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1903709789243" calcext:value-type="float">
            <text:p>0.071190370978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22:34:5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8153634933059" calcext:value-type="float">
            <text:p>0.9981536349330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22:34:51 EDT</text:p>
          </table:table-cell>
          <table:table-cell office:value-type="float" office:value="0" calcext:value-type="float">
            <text:p>0</text:p>
          </table:table-cell>
          <table:table-cell office:value-type="float" office:value="-60.225" calcext:value-type="float">
            <text:p>-60.225</text:p>
          </table:table-cell>
          <table:table-cell office:value-type="float" office:value="60.368" calcext:value-type="float">
            <text:p>6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0.2252183632173 60.36759910517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23:22:33 EDT</text:p>
          </table:table-cell>
          <table:table-cell office:value-type="float" office:value="2861.988" calcext:value-type="float">
            <text:p>2861.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0:13:59 EDT</text:p>
          </table:table-cell>
          <table:table-cell office:value-type="float" office:value="3085.706" calcext:value-type="float">
            <text:p>3085.706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681" calcext:value-type="float">
            <text:p>0.6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2894891331921 0.6805380481227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5:43 EDT</text:p>
          </table:table-cell>
          <table:table-cell office:value-type="float" office:value="3103.603" calcext:value-type="float">
            <text:p>3103.603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0207162114724" calcext:value-type="float">
            <text:p>0.3402071621147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5:43 EDT</text:p>
          </table:table-cell>
          <table:table-cell office:value-type="float" office:value="0.239" calcext:value-type="float">
            <text:p>0.239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5:43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7691796860526" calcext:value-type="float">
            <text:p>-0.0707691796860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5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9887521907277" calcext:value-type="float">
            <text:p>0.6898875219072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5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277" calcext:value-type="float">
            <text:p>0.2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394148519317 0.2768557891472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5:43 EDT</text:p>
          </table:table-cell>
          <table:table-cell office:value-type="float" office:value="0.236" calcext:value-type="float">
            <text:p>0.236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6:11 EDT</text:p>
          </table:table-cell>
          <table:table-cell office:value-type="float" office:value="27.577" calcext:value-type="float">
            <text:p>27.577</text:p>
          </table:table-cell>
          <table:table-cell office:value-type="float" office:value="0.071" calcext:value-type="float">
            <text:p>0.071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1903709789243" calcext:value-type="float">
            <text:p>0.071190370978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6:11 EDT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8153634933059" calcext:value-type="float">
            <text:p>0.9981536349330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6:1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60.225" calcext:value-type="float">
            <text:p>-60.225</text:p>
          </table:table-cell>
          <table:table-cell office:value-type="float" office:value="60.368" calcext:value-type="float">
            <text:p>6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60.2252183632173 60.36759910517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6:11 EDT</text:p>
          </table:table-cell>
          <table:table-cell office:value-type="float" office:value="0.279" calcext:value-type="float">
            <text:p>0.279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6:11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782393894703" calcext:value-type="float">
            <text:p>-0.1287823938947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6:11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819312399568" calcext:value-type="float">
            <text:p>0.6618193123995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6:11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5845230398626 0.4482804426092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6:14 EDT</text:p>
          </table:table-cell>
          <table:table-cell office:value-type="float" office:value="3.255" calcext:value-type="float">
            <text:p>3.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6:17 EDT</text:p>
          </table:table-cell>
          <table:table-cell office:value-type="float" office:value="2.345" calcext:value-type="float">
            <text:p>2.345</text:p>
          </table:table-cell>
          <table:table-cell office:value-type="float" office:value="-0.481" calcext:value-type="float">
            <text:p>-0.481</text:p>
          </table:table-cell>
          <table:table-cell office:value-type="float" office:value="0.318" calcext:value-type="float">
            <text:p>0.3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81229890310648 0.3178765165204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6:19 EDT</text:p>
          </table:table-cell>
          <table:table-cell office:value-type="float" office:value="2.391" calcext:value-type="float">
            <text:p>2.391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7478135434033" calcext:value-type="float">
            <text:p>0.5874781354340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6:20 EDT</text:p>
          </table:table-cell>
          <table:table-cell office:value-type="float" office:value="0.364" calcext:value-type="float">
            <text:p>0.364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6:20 EDT</text:p>
          </table:table-cell>
          <table:table-cell office:value-type="float" office:value="0.286" calcext:value-type="float">
            <text:p>0.286</text:p>
          </table:table-cell>
          <table:table-cell office:value-type="float" office:value="1.035" calcext:value-type="float">
            <text:p>1.035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.03482263783713" calcext:value-type="float">
            <text:p>1.034822637837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6:2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247702654282" calcext:value-type="float">
            <text:p>0.9992477026542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6:20 EDT</text:p>
          </table:table-cell>
          <table:table-cell office:value-type="float" office:value="0" calcext:value-type="float">
            <text:p>0</text:p>
          </table:table-cell>
          <table:table-cell office:value-type="float" office:value="-2150.084" calcext:value-type="float">
            <text:p>-2150.084</text:p>
          </table:table-cell>
          <table:table-cell office:value-type="float" office:value="2152.154" calcext:value-type="float">
            <text:p>2152.1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150.08439126301 2152.154036538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7:29 EDT</text:p>
          </table:table-cell>
          <table:table-cell office:value-type="float" office:value="69.431" calcext:value-type="float">
            <text:p>69.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7:53 EDT</text:p>
          </table:table-cell>
          <table:table-cell office:value-type="float" office:value="24.087" calcext:value-type="float">
            <text:p>24.087</text:p>
          </table:table-cell>
          <table:table-cell office:value-type="float" office:value="0.779" calcext:value-type="float">
            <text:p>0.779</text:p>
          </table:table-cell>
          <table:table-cell office:value-type="float" office:value="2.595" calcext:value-type="float">
            <text:p>2.595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77942435324895 2.595053539788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8:18 EDT</text:p>
          </table:table-cell>
          <table:table-cell office:value-type="float" office:value="24.233" calcext:value-type="float">
            <text:p>24.233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65736241082466" calcext:value-type="float">
            <text:p>0.0016573624108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8:18 EDT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8:18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1" calcext:value-type="float">
            <text:p>-0.071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7691059453819" calcext:value-type="float">
            <text:p>-0.070769105945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8:18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9887812404501" calcext:value-type="float">
            <text:p>0.6898878124045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8:18 EDT</text:p>
          </table:table-cell>
          <table:table-cell office:value-type="float" office:value="0" calcext:value-type="float">
            <text:p>0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277" calcext:value-type="float">
            <text:p>0.2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3940560386 0.2768558441478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8:22 EDT</text:p>
          </table:table-cell>
          <table:table-cell office:value-type="float" office:value="3.965" calcext:value-type="float">
            <text:p>3.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8:25 EDT</text:p>
          </table:table-cell>
          <table:table-cell office:value-type="float" office:value="2.863" calcext:value-type="float">
            <text:p>2.86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82" calcext:value-type="float">
            <text:p>0.18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5330942935439 0.1820399453426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8:28 EDT</text:p>
          </table:table-cell>
          <table:table-cell office:value-type="float" office:value="2.816" calcext:value-type="float">
            <text:p>2.81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2981989465212" calcext:value-type="float">
            <text:p>0.5829819894652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8:28 EDT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8:28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71" calcext:value-type="float">
            <text:p>-0.071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07691059453819" calcext:value-type="float">
            <text:p>-0.070769105945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8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9887812404501" calcext:value-type="float">
            <text:p>0.6898878124045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8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277" calcext:value-type="float">
            <text:p>0.2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83940560386 0.2768558441478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8:31 EDT</text:p>
          </table:table-cell>
          <table:table-cell office:value-type="float" office:value="3.251" calcext:value-type="float">
            <text:p>3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8:34 EDT</text:p>
          </table:table-cell>
          <table:table-cell office:value-type="float" office:value="2.394" calcext:value-type="float">
            <text:p>2.394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19" calcext:value-type="float">
            <text:p>0.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0749721536681 0.1895459732057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8:36 EDT</text:p>
          </table:table-cell>
          <table:table-cell office:value-type="float" office:value="2.442" calcext:value-type="float">
            <text:p>2.442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4349885751776" calcext:value-type="float">
            <text:p>0.5643498857517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8:36 EDT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8:36 EDT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782479402817" calcext:value-type="float">
            <text:p>-0.1287824794028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8:36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819199603189" calcext:value-type="float">
            <text:p>0.661819199603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8:36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5845493830828 0.448280535025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8:41 EDT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8:44 EDT</text:p>
          </table:table-cell>
          <table:table-cell office:value-type="float" office:value="3.061" calcext:value-type="float">
            <text:p>3.061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26" calcext:value-type="float">
            <text:p>0.2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7770529300713 0.2599881785715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8:47 EDT</text:p>
          </table:table-cell>
          <table:table-cell office:value-type="float" office:value="3.253" calcext:value-type="float">
            <text:p>3.253</text:p>
          </table:table-cell>
          <table:table-cell office:value-type="float" office:value="0.501" calcext:value-type="float">
            <text:p>0.501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0757352738566" calcext:value-type="float">
            <text:p>0.5007573527385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8:48 EDT</text:p>
          </table:table-cell>
          <table:table-cell office:value-type="float" office:value="0.377" calcext:value-type="float">
            <text:p>0.37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8:48 EDT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782479402817" calcext:value-type="float">
            <text:p>-0.1287824794028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8:48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819199603189" calcext:value-type="float">
            <text:p>0.661819199603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8:48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5845493830828 0.448280535025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1:08:53 EDT</text:p>
          </table:table-cell>
          <table:table-cell office:value-type="float" office:value="5.447" calcext:value-type="float">
            <text:p>5.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1:08:57 EDT</text:p>
          </table:table-cell>
          <table:table-cell office:value-type="float" office:value="3.661" calcext:value-type="float">
            <text:p>3.661</text:p>
          </table:table-cell>
          <table:table-cell office:value-type="float" office:value="-0.475" calcext:value-type="float">
            <text:p>-0.475</text:p>
          </table:table-cell>
          <table:table-cell office:value-type="float" office:value="0.23" calcext:value-type="float">
            <text:p>0.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4826478144655 0.229915437352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1:09:01 EDT</text:p>
          </table:table-cell>
          <table:table-cell office:value-type="float" office:value="3.375" calcext:value-type="float">
            <text:p>3.375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0396461182793" calcext:value-type="float">
            <text:p>0.5903964611827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1:09:01 EDT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1:09:42 EDT</text:p>
          </table:table-cell>
          <table:table-cell office:value-type="float" office:value="40.779" calcext:value-type="float">
            <text:p>40.779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49882543981499" calcext:value-type="float">
            <text:p>0.8498825439814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1:09:42 EDT</text:p>
          </table:table-cell>
          <table:table-cell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1255215045219" calcext:value-type="float">
            <text:p>0.9812552150452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1:09:42 EDT</text:p>
          </table:table-cell>
          <table:table-cell office:value-type="float" office:value="0" calcext:value-type="float">
            <text:p>0</text:p>
          </table:table-cell>
          <table:table-cell office:value-type="float" office:value="-70.047" calcext:value-type="float">
            <text:p>-70.047</text:p>
          </table:table-cell>
          <table:table-cell office:value-type="float" office:value="71.747" calcext:value-type="float">
            <text:p>71.74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70.0469191482711 71.74668423623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2:08:41 EDT</text:p>
          </table:table-cell>
          <table:table-cell office:value-type="float" office:value="3539.704" calcext:value-type="float">
            <text:p>3539.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3:08:54 EDT</text:p>
          </table:table-cell>
          <table:table-cell office:value-type="float" office:value="3612.626" calcext:value-type="float">
            <text:p>3612.626</text:p>
          </table:table-cell>
          <table:table-cell office:value-type="float" office:value="0.93" calcext:value-type="float">
            <text:p>0.93</text:p>
          </table:table-cell>
          <table:table-cell office:value-type="float" office:value="1.4" calcext:value-type="float">
            <text:p>1.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30225663501988 1.400036572242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08:56 EDT</text:p>
          </table:table-cell>
          <table:table-cell office:value-type="float" office:value="3602.072" calcext:value-type="float">
            <text:p>3602.0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0.0000198026993168087" calcext:value-type="float">
            <text:p>1.98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8:57 EDT</text:p>
          </table:table-cell>
          <table:table-cell office:value-type="float" office:value="0.385" calcext:value-type="float">
            <text:p>0.38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8:57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9547804118126" calcext:value-type="float">
            <text:p>0.109547804118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8:5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6190048889094" calcext:value-type="float">
            <text:p>0.566190048889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8:57 EDT</text:p>
          </table:table-cell>
          <table:table-cell office:value-type="float" office:value="0" calcext:value-type="float">
            <text:p>0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484" calcext:value-type="float">
            <text:p>0.48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4725124903222 0.4838207331394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08:58 EDT</text:p>
          </table:table-cell>
          <table:table-cell office:value-type="float" office:value="1.052" calcext:value-type="float">
            <text:p>1.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08:59 EDT</text:p>
          </table:table-cell>
          <table:table-cell office:value-type="float" office:value="1.726" calcext:value-type="float">
            <text:p>1.726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346" calcext:value-type="float">
            <text:p>0.3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9271426115694 0.3462581136805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09:01 EDT</text:p>
          </table:table-cell>
          <table:table-cell office:value-type="float" office:value="1.791" calcext:value-type="float">
            <text:p>1.791</text:p>
          </table:table-cell>
          <table:table-cell office:value-type="float" office:value="0.431" calcext:value-type="float">
            <text:p>0.431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0569460099385" calcext:value-type="float">
            <text:p>0.4305694600993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02 EDT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07 EDT</text:p>
          </table:table-cell>
          <table:table-cell office:value-type="float" office:value="5.929" calcext:value-type="float">
            <text:p>5.929</text:p>
          </table:table-cell>
          <table:table-cell office:value-type="float" office:value="-0.188" calcext:value-type="float">
            <text:p>-0.188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88078240566904" calcext:value-type="float">
            <text:p>-0.188078240566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0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1" calcext:value-type="float">
            <text:p>0.631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30868870898298" calcext:value-type="float">
            <text:p>0.6308688708982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07 EDT</text:p>
          </table:table-cell>
          <table:table-cell office:value-type="float" office:value="0" calcext:value-type="float">
            <text:p>0</text:p>
          </table:table-cell>
          <table:table-cell office:value-type="float" office:value="-0.955" calcext:value-type="float">
            <text:p>-0.955</text:p>
          </table:table-cell>
          <table:table-cell office:value-type="float" office:value="0.579" calcext:value-type="float">
            <text:p>0.5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55244328971473 0.5790878478376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08 EDT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08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03318975531724" calcext:value-type="float">
            <text:p>-0.0803318975531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08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556978318421" calcext:value-type="float">
            <text:p>0.6615569783184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08 EDT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0.279" calcext:value-type="float">
            <text:p>0.2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39994710538878 0.279330915432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08 EDT</text:p>
          </table:table-cell>
          <table:table-cell office:value-type="float" office:value="0.405" calcext:value-type="float">
            <text:p>0.40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49 EDT</text:p>
          </table:table-cell>
          <table:table-cell office:value-type="float" office:value="40.694" calcext:value-type="float">
            <text:p>40.6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0.0000238805286119081" calcext:value-type="float">
            <text:p>2.39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214940266164" calcext:value-type="float">
            <text:p>0.982149402661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49 EDT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206802997660815 0.002115791033831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49 EDT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11 04:09:49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3694602816289" calcext:value-type="float">
            <text:p>0.6836946028162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49 EDT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1023391812866" calcext:value-type="float">
            <text:p>-0.0201023391812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49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64" calcext:value-type="float">
            <text:p>-0.164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64315621420649" calcext:value-type="float">
            <text:p>-0.1643156214206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9" calcext:value-type="float">
            <text:p>0.529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9055275004245" calcext:value-type="float">
            <text:p>0.52905527500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347" calcext:value-type="float">
            <text:p>0.34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7595802595008 0.3473267831087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50 EDT</text:p>
          </table:table-cell>
          <table:table-cell office:value-type="float" office:value="0.397" calcext:value-type="float">
            <text:p>0.39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52 EDT</text:p>
          </table:table-cell>
          <table:table-cell office:value-type="float" office:value="2.426" calcext:value-type="float">
            <text:p>2.4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5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52 EDT</text:p>
          </table:table-cell>
          <table:table-cell office:value-type="float" office:value="0" calcext:value-type="float">
            <text:p>0</text:p>
          </table:table-cell>
          <table:table-cell office:value-type="float" office:value="-0.588" calcext:value-type="float">
            <text:p>-0.588</text:p>
          </table:table-cell>
          <table:table-cell office:value-type="float" office:value="0.588" calcext:value-type="float">
            <text:p>0.5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87634596831779 0.5876345968317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53 EDT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09:53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1" calcext:value-type="float">
            <text:p>0.131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1460398175563" calcext:value-type="float">
            <text:p>0.1314603981755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09:5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79701051472592" calcext:value-type="float">
            <text:p>0.579701051472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09:53 EDT</text:p>
          </table:table-cell>
          <table:table-cell office:value-type="float" office:value="0" calcext:value-type="float">
            <text:p>0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597" calcext:value-type="float">
            <text:p>0.5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3775552706496 0.5966963490576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09:54 EDT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09:55 EDT</text:p>
          </table:table-cell>
          <table:table-cell office:value-type="float" office:value="1.78" calcext:value-type="float">
            <text:p>1.78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455" calcext:value-type="float">
            <text:p>0.45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6280571460041 0.455004690734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09:57 EDT</text:p>
          </table:table-cell>
          <table:table-cell office:value-type="float" office:value="1.924" calcext:value-type="float">
            <text:p>1.924</text:p>
          </table:table-cell>
          <table:table-cell office:value-type="float" office:value="0.441" calcext:value-type="float">
            <text:p>0.441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40962123234025" calcext:value-type="float">
            <text:p>0.4409621232340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09:58 EDT</text:p>
          </table:table-cell>
          <table:table-cell office:value-type="float" office:value="0.301" calcext:value-type="float">
            <text:p>0.301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00 EDT</text:p>
          </table:table-cell>
          <table:table-cell office:value-type="float" office:value="2.473" calcext:value-type="float">
            <text:p>2.473</text:p>
          </table:table-cell>
          <table:table-cell office:value-type="float" office:value="-0.007" calcext:value-type="float">
            <text:p>-0.007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674125607858198" calcext:value-type="float">
            <text:p>-0.0067412560785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00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39" calcext:value-type="float">
            <text:p>6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9571817181" calcext:value-type="float">
            <text:p>0.9999995718171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00 EDT</text:p>
          </table:table-cell>
          <table:table-cell office:value-type="float" office:value="0" calcext:value-type="float">
            <text:p>0</text:p>
          </table:table-cell>
          <table:table-cell office:value-type="float" office:value="-24620.67" calcext:value-type="float">
            <text:p>-24620.67</text:p>
          </table:table-cell>
          <table:table-cell office:value-type="float" office:value="24620.656" calcext:value-type="float">
            <text:p>24620.6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4620.6695331276 24620.6560506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00 EDT</text:p>
          </table:table-cell>
          <table:table-cell office:value-type="float" office:value="0.275" calcext:value-type="float">
            <text:p>0.27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0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1023391812866" calcext:value-type="float">
            <text:p>-0.0201023391812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0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5251013688477" calcext:value-type="float">
            <text:p>0.5252510136884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00 EDT</text:p>
          </table:table-cell>
          <table:table-cell office:value-type="float" office:value="0" calcext:value-type="float">
            <text:p>0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42" calcext:value-type="float">
            <text:p>0.04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21227950948211 0.04191811673224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0:00 EDT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0:01 EDT</text:p>
          </table:table-cell>
          <table:table-cell office:value-type="float" office:value="0.877" calcext:value-type="float">
            <text:p>0.877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41" calcext:value-type="float">
            <text:p>0.0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36787201980415 0.04053754735319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0:02 EDT</text:p>
          </table:table-cell>
          <table:table-cell office:value-type="float" office:value="1.042" calcext:value-type="float">
            <text:p>1.042</text:p>
          </table:table-cell>
          <table:table-cell office:value-type="float" office:value="0.644" calcext:value-type="float">
            <text:p>0.644</text:p>
          </table:table-cell>
          <table:table-cell table:number-columns-repeated="3"/>
          <table:table-cell office:value-type="float" office:value="647" calcext:value-type="float">
            <text:p>6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3678400759171" calcext:value-type="float">
            <text:p>0.643678400759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03 EDT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014245014245" calcext:value-type="float">
            <text:p>0.45014245014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10 EDT</text:p>
          </table:table-cell>
          <table:table-cell office:value-type="float" office:value="0" calcext:value-type="float">
            <text:p>0</text:p>
          </table:table-cell>
          <table:table-cell office:value-type="float" office:value="-0.079" calcext:value-type="float">
            <text:p>-0.079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89473684210527" calcext:value-type="float">
            <text:p>-0.0789473684210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1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9850628984664" calcext:value-type="float">
            <text:p>0.6698506289846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10 EDT</text:p>
          </table:table-cell>
          <table:table-cell office:value-type="float" office:value="0" calcext:value-type="float">
            <text:p>0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286" calcext:value-type="float">
            <text:p>0.28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4168145091347 0.2862734082492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0:10 EDT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0:11 EDT</text:p>
          </table:table-cell>
          <table:table-cell office:value-type="float" office:value="1.146" calcext:value-type="float">
            <text:p>1.146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139" calcext:value-type="float">
            <text:p>0.1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1362924478989 0.13870523571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0:12 EDT</text:p>
          </table:table-cell>
          <table:table-cell office:value-type="float" office:value="1.164" calcext:value-type="float">
            <text:p>1.164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8981816931795" calcext:value-type="float">
            <text:p>0.489818169317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13 EDT</text:p>
          </table:table-cell>
          <table:table-cell office:value-type="float" office:value="0.349" calcext:value-type="float">
            <text:p>0.349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13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13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13 EDT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5986867272959e-05 2.5986867272959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13 EDT</text:p>
          </table:table-cell>
          <table:table-cell office:value-type="float" office:value="0.351" calcext:value-type="float">
            <text:p>0.351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13 EDT</text:p>
          </table:table-cell>
          <table:table-cell office:value-type="float" office:value="0" calcext:value-type="float">
            <text:p>0</text:p>
          </table:table-cell>
          <table:table-cell office:value-type="float" office:value="-0.074" calcext:value-type="float">
            <text:p>-0.074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743291594622883" calcext:value-type="float">
            <text:p>-0.0743291594622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13 EDT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839559444313" calcext:value-type="float">
            <text:p>0.1488395594443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1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27" calcext:value-type="float">
            <text:p>0.0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5242283112209 0.02658396418763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0:13 EDT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0:15 EDT</text:p>
          </table:table-cell>
          <table:table-cell office:value-type="float" office:value="2.152" calcext:value-type="float">
            <text:p>2.15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17" calcext:value-type="float">
            <text:p>0.01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7528731236676 0.0172949771730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0:17 EDT</text:p>
          </table:table-cell>
          <table:table-cell office:value-type="float" office:value="1.42" calcext:value-type="float">
            <text:p>1.42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1573743159371" calcext:value-type="float">
            <text:p>0.151573743159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17 EDT</text:p>
          </table:table-cell>
          <table:table-cell office:value-type="float" office:value="0.325" calcext:value-type="float">
            <text:p>0.325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17 EDT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433076523581649" calcext:value-type="float">
            <text:p>-4.33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17 EDT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11434025795873" calcext:value-type="float">
            <text:p>0.0041143402579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17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7.28906989285648e-05 -1.37246057877651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0:18 EDT</text:p>
          </table:table-cell>
          <table:table-cell office:value-type="float" office:value="0.328" calcext:value-type="float">
            <text:p>0.328</text:p>
          </table:table-cell>
          <table:table-cell office:value-type="float" office:value="0.103" calcext:value-type="float">
            <text:p>0.103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2564102564103" calcext:value-type="float">
            <text:p>0.1025641025641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0:18 EDT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433076523581649" calcext:value-type="float">
            <text:p>-4.33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0:18 EDT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11434025795873" calcext:value-type="float">
            <text:p>0.0041143402579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0:18 EDT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7.28906989285648e-05 -1.37246057877651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0:31 EDT</text:p>
          </table:table-cell>
          <table:table-cell office:value-type="float" office:value="13.059" calcext:value-type="float">
            <text:p>13.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.0227920227920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0:49 EDT</text:p>
          </table:table-cell>
          <table:table-cell office:value-type="float" office:value="18.36" calcext:value-type="float">
            <text:p>18.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1:08 EDT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9119022991339" calcext:value-type="float">
            <text:p>0.071911902299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08 EDT</text:p>
          </table:table-cell>
          <table:table-cell office:value-type="float" office:value="0.288" calcext:value-type="float">
            <text:p>0.28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08 EDT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08 EDT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30095473645278" calcext:value-type="float">
            <text:p>0.0830095473645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08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1:15 EDT</text:p>
          </table:table-cell>
          <table:table-cell office:value-type="float" office:value="6.601" calcext:value-type="float">
            <text:p>6.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1:25 EDT</text:p>
          </table:table-cell>
          <table:table-cell office:value-type="float" office:value="10.233" calcext:value-type="float">
            <text:p>10.233</text:p>
          </table:table-cell>
          <table:table-cell office:value-type="float" office:value="-1.991" calcext:value-type="float">
            <text:p>-1.99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99120312764457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1:35 EDT</text:p>
          </table:table-cell>
          <table:table-cell office:value-type="float" office:value="9.957" calcext:value-type="float">
            <text:p>9.957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094249595917506" calcext:value-type="float">
            <text:p>0.000942495959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36 EDT</text:p>
          </table:table-cell>
          <table:table-cell office:value-type="float" office:value="0.253" calcext:value-type="float">
            <text:p>0.25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36 EDT</text:p>
          </table:table-cell>
          <table:table-cell office:value-type="float" office:value="0.312" calcext:value-type="float">
            <text:p>0.312</text:p>
          </table:table-cell>
          <table:table-cell office:value-type="float" office:value="0.118" calcext:value-type="float">
            <text:p>0.118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8032399161031" calcext:value-type="float">
            <text:p>0.1180323991610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1" calcext:value-type="float">
            <text:p>0.151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1274455232579" calcext:value-type="float">
            <text:p>0.1512744552325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279" calcext:value-type="float">
            <text:p>0.2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31746385673889 0.279239436889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37 EDT</text:p>
          </table:table-cell>
          <table:table-cell office:value-type="float" office:value="1.112" calcext:value-type="float">
            <text:p>1.112</text:p>
          </table:table-cell>
          <table:table-cell office:value-type="float" office:value="-0.311" calcext:value-type="float">
            <text:p>-0.311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10946602949433" calcext:value-type="float">
            <text:p>-0.3109466029494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38 EDT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39 EDT</text:p>
          </table:table-cell>
          <table:table-cell office:value-type="float" office:value="1.112" calcext:value-type="float">
            <text:p>1.112</text:p>
          </table:table-cell>
          <table:table-cell office:value-type="float" office:value="-0.311" calcext:value-type="float">
            <text:p>-0.311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310946602949433" calcext:value-type="float">
            <text:p>-0.3109466029494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39 EDT</text:p>
          </table:table-cell>
          <table:table-cell office:value-type="float" office:value="0.292" calcext:value-type="float">
            <text:p>0.292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0 EDT</text:p>
          </table:table-cell>
          <table:table-cell office:value-type="float" office:value="1.205" calcext:value-type="float">
            <text:p>1.205</text:p>
          </table:table-cell>
          <table:table-cell office:value-type="float" office:value="-0.064" calcext:value-type="float">
            <text:p>-0.064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8880477505242" calcext:value-type="float">
            <text:p>-0.0638880477505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1 EDT</text:p>
          </table:table-cell>
          <table:table-cell office:value-type="float" office:value="0.343" calcext:value-type="float">
            <text:p>0.34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2 EDT</text:p>
          </table:table-cell>
          <table:table-cell office:value-type="float" office:value="1.187" calcext:value-type="float">
            <text:p>1.187</text:p>
          </table:table-cell>
          <table:table-cell office:value-type="float" office:value="-0.064" calcext:value-type="float">
            <text:p>-0.064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8880477505242" calcext:value-type="float">
            <text:p>-0.0638880477505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2 EDT</text:p>
          </table:table-cell>
          <table:table-cell office:value-type="float" office:value="0.29" calcext:value-type="float">
            <text:p>0.29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1.099" calcext:value-type="float">
            <text:p>-1.099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09861065762881" calcext:value-type="float">
            <text:p>-1.098610657628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8457910070166" calcext:value-type="float">
            <text:p>0.178457910070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2 EDT</text:p>
          </table:table-cell>
          <table:table-cell office:value-type="float" office:value="0" calcext:value-type="float">
            <text:p>0</text:p>
          </table:table-cell>
          <table:table-cell office:value-type="float" office:value="-2.699" calcext:value-type="float">
            <text:p>-2.699</text:p>
          </table:table-cell>
          <table:table-cell office:value-type="float" office:value="0.502" calcext:value-type="float">
            <text:p>0.5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69891389720814 0.501692581950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1:43 EDT</text:p>
          </table:table-cell>
          <table:table-cell office:value-type="float" office:value="0.471" calcext:value-type="float">
            <text:p>0.4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997150997150997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1:44 EDT</text:p>
          </table:table-cell>
          <table:table-cell office:value-type="float" office:value="1.853" calcext:value-type="float">
            <text:p>1.853</text:p>
          </table:table-cell>
          <table:table-cell office:value-type="float" office:value="-11.306" calcext:value-type="float">
            <text:p>-11.306</text:p>
          </table:table-cell>
          <table:table-cell office:value-type="float" office:value="0.325" calcext:value-type="float">
            <text:p>0.3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.3056216660599 0.324837698314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1:46 EDT</text:p>
          </table:table-cell>
          <table:table-cell office:value-type="float" office:value="2.025" calcext:value-type="float">
            <text:p>2.025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6504992439748" calcext:value-type="float">
            <text:p>0.166504992439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7 EDT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099" calcext:value-type="float">
            <text:p>-1.099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09861065762881" calcext:value-type="float">
            <text:p>-1.098610657628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7 EDT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8457910070166" calcext:value-type="float">
            <text:p>0.178457910070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7 EDT</text:p>
          </table:table-cell>
          <table:table-cell office:value-type="float" office:value="0" calcext:value-type="float">
            <text:p>0</text:p>
          </table:table-cell>
          <table:table-cell office:value-type="float" office:value="-2.699" calcext:value-type="float">
            <text:p>-2.699</text:p>
          </table:table-cell>
          <table:table-cell office:value-type="float" office:value="0.502" calcext:value-type="float">
            <text:p>0.5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69891389720814 0.501692581950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7 EDT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7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9" calcext:value-type="float">
            <text:p>1.099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.09861065762881" calcext:value-type="float">
            <text:p>1.098610657628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7 EDT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8457910070166" calcext:value-type="float">
            <text:p>0.178457910070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7 EDT</text:p>
          </table:table-cell>
          <table:table-cell office:value-type="float" office:value="0" calcext:value-type="float">
            <text:p>0</text:p>
          </table:table-cell>
          <table:table-cell office:value-type="float" office:value="-0.502" calcext:value-type="float">
            <text:p>-0.502</text:p>
          </table:table-cell>
          <table:table-cell office:value-type="float" office:value="2.699" calcext:value-type="float">
            <text:p>2.6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1692581950525 2.698913897208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8 EDT</text:p>
          </table:table-cell>
          <table:table-cell office:value-type="float" office:value="0.369" calcext:value-type="float">
            <text:p>0.369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8 EDT</text:p>
          </table:table-cell>
          <table:table-cell office:value-type="float" office:value="0.347" calcext:value-type="float">
            <text:p>0.3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099" calcext:value-type="float">
            <text:p>-1.099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1.09861065762881" calcext:value-type="float">
            <text:p>-1.098610657628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8 EDT</text:p>
          </table:table-cell>
          <table:table-cell office:value-type="float" office:value="0.04" calcext:value-type="float">
            <text:p>0.04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8457910070166" calcext:value-type="float">
            <text:p>0.178457910070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2.699" calcext:value-type="float">
            <text:p>-2.699</text:p>
          </table:table-cell>
          <table:table-cell office:value-type="float" office:value="0.502" calcext:value-type="float">
            <text:p>0.5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69891389720814 0.501692581950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8 EDT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9 EDT</text:p>
          </table:table-cell>
          <table:table-cell office:value-type="float" office:value="0.386" calcext:value-type="float">
            <text:p>0.386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31" calcext:value-type="float">
            <text:p>7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9 EDT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2470434859749" calcext:value-type="float">
            <text:p>0.1024704348597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9 EDT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float" office:value="0.05" calcext:value-type="float">
            <text:p>0.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0056979772207 0.05005697977220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49 EDT</text:p>
          </table:table-cell>
          <table:table-cell office:value-type="float" office:value="0.34" calcext:value-type="float">
            <text:p>0.34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49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3" calcext:value-type="float">
            <text:p>-0.063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32003795725747" calcext:value-type="float">
            <text:p>-0.0632003795725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49 EDT</text:p>
          </table:table-cell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.668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7953313765664" calcext:value-type="float">
            <text:p>0.6679533137656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49 EDT</text:p>
          </table:table-cell>
          <table:table-cell office:value-type="float" office:value="0" calcext:value-type="float">
            <text:p>0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226" calcext:value-type="float">
            <text:p>0.22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1970559381019 0.22556980023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1:52 EDT</text:p>
          </table:table-cell>
          <table:table-cell office:value-type="float" office:value="2.944" calcext:value-type="float">
            <text:p>2.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1:55 EDT</text:p>
          </table:table-cell>
          <table:table-cell office:value-type="float" office:value="2.71" calcext:value-type="float">
            <text:p>2.7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33" calcext:value-type="float">
            <text:p>0.1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0101567533589 0.1334551365551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11:58 EDT</text:p>
          </table:table-cell>
          <table:table-cell office:value-type="float" office:value="3.014" calcext:value-type="float">
            <text:p>3.014</text:p>
          </table:table-cell>
          <table:table-cell office:value-type="float" office:value="0.432" calcext:value-type="float">
            <text:p>0.432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1976092836608" calcext:value-type="float">
            <text:p>0.4319760928366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11:58 EDT</text:p>
          </table:table-cell>
          <table:table-cell office:value-type="float" office:value="0.221" calcext:value-type="float">
            <text:p>0.221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11:59 EDT</text:p>
          </table:table-cell>
          <table:table-cell office:value-type="float" office:value="0.838" calcext:value-type="float">
            <text:p>0.838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9443889418397" calcext:value-type="float">
            <text:p>0.035944388941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11:59 EDT</text:p>
          </table:table-cell>
          <table:table-cell office:value-type="float" office:value="0" calcext:value-type="float">
            <text:p>0</text:p>
          </table:table-cell>
          <table:table-cell office:value-type="float" office:value="0.939" calcext:value-type="float">
            <text:p>0.939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8861093786609" calcext:value-type="float">
            <text:p>0.9388610937866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11:59 EDT</text:p>
          </table:table-cell>
          <table:table-cell office:value-type="float" office:value="0" calcext:value-type="float">
            <text:p>0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954" calcext:value-type="float">
            <text:p>0.9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82548770738058 0.9544375486217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16:25 EDT</text:p>
          </table:table-cell>
          <table:table-cell office:value-type="float" office:value="266.398" calcext:value-type="float">
            <text:p>266.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18:16 EDT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533" calcext:value-type="float">
            <text:p>0.5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2276746623174 0.5327994953324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20:08 EDT</text:p>
          </table:table-cell>
          <table:table-cell office:value-type="float" office:value="111.968" calcext:value-type="float">
            <text:p>111.968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3344523694177" calcext:value-type="float">
            <text:p>0.4333445236941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20:09 EDT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20:0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03243735437676" calcext:value-type="float">
            <text:p>-0.0603243735437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20:09 EDT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3799766879253" calcext:value-type="float">
            <text:p>0.733799766879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20:09 EDT</text:p>
          </table:table-cell>
          <table:table-cell office:value-type="float" office:value="0" calcext:value-type="float">
            <text:p>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7" calcext:value-type="float">
            <text:p>0.2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7993181055128 0.2873444339675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4:20:10 EDT</text:p>
          </table:table-cell>
          <table:table-cell office:value-type="float" office:value="1.149" calcext:value-type="float">
            <text:p>1.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4:20:12 EDT</text:p>
          </table:table-cell>
          <table:table-cell office:value-type="float" office:value="1.736" calcext:value-type="float">
            <text:p>1.73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88" calcext:value-type="float">
            <text:p>0.1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9445835603203 0.1876647577635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4:20:13 EDT</text:p>
          </table:table-cell>
          <table:table-cell office:value-type="float" office:value="1.793" calcext:value-type="float">
            <text:p>1.793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7076357445664" calcext:value-type="float">
            <text:p>0.6870763574456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4:20:14 EDT</text:p>
          </table:table-cell>
          <table:table-cell office:value-type="float" office:value="0.393" calcext:value-type="float">
            <text:p>0.39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4:20:36 EDT</text:p>
          </table:table-cell>
          <table:table-cell office:value-type="float" office:value="22.113" calcext:value-type="float">
            <text:p>22.113</text:p>
          </table:table-cell>
          <table:table-cell office:value-type="float" office:value="-0.067" calcext:value-type="float">
            <text:p>-0.067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71133341787329" calcext:value-type="float">
            <text:p>-0.0671133341787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4:20:36 EDT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table:number-columns-repeated="3"/>
          <table:table-cell office:value-type="float" office:value="758" calcext:value-type="float">
            <text:p>7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393448391944" calcext:value-type="float">
            <text:p>0.9973934483919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4:20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40.332" calcext:value-type="float">
            <text:p>-40.332</text:p>
          </table:table-cell>
          <table:table-cell office:value-type="float" office:value="40.198" calcext:value-type="float">
            <text:p>40.19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0.3323139225972 40.19808725423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5:06:48 EDT</text:p>
          </table:table-cell>
          <table:table-cell office:value-type="float" office:value="2772.155" calcext:value-type="float">
            <text:p>2772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5:56:47 EDT</text:p>
          </table:table-cell>
          <table:table-cell office:value-type="float" office:value="2998.412" calcext:value-type="float">
            <text:p>2998.412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46" calcext:value-type="float">
            <text:p>0.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85703691720322 0.4602936803822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6:30 EDT</text:p>
          </table:table-cell>
          <table:table-cell office:value-type="float" office:value="2983.442" calcext:value-type="float">
            <text:p>2983.442</text:p>
          </table:table-cell>
          <table:table-cell office:value-type="float" office:value="0.935" calcext:value-type="float">
            <text:p>0.935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5036585848482" calcext:value-type="float">
            <text:p>0.9350365858484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6:30 EDT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6:30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03243735437676" calcext:value-type="float">
            <text:p>-0.0603243735437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6:3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4" calcext:value-type="float">
            <text:p>0.734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3799766879253" calcext:value-type="float">
            <text:p>0.733799766879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6:30 EDT</text:p>
          </table:table-cell>
          <table:table-cell office:value-type="float" office:value="0" calcext:value-type="float">
            <text:p>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7" calcext:value-type="float">
            <text:p>0.2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7993181055128 0.2873444339675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6:31 EDT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6:53 EDT</text:p>
          </table:table-cell>
          <table:table-cell office:value-type="float" office:value="22.264" calcext:value-type="float">
            <text:p>22.264</text:p>
          </table:table-cell>
          <table:table-cell office:value-type="float" office:value="-0.067" calcext:value-type="float">
            <text:p>-0.067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71133341787329" calcext:value-type="float">
            <text:p>-0.0671133341787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6:53 EDT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393448391944" calcext:value-type="float">
            <text:p>0.9973934483919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6:53 EDT</text:p>
          </table:table-cell>
          <table:table-cell office:value-type="float" office:value="0" calcext:value-type="float">
            <text:p>0</text:p>
          </table:table-cell>
          <table:table-cell office:value-type="float" office:value="-40.332" calcext:value-type="float">
            <text:p>-40.332</text:p>
          </table:table-cell>
          <table:table-cell office:value-type="float" office:value="40.198" calcext:value-type="float">
            <text:p>40.19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0.3323139225972 40.19808725423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6:54 EDT</text:p>
          </table:table-cell>
          <table:table-cell office:value-type="float" office:value="0.4" calcext:value-type="float">
            <text:p>0.4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6:54 EDT</text:p>
          </table:table-cell>
          <table:table-cell office:value-type="float" office:value="0.01" calcext:value-type="float">
            <text:p>0.01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903061554442" calcext:value-type="float">
            <text:p>-0.1289030615544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6:54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773" calcext:value-type="float">
            <text:p>7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670669209314" calcext:value-type="float">
            <text:p>0.6616706692093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6:54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6236007967742 0.4484298848588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6:58 EDT</text:p>
          </table:table-cell>
          <table:table-cell office:value-type="float" office:value="3.941" calcext:value-type="float">
            <text:p>3.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7:01 EDT</text:p>
          </table:table-cell>
          <table:table-cell office:value-type="float" office:value="3.322" calcext:value-type="float">
            <text:p>3.322</text:p>
          </table:table-cell>
          <table:table-cell office:value-type="float" office:value="-0.53" calcext:value-type="float">
            <text:p>-0.53</text:p>
          </table:table-cell>
          <table:table-cell office:value-type="float" office:value="0.22" calcext:value-type="float">
            <text:p>0.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30246584519984 0.2204826105320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7:04 EDT</text:p>
          </table:table-cell>
          <table:table-cell office:value-type="float" office:value="2.735" calcext:value-type="float">
            <text:p>2.735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  <table:table-cell office:value-type="float" office:value="777" calcext:value-type="float">
            <text:p>7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4358128418628" calcext:value-type="float">
            <text:p>0.5043581284186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7:04 EDT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7:04 EDT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28401569990308" calcext:value-type="float">
            <text:p>0.0628401569990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7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4770260540606" calcext:value-type="float">
            <text:p>0.964770260540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7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2.726" calcext:value-type="float">
            <text:p>-2.726</text:p>
          </table:table-cell>
          <table:table-cell office:value-type="float" office:value="2.851" calcext:value-type="float">
            <text:p>2.8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72568646187661 2.851366775874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8:08 EDT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8:24 EDT</text:p>
          </table:table-cell>
          <table:table-cell office:value-type="float" office:value="16.364" calcext:value-type="float">
            <text:p>16.364</text:p>
          </table:table-cell>
          <table:table-cell office:value-type="float" office:value="-1.233" calcext:value-type="float">
            <text:p>-1.233</text:p>
          </table:table-cell>
          <table:table-cell office:value-type="float" office:value="1.349" calcext:value-type="float">
            <text:p>1.34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23322373154775 1.34939414486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8:41 EDT</text:p>
          </table:table-cell>
          <table:table-cell office:value-type="float" office:value="16.751" calcext:value-type="float">
            <text:p>16.751</text:p>
          </table:table-cell>
          <table:table-cell office:value-type="float" office:value="0.576" calcext:value-type="float">
            <text:p>0.576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75827422626531" calcext:value-type="float">
            <text:p>0.5758274226265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8:41 EDT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8:41 EDT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0322345069948" calcext:value-type="float">
            <text:p>-0.060322345069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8:41 EDT</text:p>
          </table:table-cell>
          <table:table-cell office:value-type="float" office:value="0.023" calcext:value-type="float">
            <text:p>0.023</text:p>
          </table:table-cell>
          <table:table-cell office:value-type="float" office:value="0.734" calcext:value-type="float">
            <text:p>0.734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3808316344489" calcext:value-type="float">
            <text:p>0.7338083163444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8:4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7" calcext:value-type="float">
            <text:p>0.2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7991068348034 0.287346378208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8:45 EDT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8:48 EDT</text:p>
          </table:table-cell>
          <table:table-cell office:value-type="float" office:value="2.789" calcext:value-type="float">
            <text:p>2.789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4" calcext:value-type="float">
            <text:p>0.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8355397461272 0.1403339704586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8:50 EDT</text:p>
          </table:table-cell>
          <table:table-cell office:value-type="float" office:value="2.8" calcext:value-type="float">
            <text:p>2.8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2323541817881" calcext:value-type="float">
            <text:p>0.5823235418178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8:51 EDT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8:51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0322345069948" calcext:value-type="float">
            <text:p>-0.0603223450699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8:51 EDT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3808316344489" calcext:value-type="float">
            <text:p>0.7338083163444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8:5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7" calcext:value-type="float">
            <text:p>0.28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7991068348034 0.287346378208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8:55 EDT</text:p>
          </table:table-cell>
          <table:table-cell office:value-type="float" office:value="3.77" calcext:value-type="float">
            <text:p>3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8:58 EDT</text:p>
          </table:table-cell>
          <table:table-cell office:value-type="float" office:value="3.2" calcext:value-type="float">
            <text:p>3.2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169" calcext:value-type="float">
            <text:p>0.1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6761953481583 0.169216097597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9:01 EDT</text:p>
          </table:table-cell>
          <table:table-cell office:value-type="float" office:value="3.419" calcext:value-type="float">
            <text:p>3.419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4105491034379" calcext:value-type="float">
            <text:p>0.6541054910343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9:02 EDT</text:p>
          </table:table-cell>
          <table:table-cell office:value-type="float" office:value="0.432" calcext:value-type="float">
            <text:p>0.432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9:02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902854135813" calcext:value-type="float">
            <text:p>-0.1289028541358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9:0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671148581317" calcext:value-type="float">
            <text:p>0.6616711485813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9:02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6235743843002 0.448430035571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9:07 EDT</text:p>
          </table:table-cell>
          <table:table-cell office:value-type="float" office:value="4.784" calcext:value-type="float">
            <text:p>4.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9:10 EDT</text:p>
          </table:table-cell>
          <table:table-cell office:value-type="float" office:value="3.653" calcext:value-type="float">
            <text:p>3.6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0.237" calcext:value-type="float">
            <text:p>0.2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8455374603609 0.236564922066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9:14 EDT</text:p>
          </table:table-cell>
          <table:table-cell office:value-type="float" office:value="3.707" calcext:value-type="float">
            <text:p>3.707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48172192822228" calcext:value-type="float">
            <text:p>0.448172192822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9:14 EDT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9:14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902854135813" calcext:value-type="float">
            <text:p>-0.1289028541358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9:14 EDT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671148581317" calcext:value-type="float">
            <text:p>0.6616711485813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9:14 EDT</text:p>
          </table:table-cell>
          <table:table-cell office:value-type="float" office:value="0" calcext:value-type="float">
            <text:p>0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448" calcext:value-type="float">
            <text:p>0.4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6235743843002 0.4484300355713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6:49:20 EDT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6:49:23 EDT</text:p>
          </table:table-cell>
          <table:table-cell office:value-type="float" office:value="3.371" calcext:value-type="float">
            <text:p>3.371</text:p>
          </table:table-cell>
          <table:table-cell office:value-type="float" office:value="-0.458" calcext:value-type="float">
            <text:p>-0.458</text:p>
          </table:table-cell>
          <table:table-cell office:value-type="float" office:value="0.285" calcext:value-type="float">
            <text:p>0.2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7615748305345 0.2849493689248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6:49:27 EDT</text:p>
          </table:table-cell>
          <table:table-cell office:value-type="float" office:value="3.496" calcext:value-type="float">
            <text:p>3.496</text:p>
          </table:table-cell>
          <table:table-cell office:value-type="float" office:value="0.555" calcext:value-type="float">
            <text:p>0.555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5425500140771" calcext:value-type="float">
            <text:p>0.555425500140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6:49:27 EDT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6:49:54 EDT</text:p>
          </table:table-cell>
          <table:table-cell office:value-type="float" office:value="26.601" calcext:value-type="float">
            <text:p>26.601</text:p>
          </table:table-cell>
          <table:table-cell office:value-type="float" office:value="-0.129" calcext:value-type="float">
            <text:p>-0.129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8953518993116" calcext:value-type="float">
            <text:p>-0.128953518993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6:49:54 EDT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4796673686946" calcext:value-type="float">
            <text:p>0.994796673686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6:49:54 EDT</text:p>
          </table:table-cell>
          <table:table-cell office:value-type="float" office:value="0" calcext:value-type="float">
            <text:p>0</text:p>
          </table:table-cell>
          <table:table-cell office:value-type="float" office:value="-38.885" calcext:value-type="float">
            <text:p>-38.885</text:p>
          </table:table-cell>
          <table:table-cell office:value-type="float" office:value="38.627" calcext:value-type="float">
            <text:p>38.6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38.8847984703234 38.62689143233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7:43:43 EDT</text:p>
          </table:table-cell>
          <table:table-cell office:value-type="float" office:value="3229.491" calcext:value-type="float">
            <text:p>3229.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8:45:23 EDT</text:p>
          </table:table-cell>
          <table:table-cell office:value-type="float" office:value="3699.397" calcext:value-type="float">
            <text:p>3699.397</text:p>
          </table:table-cell>
          <table:table-cell office:value-type="float" office:value="-1.048" calcext:value-type="float">
            <text:p>-1.048</text:p>
          </table:table-cell>
          <table:table-cell office:value-type="float" office:value="0.74" calcext:value-type="float">
            <text:p>0.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4811230316515 0.7398885020575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7:44 EDT</text:p>
          </table:table-cell>
          <table:table-cell office:value-type="float" office:value="3740.96" calcext:value-type="float">
            <text:p>3740.96</text:p>
          </table:table-cell>
          <table:table-cell office:value-type="float" office:value="0.882" calcext:value-type="float">
            <text:p>0.882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244286911759" calcext:value-type="float">
            <text:p>0.882442869117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7:44 EDT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7:44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86910217541537" calcext:value-type="float">
            <text:p>0.038691021754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7:44 EDT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39391981799205" calcext:value-type="float">
            <text:p>0.839391981799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7:44 EDT</text:p>
          </table:table-cell>
          <table:table-cell office:value-type="float" office:value="0" calcext:value-type="float">
            <text:p>0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413" calcext:value-type="float">
            <text:p>0.4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5476514967719 0.4128585584760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7:45 EDT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7:47 EDT</text:p>
          </table:table-cell>
          <table:table-cell office:value-type="float" office:value="2.012" calcext:value-type="float">
            <text:p>2.012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259" calcext:value-type="float">
            <text:p>0.25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0910334289299 0.2591792511775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7:49 EDT</text:p>
          </table:table-cell>
          <table:table-cell office:value-type="float" office:value="1.96" calcext:value-type="float">
            <text:p>1.96</text:p>
          </table:table-cell>
          <table:table-cell office:value-type="float" office:value="0.716" calcext:value-type="float">
            <text:p>0.716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5980583772542" calcext:value-type="float">
            <text:p>0.7159805837725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7:50 EDT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7:55 EDT</text:p>
          </table:table-cell>
          <table:table-cell office:value-type="float" office:value="5.216" calcext:value-type="float">
            <text:p>5.216</text:p>
          </table:table-cell>
          <table:table-cell office:value-type="float" office:value="0.088" calcext:value-type="float">
            <text:p>0.088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76263766361842" calcext:value-type="float">
            <text:p>0.0876263766361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7:55 EDT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27774664231587" calcext:value-type="float">
            <text:p>0.427774664231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7:5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304" calcext:value-type="float">
            <text:p>0.3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8947858161165 0.3042006114335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7:55 EDT</text:p>
          </table:table-cell>
          <table:table-cell office:value-type="float" office:value="0.417" calcext:value-type="float">
            <text:p>0.41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7:55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03943439701182" calcext:value-type="float">
            <text:p>-0.080394343970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7:55 EDT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1358643351333" calcext:value-type="float">
            <text:p>0.6613586433513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7:55 EDT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0.279" calcext:value-type="float">
            <text:p>0.2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0111930470217 0.2793232425299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7:56 EDT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23 EDT</text:p>
          </table:table-cell>
          <table:table-cell office:value-type="float" office:value="27.519" calcext:value-type="float">
            <text:p>27.5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0978121906536344" calcext:value-type="float">
            <text:p>-9.78E-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23 EDT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4902621167748" calcext:value-type="float">
            <text:p>0.994902621167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23 EDT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301054129329386 0.002990978855163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24 EDT</text:p>
          </table:table-cell>
          <table:table-cell office:value-type="float" office:value="0.42" calcext:value-type="float">
            <text:p>0.42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39" calcext:value-type="float">
            <text:p>8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11 09:48:24 EDT</text:p>
          </table:table-cell>
          <table:table-cell office:value-type="float" office:value="0.026" calcext:value-type="float">
            <text:p>0.026</text:p>
          </table:table-cell>
          <table:table-cell office:value-type="float" office:value="0.663" calcext:value-type="float">
            <text:p>0.663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2965525161879" calcext:value-type="float">
            <text:p>0.6629655251618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24 EDT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1023391812866" calcext:value-type="float">
            <text:p>-0.0201023391812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24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59" calcext:value-type="float">
            <text:p>-0.259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58647345155723" calcext:value-type="float">
            <text:p>-0.2586473451557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24 EDT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5164520164151" calcext:value-type="float">
            <text:p>0.3251645201641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24 EDT</text:p>
          </table:table-cell>
          <table:table-cell office:value-type="float" office:value="0" calcext:value-type="float">
            <text:p>0</text:p>
          </table:table-cell>
          <table:table-cell office:value-type="float" office:value="-0.774" calcext:value-type="float">
            <text:p>-0.774</text:p>
          </table:table-cell>
          <table:table-cell office:value-type="float" office:value="0.257" calcext:value-type="float">
            <text:p>0.2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73881931845585 0.256587241534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24 EDT</text:p>
          </table:table-cell>
          <table:table-cell office:value-type="float" office:value="0.436" calcext:value-type="float">
            <text:p>0.436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27 EDT</text:p>
          </table:table-cell>
          <table:table-cell office:value-type="float" office:value="2.421" calcext:value-type="float">
            <text:p>2.4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27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47" calcext:value-type="float">
            <text:p>8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635" calcext:value-type="float">
            <text:p>0.6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35277518894755 0.6352775188947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27 EDT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49" calcext:value-type="float">
            <text:p>8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27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15842236965038" calcext:value-type="float">
            <text:p>0.0615842236965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5" calcext:value-type="float">
            <text:p>0.795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5217029642132" calcext:value-type="float">
            <text:p>0.795217029642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27 EDT</text:p>
          </table:table-cell>
          <table:table-cell office:value-type="float" office:value="0" calcext:value-type="float">
            <text:p>0</text:p>
          </table:table-cell>
          <table:table-cell office:value-type="float" office:value="-0.403" calcext:value-type="float">
            <text:p>-0.403</text:p>
          </table:table-cell>
          <table:table-cell office:value-type="float" office:value="0.527" calcext:value-type="float">
            <text:p>0.5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3476651809093 0.526645099202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8:28 EDT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8:30 EDT</text:p>
          </table:table-cell>
          <table:table-cell office:value-type="float" office:value="2.036" calcext:value-type="float">
            <text:p>2.036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42" calcext:value-type="float">
            <text:p>0.4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8672267106616 0.4198451910851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8:32 EDT</text:p>
          </table:table-cell>
          <table:table-cell office:value-type="float" office:value="2.302" calcext:value-type="float">
            <text:p>2.302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0998918912144" calcext:value-type="float">
            <text:p>0.6609989189121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32 EDT</text:p>
          </table:table-cell>
          <table:table-cell office:value-type="float" office:value="0.247" calcext:value-type="float">
            <text:p>0.2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56" calcext:value-type="float">
            <text:p>8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35 EDT</text:p>
          </table:table-cell>
          <table:table-cell office:value-type="float" office:value="2.664" calcext:value-type="float">
            <text:p>2.664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283570245440601" calcext:value-type="float">
            <text:p>0.0028357024544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35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9805992631" calcext:value-type="float">
            <text:p>0.9999998059926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35 EDT</text:p>
          </table:table-cell>
          <table:table-cell office:value-type="float" office:value="0" calcext:value-type="float">
            <text:p>0</text:p>
          </table:table-cell>
          <table:table-cell office:value-type="float" office:value="-22857.595" calcext:value-type="float">
            <text:p>-22857.595</text:p>
          </table:table-cell>
          <table:table-cell office:value-type="float" office:value="22857.601" calcext:value-type="float">
            <text:p>22857.6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2857.5949212811 22857.6005926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35 EDT</text:p>
          </table:table-cell>
          <table:table-cell office:value-type="float" office:value="0.243" calcext:value-type="float">
            <text:p>0.24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35 EDT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1023391812865" calcext:value-type="float">
            <text:p>-0.0201023391812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35 EDT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287923184358" calcext:value-type="float">
            <text:p>0.5412879231843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35 EDT</text:p>
          </table:table-cell>
          <table:table-cell office:value-type="float" office:value="0" calcext:value-type="float">
            <text:p>0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44" calcext:value-type="float">
            <text:p>0.0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46006490380752 0.04439597067550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8:36 EDT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8:37 EDT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29" calcext:value-type="float">
            <text:p>0.0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47709460230763 0.028968417826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8:38 EDT</text:p>
          </table:table-cell>
          <table:table-cell office:value-type="float" office:value="1.103" calcext:value-type="float">
            <text:p>1.103</text:p>
          </table:table-cell>
          <table:table-cell office:value-type="float" office:value="0.424" calcext:value-type="float">
            <text:p>0.424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23731092712496" calcext:value-type="float">
            <text:p>0.4237310927124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38 EDT</text:p>
          </table:table-cell>
          <table:table-cell office:value-type="float" office:value="0.336" calcext:value-type="float">
            <text:p>0.336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7" calcext:value-type="float">
            <text:p>-0.027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70270270270268" calcext:value-type="float">
            <text:p>-0.0270270270270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400318689009" calcext:value-type="float">
            <text:p>0.884003186890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40 EDT</text:p>
          </table:table-cell>
          <table:table-cell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338" calcext:value-type="float">
            <text:p>0.3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2511485796801 0.3384574317427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8:40 EDT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8:41 EDT</text:p>
          </table:table-cell>
          <table:table-cell office:value-type="float" office:value="1.201" calcext:value-type="float">
            <text:p>1.201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328" calcext:value-type="float">
            <text:p>0.3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6898935193987 0.3283971902119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8:43 EDT</text:p>
          </table:table-cell>
          <table:table-cell office:value-type="float" office:value="1.378" calcext:value-type="float">
            <text:p>1.378</text:p>
          </table:table-cell>
          <table:table-cell office:value-type="float" office:value="0.934" calcext:value-type="float">
            <text:p>0.934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4251966608284" calcext:value-type="float">
            <text:p>0.9342519666082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43 EDT</text:p>
          </table:table-cell>
          <table:table-cell office:value-type="float" office:value="0.4" calcext:value-type="float">
            <text:p>0.4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43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43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8.44765107090664e-05 8.44765107090664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43 EDT</text:p>
          </table:table-cell>
          <table:table-cell office:value-type="float" office:value="0.403" calcext:value-type="float">
            <text:p>0.403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43 EDT</text:p>
          </table:table-cell>
          <table:table-cell office:value-type="float" office:value="0" calcext:value-type="float">
            <text:p>0</text:p>
          </table:table-cell>
          <table:table-cell office:value-type="float" office:value="-0.027" calcext:value-type="float">
            <text:p>-0.027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70270270270268" calcext:value-type="float">
            <text:p>-0.0270270270270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43 EDT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3800757945975" calcext:value-type="float">
            <text:p>0.8838007579459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89" calcext:value-type="float">
            <text:p>-0.389</text:p>
          </table:table-cell>
          <table:table-cell office:value-type="float" office:value="0.335" calcext:value-type="float">
            <text:p>0.3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9469594759642 0.3354155407055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8:44 EDT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8:45 EDT</text:p>
          </table:table-cell>
          <table:table-cell office:value-type="float" office:value="1.852" calcext:value-type="float">
            <text:p>1.852</text:p>
          </table:table-cell>
          <table:table-cell office:value-type="float" office:value="-0.476" calcext:value-type="float">
            <text:p>-0.476</text:p>
          </table:table-cell>
          <table:table-cell office:value-type="float" office:value="0.299" calcext:value-type="float">
            <text:p>0.2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6132694724133 0.2994565238036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8:47 EDT</text:p>
          </table:table-cell>
          <table:table-cell office:value-type="float" office:value="2.069" calcext:value-type="float">
            <text:p>2.069</text:p>
          </table:table-cell>
          <table:table-cell office:value-type="float" office:value="0.923" calcext:value-type="float">
            <text:p>0.923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2663300804982" calcext:value-type="float">
            <text:p>0.9226633008049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48 EDT</text:p>
          </table:table-cell>
          <table:table-cell office:value-type="float" office:value="0.451" calcext:value-type="float">
            <text:p>0.451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48 EDT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86" calcext:value-type="float">
            <text:p>8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0386464400484254" calcext:value-type="float">
            <text:p>-3.86E-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48 EDT</text:p>
          </table:table-cell>
          <table:table-cell office:value-type="float" office:value="0" calcext:value-type="float">
            <text:p>0</text:p>
          </table:table-cell>
          <table:table-cell office:value-type="float" office:value="0.929" calcext:value-type="float">
            <text:p>0.929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8553648731075" calcext:value-type="float">
            <text:p>0.9285536487310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48 EDT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8.8341154713909e-05 8.06118667042239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8:48 EDT</text:p>
          </table:table-cell>
          <table:table-cell office:value-type="float" office:value="0.412" calcext:value-type="float">
            <text:p>0.412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7492877492878" calcext:value-type="float">
            <text:p>0.877492877492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8:48 EDT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-0.00000386464400484254" calcext:value-type="float">
            <text:p>-3.86E-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8:48 EDT</text:p>
          </table:table-cell>
          <table:table-cell office:value-type="float" office:value="0" calcext:value-type="float">
            <text:p>0</text:p>
          </table:table-cell>
          <table:table-cell office:value-type="float" office:value="0.929" calcext:value-type="float">
            <text:p>0.929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8553648731075" calcext:value-type="float">
            <text:p>0.9285536487310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8:48 ED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8.8341154713909e-05 8.06118667042239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8:58 EDT</text:p>
          </table:table-cell>
          <table:table-cell office:value-type="float" office:value="9.305" calcext:value-type="float">
            <text:p>9.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49:13 EDT</text:p>
          </table:table-cell>
          <table:table-cell office:value-type="float" office:value="15.408" calcext:value-type="float">
            <text:p>15.4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7.9986752202128e-05 7.60759618722559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49:26 EDT</text:p>
          </table:table-cell>
          <table:table-cell office:value-type="float" office:value="12.887" calcext:value-type="float">
            <text:p>12.887</text:p>
          </table:table-cell>
          <table:table-cell office:value-type="float" office:value="0.867" calcext:value-type="float">
            <text:p>0.867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6579201631872" calcext:value-type="float">
            <text:p>0.8665792016318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49:26 EDT</text:p>
          </table:table-cell>
          <table:table-cell office:value-type="float" office:value="0.292" calcext:value-type="float">
            <text:p>0.292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09:49:26 EDT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09:49:2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9999999248565" calcext:value-type="float">
            <text:p>0.9999999992485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09:49:26 EDT</text:p>
          </table:table-cell>
          <table:table-cell office:value-type="float" office:value="0" calcext:value-type="float">
            <text:p>0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93" calcext:value-type="float">
            <text:p>0.09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33471110725039 0.0933471111622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09:49:58 EDT</text:p>
          </table:table-cell>
          <table:table-cell office:value-type="float" office:value="32.087" calcext:value-type="float">
            <text:p>32.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09:50:45 EDT</text:p>
          </table:table-cell>
          <table:table-cell office:value-type="float" office:value="46.222" calcext:value-type="float">
            <text:p>46.222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.666666662175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09:51:30 EDT</text:p>
          </table:table-cell>
          <table:table-cell office:value-type="float" office:value="45.078" calcext:value-type="float">
            <text:p>45.078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41287703776839" calcext:value-type="float">
            <text:p>0.0141287703776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09:51:30 EDT</text:p>
          </table:table-cell>
          <table:table-cell office:value-type="float" office:value="0.247" calcext:value-type="float">
            <text:p>0.247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07 EDT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  <table:table-cell office:value-type="string" calcext:value-type="string">
            <text:p>Invalid output detected (NA/NaN/Inf) in compute_two_sided_pval_for_treatment_effect_rand(custom)</text:p>
          </table:table-cell>
          <table:table-cell office:value-type="float" office:value="905" calcext:value-type="float">
            <text:p>9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08 EDT</text:p>
          </table:table-cell>
          <table:table-cell office:value-type="float" office:value="1.389" calcext:value-type="float">
            <text:p>1.389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06" calcext:value-type="float">
            <text:p>9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08 EDT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07" calcext:value-type="float">
            <text:p>9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09 EDT</text:p>
          </table:table-cell>
          <table:table-cell office:value-type="float" office:value="1.096" calcext:value-type="float">
            <text:p>1.096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08" calcext:value-type="float">
            <text:p>9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09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09" calcext:value-type="float">
            <text:p>9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0 EDT</text:p>
          </table:table-cell>
          <table:table-cell office:value-type="float" office:value="1.208" calcext:value-type="float">
            <text:p>1.208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10" calcext:value-type="float">
            <text:p>9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0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11" calcext:value-type="float">
            <text:p>9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1.329" calcext:value-type="float">
            <text:p>1.329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12" calcext:value-type="float">
            <text:p>9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13" calcext:value-type="float">
            <text:p>9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14" calcext:value-type="float">
            <text:p>9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15" calcext:value-type="float">
            <text:p>9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16" calcext:value-type="float">
            <text:p>9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Bootstrap confidence interval returned NA bounds</text:p>
          </table:table-cell>
          <table:table-cell office:value-type="float" office:value="917" calcext:value-type="float">
            <text:p>9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1:12 EDT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  <table:table-cell office:value-type="string" calcext:value-type="string">
            <text:p>Invalid output detected (NA/NaN/Inf) in compute_bootstrap_two_sided_pval</text:p>
          </table:table-cell>
          <table:table-cell office:value-type="float" office:value="918" calcext:value-type="float">
            <text:p>9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19" calcext:value-type="float">
            <text:p>9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20" calcext:value-type="float">
            <text:p>9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21" calcext:value-type="float">
            <text:p>9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22" calcext:value-type="float">
            <text:p>9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23" calcext:value-type="float">
            <text:p>9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24" calcext:value-type="float">
            <text:p>9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25" calcext:value-type="float">
            <text:p>9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26" calcext:value-type="float">
            <text:p>9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28" calcext:value-type="float">
            <text:p>9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29" calcext:value-type="float">
            <text:p>9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30" calcext:value-type="float">
            <text:p>9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12 EDT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31" calcext:value-type="float">
            <text:p>9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12 EDT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32" calcext:value-type="float">
            <text:p>9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1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33" calcext:value-type="float">
            <text:p>9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20 EDT</text:p>
          </table:table-cell>
          <table:table-cell office:value-type="float" office:value="0.412" calcext:value-type="float">
            <text:p>0.412</text:p>
          </table:table-cell>
          <table:table-cell table:number-columns-repeated="3"/>
          <table:table-cell office:value-type="string" calcext:value-type="string">
            <text:p>Invalid output detected (NA/NaN/Inf) in compute_two_sided_pval_for_treatment_effect_rand(custom)</text:p>
          </table:table-cell>
          <table:table-cell office:value-type="float" office:value="934" calcext:value-type="float">
            <text:p>9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1 EDT</text:p>
          </table:table-cell>
          <table:table-cell office:value-type="float" office:value="1.151" calcext:value-type="float">
            <text:p>1.151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35" calcext:value-type="float">
            <text:p>9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1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36" calcext:value-type="float">
            <text:p>9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3 EDT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37" calcext:value-type="float">
            <text:p>9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3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38" calcext:value-type="float">
            <text:p>9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4 EDT</text:p>
          </table:table-cell>
          <table:table-cell office:value-type="float" office:value="1.201" calcext:value-type="float">
            <text:p>1.201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39" calcext:value-type="float">
            <text:p>9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40" calcext:value-type="float">
            <text:p>9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5 EDT</text:p>
          </table:table-cell>
          <table:table-cell office:value-type="float" office:value="1.362" calcext:value-type="float">
            <text:p>1.362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41" calcext:value-type="float">
            <text:p>9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5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42" calcext:value-type="float">
            <text:p>9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25 EDT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43" calcext:value-type="float">
            <text:p>9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5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44" calcext:value-type="float">
            <text:p>9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5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45" calcext:value-type="float">
            <text:p>9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25 EDT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46" calcext:value-type="float">
            <text:p>9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5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47" calcext:value-type="float">
            <text:p>9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5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48" calcext:value-type="float">
            <text:p>9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27 EDT</text:p>
          </table:table-cell>
          <table:table-cell office:value-type="float" office:value="0.274" calcext:value-type="float">
            <text:p>0.274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210323120905455" calcext:value-type="float">
            <text:p>-0.2103231209054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7 EDT</text:p>
          </table:table-cell>
          <table:table-cell office:value-type="float" office:value="0.047" calcext:value-type="float">
            <text:p>0.047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72970099222101" calcext:value-type="float">
            <text:p>0.472970099222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7 EDT</text:p>
          </table:table-cell>
          <table:table-cell office:value-type="float" office:value="0" calcext:value-type="float">
            <text:p>0</text:p>
          </table:table-cell>
          <table:table-cell office:value-type="float" office:value="-0.785" calcext:value-type="float">
            <text:p>-0.785</text:p>
          </table:table-cell>
          <table:table-cell office:value-type="float" office:value="0.364" calcext:value-type="float">
            <text:p>0.36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84729765854609 0.3640835240436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28 EDT</text:p>
          </table:table-cell>
          <table:table-cell office:value-type="float" office:value="0.257" calcext:value-type="float">
            <text:p>0.257</text:p>
          </table:table-cell>
          <table:table-cell table:number-columns-repeated="3"/>
          <table:table-cell office:value-type="string" calcext:value-type="string">
            <text:p>Invalid output detected (NA/NaN/Inf) in compute_two_sided_pval_for_treatment_effect_rand(custom)</text:p>
          </table:table-cell>
          <table:table-cell office:value-type="float" office:value="952" calcext:value-type="float">
            <text:p>9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29 EDT</text:p>
          </table:table-cell>
          <table:table-cell office:value-type="float" office:value="0.809" calcext:value-type="float">
            <text:p>0.809</text:p>
          </table:table-cell>
          <table:table-cell office:value-type="float" office:value="0.637" calcext:value-type="float">
            <text:p>0.637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36522151968952" calcext:value-type="float">
            <text:p>0.636522151968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29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54" calcext:value-type="float">
            <text:p>9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29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55" calcext:value-type="float">
            <text:p>9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29 EDT</text:p>
          </table:table-cell>
          <table:table-cell office:value-type="float" office:value="0.41" calcext:value-type="float">
            <text:p>0.41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0 EDT</text:p>
          </table:table-cell>
          <table:table-cell office:value-type="float" office:value="0.771" calcext:value-type="float">
            <text:p>0.771</text:p>
          </table:table-cell>
          <table:table-cell office:value-type="float" office:value="0.637" calcext:value-type="float">
            <text:p>0.637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36522151968952" calcext:value-type="float">
            <text:p>0.636522151968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0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58" calcext:value-type="float">
            <text:p>9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0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59" calcext:value-type="float">
            <text:p>9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0 EDT</text:p>
          </table:table-cell>
          <table:table-cell office:value-type="float" office:value="0.256" calcext:value-type="float">
            <text:p>0.256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1 EDT</text:p>
          </table:table-cell>
          <table:table-cell office:value-type="float" office:value="0.979" calcext:value-type="float">
            <text:p>0.979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45163461580339" calcext:value-type="float">
            <text:p>0.3451634615803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1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62" calcext:value-type="float">
            <text:p>9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1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63" calcext:value-type="float">
            <text:p>9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1 EDT</text:p>
          </table:table-cell>
          <table:table-cell office:value-type="float" office:value="0.27" calcext:value-type="float">
            <text:p>0.2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2 EDT</text:p>
          </table:table-cell>
          <table:table-cell office:value-type="float" office:value="0.952" calcext:value-type="float">
            <text:p>0.952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45163461580339" calcext:value-type="float">
            <text:p>0.3451634615803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66" calcext:value-type="float">
            <text:p>9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67" calcext:value-type="float">
            <text:p>9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GLMMProb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2 EDT</text:p>
          </table:table-cell>
          <table:table-cell office:value-type="float" office:value="0.249" calcext:value-type="float">
            <text:p>0.249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2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2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70" calcext:value-type="float">
            <text:p>9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3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71" calcext:value-type="float">
            <text:p>9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1:33 EDT</text:p>
          </table:table-cell>
          <table:table-cell office:value-type="float" office:value="0.215" calcext:value-type="float">
            <text:p>0.215</text:p>
          </table:table-cell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797720797720798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1:33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Bootstrap confidence interval returned NA bounds</text:p>
          </table:table-cell>
          <table:table-cell office:value-type="float" office:value="973" calcext:value-type="float">
            <text:p>9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1:33 EDT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string" calcext:value-type="string">
            <text:p>Invalid output detected (NA/NaN/Inf) in compute_bootstrap_two_sided_pval</text:p>
          </table:table-cell>
          <table:table-cell office:value-type="float" office:value="974" calcext:value-type="float">
            <text:p>9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3 EDT</text:p>
          </table:table-cell>
          <table:table-cell office:value-type="float" office:value="0.27" calcext:value-type="float">
            <text:p>0.2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3 EDT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76" calcext:value-type="float">
            <text:p>9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3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77" calcext:value-type="float">
            <text:p>9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3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78" calcext:value-type="float">
            <text:p>9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PropOddsCombined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4 EDT</text:p>
          </table:table-cell>
          <table:table-cell office:value-type="float" office:value="0.264" calcext:value-type="float">
            <text:p>0.264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80" calcext:value-type="float">
            <text:p>9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81" calcext:value-type="float">
            <text:p>9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82" calcext:value-type="float">
            <text:p>9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4 EDT</text:p>
          </table:table-cell>
          <table:table-cell office:value-type="float" office:value="0.254" calcext:value-type="float">
            <text:p>0.254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4 EDT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84" calcext:value-type="float">
            <text:p>9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85" calcext:value-type="float">
            <text:p>9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86" calcext:value-type="float">
            <text:p>9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4 EDT</text:p>
          </table:table-cell>
          <table:table-cell office:value-type="float" office:value="0.292" calcext:value-type="float">
            <text:p>0.292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88" calcext:value-type="float">
            <text:p>9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89" calcext:value-type="float">
            <text:p>9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90" calcext:value-type="float">
            <text:p>9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v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4 EDT</text:p>
          </table:table-cell>
          <table:table-cell office:value-type="float" office:value="0.263" calcext:value-type="float">
            <text:p>0.263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91" calcext:value-type="float">
            <text:p>9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4 EDT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string" calcext:value-type="string">
            <text:p>Invalid output detected (NA/NaN/Inf) in compute_treatment_estimate</text:p>
          </table:table-cell>
          <table:table-cell office:value-type="float" office:value="992" calcext:value-type="float">
            <text:p>9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93" calcext:value-type="float">
            <text:p>9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4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94" calcext:value-type="float">
            <text:p>9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KKCond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5 EDT</text:p>
          </table:table-cell>
          <table:table-cell office:value-type="float" office:value="0.266" calcext:value-type="float">
            <text:p>0.266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5 ED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5 EDT</text:p>
          </table:table-cell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997" calcext:value-type="float">
            <text:p>9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5 ED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998" calcext:value-type="float">
            <text:p>9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PairedSignTes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35 EDT</text:p>
          </table:table-cell>
          <table:table-cell office:value-type="float" office:value="0.282" calcext:value-type="float">
            <text:p>0.282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35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04114209571885" calcext:value-type="float">
            <text:p>0.2041142095718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35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63908257432018" calcext:value-type="float">
            <text:p>0.1639082574320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492" calcext:value-type="float">
            <text:p>0.49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32730598922787 0.4915014790360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1:38 EDT</text:p>
          </table:table-cell>
          <table:table-cell office:value-type="float" office:value="3.278" calcext:value-type="float">
            <text:p>3.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1:41 EDT</text:p>
          </table:table-cell>
          <table:table-cell office:value-type="float" office:value="2.833" calcext:value-type="float">
            <text:p>2.833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479" calcext:value-type="float">
            <text:p>0.47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31526363070015 0.478668899993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1:44 EDT</text:p>
          </table:table-cell>
          <table:table-cell office:value-type="float" office:value="2.825" calcext:value-type="float">
            <text:p>2.825</text:p>
          </table:table-cell>
          <table:table-cell office:value-type="float" office:value="0.143" calcext:value-type="float">
            <text:p>0.143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43251367862295" calcext:value-type="float">
            <text:p>0.1432513678622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1:44 EDT</text:p>
          </table:table-cell>
          <table:table-cell office:value-type="float" office:value="0.4" calcext:value-type="float">
            <text:p>0.4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1:44 EDT</text:p>
          </table:table-cell>
          <table:table-cell office:value-type="float" office:value="0.085" calcext:value-type="float">
            <text:p>0.085</text:p>
          </table:table-cell>
          <table:table-cell office:value-type="float" office:value="0.432" calcext:value-type="float">
            <text:p>0.432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32070013329984" calcext:value-type="float">
            <text:p>0.4320700133299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1:44 EDT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585871516998094" calcext:value-type="float">
            <text:p>0.0585871516998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1:44 EDT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88" calcext:value-type="float">
            <text:p>0.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56914239474587 0.8798314506074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2:17 EDT</text:p>
          </table:table-cell>
          <table:table-cell office:value-type="float" office:value="32.422" calcext:value-type="float">
            <text:p>32.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2:32 EDT</text:p>
          </table:table-cell>
          <table:table-cell office:value-type="float" office:value="15.046" calcext:value-type="float">
            <text:p>15.04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67" calcext:value-type="float">
            <text:p>0.76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04156882577285 0.7671924845027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2:47 EDT</text:p>
          </table:table-cell>
          <table:table-cell office:value-type="float" office:value="15.029" calcext:value-type="float">
            <text:p>15.0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2:47 EDT</text:p>
          </table:table-cell>
          <table:table-cell office:value-type="float" office:value="0.405" calcext:value-type="float">
            <text:p>0.405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2:47 EDT</text:p>
          </table:table-cell>
          <table:table-cell office:value-type="float" office:value="0.011" calcext:value-type="float">
            <text:p>0.011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1014" calcext:value-type="float">
            <text:p>10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8951256670304" calcext:value-type="float">
            <text:p>0.2689512566703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2:47 EDT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3174651281022" calcext:value-type="float">
            <text:p>0.131746512810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2:47 EDT</text:p>
          </table:table-cell>
          <table:table-cell office:value-type="float" office:value="0" calcext:value-type="float">
            <text:p>0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619" calcext:value-type="float">
            <text:p>0.6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7814840298505 0.6186839973704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2:49 EDT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2:51 EDT</text:p>
          </table:table-cell>
          <table:table-cell office:value-type="float" office:value="2.48" calcext:value-type="float">
            <text:p>2.4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6" calcext:value-type="float">
            <text:p>0.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21775616390411 0.5996814276975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2:54 EDT</text:p>
          </table:table-cell>
          <table:table-cell office:value-type="float" office:value="2.485" calcext:value-type="float">
            <text:p>2.485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1019" calcext:value-type="float">
            <text:p>10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9606793585163" calcext:value-type="float">
            <text:p>0.1596067935851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0:52:54 EDT</text:p>
          </table:table-cell>
          <table:table-cell office:value-type="float" office:value="0.631" calcext:value-type="float">
            <text:p>0.631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0:52:55 EDT</text:p>
          </table:table-cell>
          <table:table-cell office:value-type="float" office:value="0.652" calcext:value-type="float">
            <text:p>0.652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45119269827958" calcext:value-type="float">
            <text:p>0.3451192698279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0:52:5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  <table:table-cell office:value-type="float" office:value="1022" calcext:value-type="float">
            <text:p>10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950776573832904" calcext:value-type="float">
            <text:p>0.095077657383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0:52:5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75" calcext:value-type="float">
            <text:p>0.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01174600682512 0.750355999724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7:32 EDT</text:p>
          </table:table-cell>
          <table:table-cell office:value-type="float" office:value="277.093" calcext:value-type="float">
            <text:p>277.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9:50 EDT</text:p>
          </table:table-cell>
          <table:table-cell office:value-type="float" office:value="137.523" calcext:value-type="float">
            <text:p>137.523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817" calcext:value-type="float">
            <text:p>0.81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74658442817172 0.8171192128664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2:12 EDT</text:p>
          </table:table-cell>
          <table:table-cell office:value-type="float" office:value="142.549" calcext:value-type="float">
            <text:p>142.549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650401335497348" calcext:value-type="float">
            <text:p>0.065040133549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2:13 EDT</text:p>
          </table:table-cell>
          <table:table-cell office:value-type="float" office:value="0.497" calcext:value-type="float">
            <text:p>0.49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27" calcext:value-type="float">
            <text:p>10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2:13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8951256670304" calcext:value-type="float">
            <text:p>0.2689512566703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2:13 EDT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table:number-columns-repeated="3"/>
          <table:table-cell office:value-type="float" office:value="1029" calcext:value-type="float">
            <text:p>10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3174651281022" calcext:value-type="float">
            <text:p>0.131746512810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2:13 EDT</text:p>
          </table:table-cell>
          <table:table-cell office:value-type="float" office:value="0" calcext:value-type="float">
            <text:p>0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619" calcext:value-type="float">
            <text:p>0.6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7814840298505 0.6186839973704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2:13 EDT</text:p>
          </table:table-cell>
          <table:table-cell office:value-type="float" office:value="0.386" calcext:value-type="float">
            <text:p>0.386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2:14 EDT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  <table:table-cell office:value-type="float" office:value="1032" calcext:value-type="float">
            <text:p>10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45119269827958" calcext:value-type="float">
            <text:p>0.3451192698279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2:14 EDT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  <table:table-cell office:value-type="float" office:value="1033" calcext:value-type="float">
            <text:p>10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950776573832904" calcext:value-type="float">
            <text:p>0.095077657383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2:14 EDT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75" calcext:value-type="float">
            <text:p>0.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01174600682512 0.750355999724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Ordered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2:14 EDT</text:p>
          </table:table-cell>
          <table:table-cell office:value-type="float" office:value="0.552" calcext:value-type="float">
            <text:p>0.552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35" calcext:value-type="float">
            <text:p>10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2:14 EDT</text:p>
          </table:table-cell>
          <table:table-cell office:value-type="float" office:value="0.013" calcext:value-type="float">
            <text:p>0.013</text:p>
          </table:table-cell>
          <table:table-cell office:value-type="float" office:value="0.424" calcext:value-type="float">
            <text:p>0.424</text:p>
          </table:table-cell>
          <table:table-cell table:number-columns-repeated="3"/>
          <table:table-cell office:value-type="float" office:value="1036" calcext:value-type="float">
            <text:p>10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2411021653115" calcext:value-type="float">
            <text:p>0.42411021653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2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3" calcext:value-type="float">
            <text:p>0.153</text:p>
          </table:table-cell>
          <table:table-cell table:number-columns-repeated="3"/>
          <table:table-cell office:value-type="float" office:value="1037" calcext:value-type="float">
            <text:p>10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2509554341896" calcext:value-type="float">
            <text:p>0.1525095543418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2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7" calcext:value-type="float">
            <text:p>-0.157</text:p>
          </table:table-cell>
          <table:table-cell office:value-type="float" office:value="1.005" calcext:value-type="float">
            <text:p>1.0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6883182869866 1.005103615932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2:19 EDT</text:p>
          </table:table-cell>
          <table:table-cell office:value-type="float" office:value="4.672" calcext:value-type="float">
            <text:p>4.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2:23 EDT</text:p>
          </table:table-cell>
          <table:table-cell office:value-type="float" office:value="3.523" calcext:value-type="float">
            <text:p>3.523</text:p>
          </table:table-cell>
          <table:table-cell office:value-type="float" office:value="-0.15" calcext:value-type="float">
            <text:p>-0.15</text:p>
          </table:table-cell>
          <table:table-cell office:value-type="float" office:value="0.973" calcext:value-type="float">
            <text:p>0.97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0190765355061 0.9726058733313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2:27 EDT</text:p>
          </table:table-cell>
          <table:table-cell office:value-type="float" office:value="4.154" calcext:value-type="float">
            <text:p>4.154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1041" calcext:value-type="float">
            <text:p>10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70364934232773" calcext:value-type="float">
            <text:p>0.1703649342327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2:27 EDT</text:p>
          </table:table-cell>
          <table:table-cell office:value-type="float" office:value="0.48" calcext:value-type="float">
            <text:p>0.48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2:27 EDT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8" calcext:value-type="float">
            <text:p>0.758</text:p>
          </table:table-cell>
          <table:table-cell table:number-columns-repeated="3"/>
          <table:table-cell office:value-type="float" office:value="1043" calcext:value-type="float">
            <text:p>10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757733634180324" calcext:value-type="float">
            <text:p>0.7577336341803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2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  <table:table-cell office:value-type="float" office:value="1044" calcext:value-type="float">
            <text:p>10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41797020203345" calcext:value-type="float">
            <text:p>0.1417970202033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2:27 EDT</text:p>
          </table:table-cell>
          <table:table-cell office:value-type="float" office:value="0" calcext:value-type="float">
            <text:p>0</text:p>
          </table:table-cell>
          <table:table-cell office:value-type="float" office:value="-0.253" calcext:value-type="float">
            <text:p>-0.253</text:p>
          </table:table-cell>
          <table:table-cell office:value-type="float" office:value="1.769" calcext:value-type="float">
            <text:p>1.7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3156297003649 1.76862356536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2:36 EDT</text:p>
          </table:table-cell>
          <table:table-cell office:value-type="float" office:value="8.809" calcext:value-type="float">
            <text:p>8.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2:39 EDT</text:p>
          </table:table-cell>
          <table:table-cell office:value-type="float" office:value="3.344" calcext:value-type="float">
            <text:p>3.344</text:p>
          </table:table-cell>
          <table:table-cell office:value-type="float" office:value="0.069" calcext:value-type="float">
            <text:p>0.069</text:p>
          </table:table-cell>
          <table:table-cell office:value-type="float" office:value="2.07" calcext:value-type="float">
            <text:p>2.0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68744244347363 2.0702888694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2:43 EDT</text:p>
          </table:table-cell>
          <table:table-cell office:value-type="float" office:value="3.623" calcext:value-type="float">
            <text:p>3.623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1048" calcext:value-type="float">
            <text:p>10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323921644588064" calcext:value-type="float">
            <text:p>0.0323921644588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2:44 EDT</text:p>
          </table:table-cell>
          <table:table-cell office:value-type="float" office:value="0.733" calcext:value-type="float">
            <text:p>0.733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2:44 EDT</text:p>
          </table:table-cell>
          <table:table-cell office:value-type="float" office:value="0.024" calcext:value-type="float">
            <text:p>0.024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895135384309" calcext:value-type="float">
            <text:p>0.26895135384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2:44 EDT</text:p>
          </table:table-cell>
          <table:table-cell office:value-type="float" office:value="0.043" calcext:value-type="float">
            <text:p>0.043</text:p>
          </table:table-cell>
          <table:table-cell office:value-type="float" office:value="0.132" calcext:value-type="float">
            <text:p>0.132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31746370471655" calcext:value-type="float">
            <text:p>0.1317463704716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2:4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619" calcext:value-type="float">
            <text:p>0.6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7813843174345 0.6186840920036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2:50 EDT</text:p>
          </table:table-cell>
          <table:table-cell office:value-type="float" office:value="5.733" calcext:value-type="float">
            <text:p>5.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2:54 EDT</text:p>
          </table:table-cell>
          <table:table-cell office:value-type="float" office:value="4.431" calcext:value-type="float">
            <text:p>4.431</text:p>
          </table:table-cell>
          <table:table-cell office:value-type="float" office:value="-0.11" calcext:value-type="float">
            <text:p>-0.11</text:p>
          </table:table-cell>
          <table:table-cell office:value-type="float" office:value="0.588" calcext:value-type="float">
            <text:p>0.5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0112150361804 0.5879354862468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2:59 EDT</text:p>
          </table:table-cell>
          <table:table-cell office:value-type="float" office:value="4.821" calcext:value-type="float">
            <text:p>4.821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0354313796382" calcext:value-type="float">
            <text:p>0.150354313796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3:00 EDT</text:p>
          </table:table-cell>
          <table:table-cell office:value-type="float" office:value="0.623" calcext:value-type="float">
            <text:p>0.623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3:00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895135384309" calcext:value-type="float">
            <text:p>0.26895135384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3:0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2" calcext:value-type="float">
            <text:p>0.132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31746370471655" calcext:value-type="float">
            <text:p>0.1317463704716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3:00 EDT</text:p>
          </table:table-cell>
          <table:table-cell office:value-type="float" office:value="0" calcext:value-type="float">
            <text:p>0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619" calcext:value-type="float">
            <text:p>0.6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7813843174345 0.6186840920036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3:05 EDT</text:p>
          </table:table-cell>
          <table:table-cell office:value-type="float" office:value="5.391" calcext:value-type="float">
            <text:p>5.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3:08 EDT</text:p>
          </table:table-cell>
          <table:table-cell office:value-type="float" office:value="3.418" calcext:value-type="float">
            <text:p>3.418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639" calcext:value-type="float">
            <text:p>0.6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68084762777744 0.6386318246686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3:12 EDT</text:p>
          </table:table-cell>
          <table:table-cell office:value-type="float" office:value="3.476" calcext:value-type="float">
            <text:p>3.476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699044053365828" calcext:value-type="float">
            <text:p>0.0699044053365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Stereotype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3:12 EDT</text:p>
          </table:table-cell>
          <table:table-cell office:value-type="float" office:value="0.356" calcext:value-type="float">
            <text:p>0.356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63" calcext:value-type="float">
            <text:p>10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3:12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424" calcext:value-type="float">
            <text:p>0.424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24110649804404" calcext:value-type="float">
            <text:p>0.4241106498044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3:12 EDT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table:number-columns-repeated="3"/>
          <table:table-cell office:value-type="float" office:value="1065" calcext:value-type="float">
            <text:p>10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2509262633924" calcext:value-type="float">
            <text:p>0.152509262633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3:12 EDT</text:p>
          </table:table-cell>
          <table:table-cell office:value-type="float" office:value="0" calcext:value-type="float">
            <text:p>0</text:p>
          </table:table-cell>
          <table:table-cell office:value-type="float" office:value="-0.157" calcext:value-type="float">
            <text:p>-0.157</text:p>
          </table:table-cell>
          <table:table-cell office:value-type="float" office:value="1.005" calcext:value-type="float">
            <text:p>1.0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6882929982893 1.00510422959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3:18 EDT</text:p>
          </table:table-cell>
          <table:table-cell office:value-type="float" office:value="5.669" calcext:value-type="float">
            <text:p>5.6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3:22 EDT</text:p>
          </table:table-cell>
          <table:table-cell office:value-type="float" office:value="4.042" calcext:value-type="float">
            <text:p>4.042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941" calcext:value-type="float">
            <text:p>0.9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3233817147231 0.9407624536498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3:26 EDT</text:p>
          </table:table-cell>
          <table:table-cell office:value-type="float" office:value="4.174" calcext:value-type="float">
            <text:p>4.174</text:p>
          </table:table-cell>
          <table:table-cell office:value-type="float" office:value="0.109" calcext:value-type="float">
            <text:p>0.109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08516876655907" calcext:value-type="float">
            <text:p>0.108516876655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rop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3:27 EDT</text:p>
          </table:table-cell>
          <table:table-cell office:value-type="float" office:value="0.47" calcext:value-type="float">
            <text:p>0.4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70" calcext:value-type="float">
            <text:p>10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3:27 EDT</text:p>
          </table:table-cell>
          <table:table-cell office:value-type="float" office:value="0.023" calcext:value-type="float">
            <text:p>0.023</text:p>
          </table:table-cell>
          <table:table-cell office:value-type="float" office:value="0.424" calcext:value-type="float">
            <text:p>0.424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24110649804404" calcext:value-type="float">
            <text:p>0.4241106498044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3:27 EDT</text:p>
          </table:table-cell>
          <table:table-cell office:value-type="float" office:value="0.031" calcext:value-type="float">
            <text:p>0.031</text:p>
          </table:table-cell>
          <table:table-cell office:value-type="float" office:value="0.153" calcext:value-type="float">
            <text:p>0.153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2509262633924" calcext:value-type="float">
            <text:p>0.152509262633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3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7" calcext:value-type="float">
            <text:p>-0.157</text:p>
          </table:table-cell>
          <table:table-cell office:value-type="float" office:value="1.005" calcext:value-type="float">
            <text:p>1.0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6882929982893 1.00510422959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3:33 EDT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3:38 EDT</text:p>
          </table:table-cell>
          <table:table-cell office:value-type="float" office:value="4.874" calcext:value-type="float">
            <text:p>4.874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018" calcext:value-type="float">
            <text:p>1.0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3934785112344 1.018440317357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3:43 EDT</text:p>
          </table:table-cell>
          <table:table-cell office:value-type="float" office:value="4.973" calcext:value-type="float">
            <text:p>4.973</text:p>
          </table:table-cell>
          <table:table-cell office:value-type="float" office:value="0.157" calcext:value-type="float">
            <text:p>0.157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7441271989211" calcext:value-type="float">
            <text:p>0.1574412719892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3:44 EDT</text:p>
          </table:table-cell>
          <table:table-cell office:value-type="float" office:value="0.548" calcext:value-type="float">
            <text:p>0.548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3:45 EDT</text:p>
          </table:table-cell>
          <table:table-cell office:value-type="float" office:value="1.28" calcext:value-type="float">
            <text:p>1.28</text:p>
          </table:table-cell>
          <table:table-cell office:value-type="float" office:value="0.636" calcext:value-type="float">
            <text:p>0.636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36401085148209" calcext:value-type="float">
            <text:p>0.636401085148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3:4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785598114762648" calcext:value-type="float">
            <text:p>0.0785598114762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3:45 EDT</text:p>
          </table:table-cell>
          <table:table-cell office:value-type="float" office:value="0" calcext:value-type="float">
            <text:p>0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345" calcext:value-type="float">
            <text:p>1.3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26661808892934 1.345468351185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12:09 EDT</text:p>
          </table:table-cell>
          <table:table-cell office:value-type="float" office:value="503.42" calcext:value-type="float">
            <text:p>503.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15:56 EDT</text:p>
          </table:table-cell>
          <table:table-cell office:value-type="float" office:value="227.119" calcext:value-type="float">
            <text:p>227.119</text:p>
          </table:table-cell>
          <table:table-cell office:value-type="float" office:value="0.063" calcext:value-type="float">
            <text:p>0.063</text:p>
          </table:table-cell>
          <table:table-cell office:value-type="float" office:value="1.432" calcext:value-type="float">
            <text:p>1.432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633922048985042 1.431575933593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19:42 EDT</text:p>
          </table:table-cell>
          <table:table-cell office:value-type="float" office:value="226.042" calcext:value-type="float">
            <text:p>226.042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  <table:table-cell office:value-type="float" office:value="1083" calcext:value-type="float">
            <text:p>10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307067511166623" calcext:value-type="float">
            <text:p>0.0307067511166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PartialProportionalOdds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42 EDT</text:p>
          </table:table-cell>
          <table:table-cell office:value-type="float" office:value="0.599" calcext:value-type="float">
            <text:p>0.599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84" calcext:value-type="float">
            <text:p>10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42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  <table:table-cell office:value-type="float" office:value="1085" calcext:value-type="float">
            <text:p>10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242755135908846" calcext:value-type="float">
            <text:p>-0.2427551359088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05379109718007" calcext:value-type="float">
            <text:p>0.2053791097180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42 EDT</text:p>
          </table:table-cell>
          <table:table-cell office:value-type="float" office:value="0" calcext:value-type="float">
            <text:p>0</text:p>
          </table:table-cell>
          <table:table-cell office:value-type="float" office:value="-0.618" calcext:value-type="float">
            <text:p>-0.618</text:p>
          </table:table-cell>
          <table:table-cell office:value-type="float" office:value="0.133" calcext:value-type="float">
            <text:p>0.1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18466586909599 0.132956315091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19:44 EDT</text:p>
          </table:table-cell>
          <table:table-cell office:value-type="float" office:value="1.634" calcext:value-type="float">
            <text:p>1.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19:48 EDT</text:p>
          </table:table-cell>
          <table:table-cell office:value-type="float" office:value="3.529" calcext:value-type="float">
            <text:p>3.529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181" calcext:value-type="float">
            <text:p>0.1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96605250280633 0.1805704145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19:51 EDT</text:p>
          </table:table-cell>
          <table:table-cell office:value-type="float" office:value="3.729" calcext:value-type="float">
            <text:p>3.729</text:p>
          </table:table-cell>
          <table:table-cell office:value-type="float" office:value="0.244" calcext:value-type="float">
            <text:p>0.244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44221135525449" calcext:value-type="float">
            <text:p>0.2442211355254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2 EDT</text:p>
          </table:table-cell>
          <table:table-cell office:value-type="float" office:value="0.737" calcext:value-type="float">
            <text:p>0.73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91" calcext:value-type="float">
            <text:p>10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3 EDT</text:p>
          </table:table-cell>
          <table:table-cell office:value-type="float" office:value="1.133" calcext:value-type="float">
            <text:p>1.133</text:p>
          </table:table-cell>
          <table:table-cell office:value-type="float" office:value="-0.151" calcext:value-type="float">
            <text:p>-0.151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150896161716545" calcext:value-type="float">
            <text:p>-0.1508961617165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3 EDT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88847862211731" calcext:value-type="float">
            <text:p>0.4888478622117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276" calcext:value-type="float">
            <text:p>0.2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78194087601885 0.2764017641687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LL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4 EDT</text:p>
          </table:table-cell>
          <table:table-cell office:value-type="float" office:value="0.7" calcext:value-type="float">
            <text:p>0.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95" calcext:value-type="float">
            <text:p>10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4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267" calcext:value-type="float">
            <text:p>0.267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7404175574612" calcext:value-type="float">
            <text:p>0.2674041755746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4 EDT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49631673201623" calcext:value-type="float">
            <text:p>0.1496316732016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631" calcext:value-type="float">
            <text:p>0.63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63453377839172 0.631153688933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5 EDT</text:p>
          </table:table-cell>
          <table:table-cell office:value-type="float" office:value="0.631" calcext:value-type="float">
            <text:p>0.631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6 EDT</text:p>
          </table:table-cell>
          <table:table-cell office:value-type="float" office:value="1.685" calcext:value-type="float">
            <text:p>1.685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36025805154074" calcext:value-type="float">
            <text:p>0.236025805154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6 EDT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745666572827866" calcext:value-type="float">
            <text:p>0.0745666572827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6 EDT</text:p>
          </table:table-cell>
          <table:table-cell office:value-type="float" office:value="0" calcext:value-type="float">
            <text:p>0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495" calcext:value-type="float">
            <text:p>0.49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34081620315377 0.4954597723396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GComp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7 EDT</text:p>
          </table:table-cell>
          <table:table-cell office:value-type="float" office:value="0.758" calcext:value-type="float">
            <text:p>0.758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exact_two_sided_pval_for_treatment_effect</text:p>
          </table:table-cell>
          <table:table-cell office:value-type="string" calcext:value-type="string">
            <text:p>2026-04-11 21:19:57 EDT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104" calcext:value-type="float">
            <text:p>11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0479897708069" calcext:value-type="float">
            <text:p>0.1504798977080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JonckheereTerpstraTes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7 EDT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6" calcext:value-type="float">
            <text:p>0.066</text:p>
          </table:table-cell>
          <table:table-cell table:number-columns-repeated="3"/>
          <table:table-cell office:value-type="float" office:value="1105" calcext:value-type="float">
            <text:p>11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657581854764954" calcext:value-type="float">
            <text:p>0.0657581854764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7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5" calcext:value-type="float">
            <text:p>0.215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14506733317994" calcext:value-type="float">
            <text:p>0.214506733317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7 EDT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19848033140757" calcext:value-type="float">
            <text:p>0.4198480331407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736" calcext:value-type="float">
            <text:p>0.7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6670073393051 0.7356835400290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Un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8 EDT</text:p>
          </table:table-cell>
          <table:table-cell office:value-type="float" office:value="1.043" calcext:value-type="float">
            <text:p>1.043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9 EDT</text:p>
          </table:table-cell>
          <table:table-cell office:value-type="float" office:value="0.38" calcext:value-type="float">
            <text:p>0.38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25062543971906" calcext:value-type="float">
            <text:p>0.3250625439719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9 EDT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number-columns-repeated="3"/>
          <table:table-cell office:value-type="float" office:value="1111" calcext:value-type="float">
            <text:p>11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41212299535597" calcext:value-type="float">
            <text:p>0.2412122995355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9 EDT</text:p>
          </table:table-cell>
          <table:table-cell office:value-type="float" office:value="0" calcext:value-type="float">
            <text:p>0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869" calcext:value-type="float">
            <text:p>0.8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8565031621071 0.868690119564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auch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9:59 EDT</text:p>
          </table:table-cell>
          <table:table-cell office:value-type="float" office:value="0.381" calcext:value-type="float">
            <text:p>0.381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9:59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-0.309" calcext:value-type="float">
            <text:p>-0.309</text:p>
          </table:table-cell>
          <table:table-cell table:number-columns-repeated="3"/>
          <table:table-cell office:value-type="float" office:value="1114" calcext:value-type="float">
            <text:p>11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309141527702294" calcext:value-type="float">
            <text:p>-0.3091415277022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9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4" calcext:value-type="float">
            <text:p>0.194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94252955320094" calcext:value-type="float">
            <text:p>0.194252955320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9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76" calcext:value-type="float">
            <text:p>-0.776</text:p>
          </table:table-cell>
          <table:table-cell office:value-type="float" office:value="0.158" calcext:value-type="float">
            <text:p>0.15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75905440039818 0.15762238463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0:00 EDT</text:p>
          </table:table-cell>
          <table:table-cell office:value-type="float" office:value="1.272" calcext:value-type="float">
            <text:p>1.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20:03 EDT</text:p>
          </table:table-cell>
          <table:table-cell office:value-type="float" office:value="2.241" calcext:value-type="float">
            <text:p>2.241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124" calcext:value-type="float">
            <text:p>0.12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44343956996094 0.1241107615945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20:05 EDT</text:p>
          </table:table-cell>
          <table:table-cell office:value-type="float" office:value="2.07" calcext:value-type="float">
            <text:p>2.07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43867324947039" calcext:value-type="float">
            <text:p>0.1438673249470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05 EDT</text:p>
          </table:table-cell>
          <table:table-cell office:value-type="float" office:value="0.377" calcext:value-type="float">
            <text:p>0.377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20" calcext:value-type="float">
            <text:p>11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06 EDT</text:p>
          </table:table-cell>
          <table:table-cell office:value-type="float" office:value="0.555" calcext:value-type="float">
            <text:p>0.555</text:p>
          </table:table-cell>
          <table:table-cell office:value-type="float" office:value="-0.359" calcext:value-type="float">
            <text:p>-0.359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358897888893759" calcext:value-type="float">
            <text:p>-0.3588978888937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9" calcext:value-type="float">
            <text:p>0.239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39079253451089" calcext:value-type="float">
            <text:p>0.2390792534510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06 EDT</text:p>
          </table:table-cell>
          <table:table-cell office:value-type="float" office:value="0" calcext:value-type="float">
            <text:p>0</text:p>
          </table:table-cell>
          <table:table-cell office:value-type="float" office:value="-0.956" calcext:value-type="float">
            <text:p>-0.956</text:p>
          </table:table-cell>
          <table:table-cell office:value-type="float" office:value="0.239" calcext:value-type="float">
            <text:p>0.2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56393962517426 0.2385981847299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MultiContRatio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06 EDT</text:p>
          </table:table-cell>
          <table:table-cell office:value-type="float" office:value="0.368" calcext:value-type="float">
            <text:p>0.368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" calcext:value-type="float">
            <text:p>0.066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657581854764949" calcext:value-type="float">
            <text:p>0.0657581854764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06 EDT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303040245527843" calcext:value-type="float">
            <text:p>0.0303040245527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06 EDT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625767868686045 0.125258692266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0:06 EDT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20:08 EDT</text:p>
          </table:table-cell>
          <table:table-cell office:value-type="float" office:value="1.656" calcext:value-type="float">
            <text:p>1.656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156" calcext:value-type="float">
            <text:p>0.1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34882827817223 0.1561579427856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20:10 EDT</text:p>
          </table:table-cell>
          <table:table-cell office:value-type="float" office:value="1.663" calcext:value-type="float">
            <text:p>1.663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55168080673114" calcext:value-type="float">
            <text:p>0.155168080673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OrdinalRid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10 EDT</text:p>
          </table:table-cell>
          <table:table-cell office:value-type="float" office:value="0.471" calcext:value-type="float">
            <text:p>0.471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13960113960114" calcext:value-type="float">
            <text:p>0.1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10 EDT</text:p>
          </table:table-cell>
          <table:table-cell office:value-type="float" office:value="0" calcext:value-type="float">
            <text:p>0</text:p>
          </table:table-cell>
          <table:table-cell office:value-type="float" office:value="-0.172" calcext:value-type="float">
            <text:p>-0.172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172058823529412" calcext:value-type="float">
            <text:p>-0.172058823529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10 EDT</text:p>
          </table:table-cell>
          <table:table-cell office:value-type="float" office:value="0.016" calcext:value-type="float">
            <text:p>0.016</text:p>
          </table:table-cell>
          <table:table-cell office:value-type="float" office:value="0.362" calcext:value-type="float">
            <text:p>0.362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1630597685649" calcext:value-type="float">
            <text:p>0.3616305976856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10 EDT</text:p>
          </table:table-cell>
          <table:table-cell office:value-type="float" office:value="0" calcext:value-type="float">
            <text:p>0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2" calcext:value-type="float">
            <text:p>0.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3697427005077 0.1995797799462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0:10 EDT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35" calcext:value-type="float">
            <text:p>11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20:12 EDT</text:p>
          </table:table-cell>
          <table:table-cell office:value-type="float" office:value="1.584" calcext:value-type="float">
            <text:p>1.584</text:p>
          </table:table-cell>
          <table:table-cell office:value-type="float" office:value="-0.555" calcext:value-type="float">
            <text:p>-0.555</text:p>
          </table:table-cell>
          <table:table-cell office:value-type="float" office:value="0.214" calcext:value-type="float">
            <text:p>0.2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4815623207638 0.2138857365072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20:14 EDT</text:p>
          </table:table-cell>
          <table:table-cell office:value-type="float" office:value="1.825" calcext:value-type="float">
            <text:p>1.825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  <table:table-cell office:value-type="float" office:value="1137" calcext:value-type="float">
            <text:p>11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16454177941353" calcext:value-type="float">
            <text:p>0.416454177941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14 EDT</text:p>
          </table:table-cell>
          <table:table-cell office:value-type="float" office:value="0.596" calcext:value-type="float">
            <text:p>0.596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1138" calcext:value-type="float">
            <text:p>11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14 EDT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14 EDT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14 ED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9965965443097 0.499965965443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15 EDT</text:p>
          </table:table-cell>
          <table:table-cell office:value-type="float" office:value="0.654" calcext:value-type="float">
            <text:p>0.654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15 EDT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34" calcext:value-type="float">
            <text:p>-0.134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134111262706353" calcext:value-type="float">
            <text:p>-0.134111262706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1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9" calcext:value-type="float">
            <text:p>0.359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58722352333761" calcext:value-type="float">
            <text:p>0.3587223523337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1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152" calcext:value-type="float">
            <text:p>0.1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0505435865767 0.1522829104530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0:19 EDT</text:p>
          </table:table-cell>
          <table:table-cell office:value-type="float" office:value="4.369" calcext:value-type="float">
            <text:p>4.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20:23 EDT</text:p>
          </table:table-cell>
          <table:table-cell office:value-type="float" office:value="3.953" calcext:value-type="float">
            <text:p>3.95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113" calcext:value-type="float">
            <text:p>0.1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6708224447251 0.1126159291140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20:28 EDT</text:p>
          </table:table-cell>
          <table:table-cell office:value-type="float" office:value="4.178" calcext:value-type="float">
            <text:p>4.178</text:p>
          </table:table-cell>
          <table:table-cell office:value-type="float" office:value="0.299" calcext:value-type="float">
            <text:p>0.299</text:p>
          </table:table-cell>
          <table:table-cell table:number-columns-repeated="3"/>
          <table:table-cell office:value-type="float" office:value="1148" calcext:value-type="float">
            <text:p>11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98761758671883" calcext:value-type="float">
            <text:p>0.298761758671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20:28 EDT</text:p>
          </table:table-cell>
          <table:table-cell office:value-type="float" office:value="0.516" calcext:value-type="float">
            <text:p>0.516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20:29 EDT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57" calcext:value-type="float">
            <text:p>-0.057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057363349572233" calcext:value-type="float">
            <text:p>-0.0573633495722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20:2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1" calcext:value-type="float">
            <text:p>0.931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931404188038962" calcext:value-type="float">
            <text:p>0.931404188038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20:29 EDT</text:p>
          </table:table-cell>
          <table:table-cell office:value-type="float" office:value="0" calcext:value-type="float">
            <text:p>0</text:p>
          </table:table-cell>
          <table:table-cell office:value-type="float" office:value="-1.364" calcext:value-type="float">
            <text:p>-1.364</text:p>
          </table:table-cell>
          <table:table-cell office:value-type="float" office:value="1.249" calcext:value-type="float">
            <text:p>1.24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3635011658179 1.248774466673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6:42 EDT</text:p>
          </table:table-cell>
          <table:table-cell office:value-type="float" office:value="373.079" calcext:value-type="float">
            <text:p>373.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53" calcext:value-type="float">
            <text:p>11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29:59 EDT</text:p>
          </table:table-cell>
          <table:table-cell office:value-type="float" office:value="196.896" calcext:value-type="float">
            <text:p>196.896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642" calcext:value-type="float">
            <text:p>0.64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1676796763924 0.6424978334580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32:42 EDT</text:p>
          </table:table-cell>
          <table:table-cell office:value-type="float" office:value="162.457" calcext:value-type="float">
            <text:p>162.457</text:p>
          </table:table-cell>
          <table:table-cell office:value-type="float" office:value="0.843" calcext:value-type="float">
            <text:p>0.843</text:p>
          </table:table-cell>
          <table:table-cell table:number-columns-repeated="3"/>
          <table:table-cell office:value-type="float" office:value="1155" calcext:value-type="float">
            <text:p>11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842646907755844" calcext:value-type="float">
            <text:p>0.8426469077558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AdjCatLog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32:42 EDT</text:p>
          </table:table-cell>
          <table:table-cell office:value-type="float" office:value="0.705" calcext:value-type="float">
            <text:p>0.705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1156" calcext:value-type="float">
            <text:p>11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32:42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-0.172" calcext:value-type="float">
            <text:p>-0.172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172430085730965" calcext:value-type="float">
            <text:p>-0.1724300857309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32:42 EDT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34316388140598" calcext:value-type="float">
            <text:p>0.3343163881405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32:42 EDT</text:p>
          </table:table-cell>
          <table:table-cell office:value-type="float" office:value="0" calcext:value-type="float">
            <text:p>0</text:p>
          </table:table-cell>
          <table:table-cell office:value-type="float" office:value="-0.522" calcext:value-type="float">
            <text:p>-0.522</text:p>
          </table:table-cell>
          <table:table-cell office:value-type="float" office:value="0.178" calcext:value-type="float">
            <text:p>0.17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2478875833467 0.1776187043715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32:44 EDT</text:p>
          </table:table-cell>
          <table:table-cell office:value-type="float" office:value="1.591" calcext:value-type="float">
            <text:p>1.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32:46 EDT</text:p>
          </table:table-cell>
          <table:table-cell office:value-type="float" office:value="2.035" calcext:value-type="float">
            <text:p>2.035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268" calcext:value-type="float">
            <text:p>0.2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4538509141011 0.2676455871254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32:48 EDT</text:p>
          </table:table-cell>
          <table:table-cell office:value-type="float" office:value="2.231" calcext:value-type="float">
            <text:p>2.231</text:p>
          </table:table-cell>
          <table:table-cell office:value-type="float" office:value="0.567" calcext:value-type="float">
            <text:p>0.567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567409680161111" calcext:value-type="float">
            <text:p>0.56740968016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UniCumulProbit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32:49 EDT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33:12 EDT</text:p>
          </table:table-cell>
          <table:table-cell office:value-type="float" office:value="23.583" calcext:value-type="float">
            <text:p>23.583</text:p>
          </table:table-cell>
          <table:table-cell office:value-type="float" office:value="-0.771" calcext:value-type="float">
            <text:p>-0.771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-0.770870819341362" calcext:value-type="float">
            <text:p>-0.770870819341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33:12 EDT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string" calcext:value-type="string">
            <text:p>Invalid output detected (NA/NaN/Inf) in compute_asymp_two_sided_pval_for_treatment_effect</text:p>
          </table:table-cell>
          <table:table-cell office:value-type="float" office:value="1165" calcext:value-type="float">
            <text:p>11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33:12 EDT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string" calcext:value-type="string">
            <text:p>Invalid output detected (NA/NaN/Inf) in compute_asymp_confidence_interval</text:p>
          </table:table-cell>
          <table:table-cell office:value-type="float" office:value="1166" calcext:value-type="float">
            <text:p>11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OrdinalMultiCumulProbit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2:46:19 EDT</text:p>
          </table:table-cell>
          <table:table-cell office:value-type="float" office:value="4387.081" calcext:value-type="float">
            <text:p>4387.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112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12T00:21:51.415271819</dc:date>
    <meta:editing-duration>P0D</meta:editing-duration>
    <meta:editing-cycles>1</meta:editing-cycles>
    <meta:document-statistic meta:table-count="1" meta:cell-count="23041" meta:object-count="0"/>
    <meta:generator>LibreOffice/6.4.7.2$Linux_X86_64 LibreOffice_project/40$Build-2</meta:generator>
  </office:meta>
</office:document-meta>
</file>